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3.99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4.43mm"/>
    </style:style>
    <style:style style:name="co11" style:family="table-column">
      <style:table-column-properties fo:break-before="auto" style:column-width="21.22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5.54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24.09mm"/>
    </style:style>
    <style:style style:name="co16" style:family="table-column">
      <style:table-column-properties fo:break-before="auto" style:column-width="2.43mm"/>
    </style:style>
    <style:style style:name="co17" style:family="table-column">
      <style:table-column-properties fo:break-before="auto" style:column-width="20.57mm"/>
    </style:style>
    <style:style style:name="co18" style:family="table-column">
      <style:table-column-properties fo:break-before="auto" style:column-width="34.04mm"/>
    </style:style>
    <style:style style:name="co19" style:family="table-column">
      <style:table-column-properties fo:break-before="auto" style:column-width="33.16mm"/>
    </style:style>
    <style:style style:name="co20" style:family="table-column">
      <style:table-column-properties fo:break-before="auto" style:column-width="7.28mm"/>
    </style:style>
    <style:style style:name="co21" style:family="table-column">
      <style:table-column-properties fo:break-before="auto" style:column-width="70.54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4.9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5.72mm" fo:break-before="auto" style:use-optimal-row-height="true"/>
    </style:style>
    <style:style style:name="ro7" style:family="table-row">
      <style:table-row-properties style:row-height="3.97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6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一般_5f_WESRB002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1" style:family="table-cell" style:parent-style-name="一般_5f_WESRB00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一般_5f_WESRB002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4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5" style:family="table-cell" style:parent-style-name="一般_5f_WESRB002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8" style:family="table-cell" style:parent-style-name="Default" style:data-style-name="N14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9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0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1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9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4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5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6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7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8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9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0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1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細明體" style:font-name-asian="細明體"/>
    </style:style>
    <style:style style:name="T3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Times New Roman" style:font-name-complex="Times New Roman" style:text-position="33% 58%"/>
    </style:style>
    <style:style style:name="T5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細明體" style:text-position="0% 100%" style:font-name-asian="細明體"/>
    </style:style>
    <style:style style:name="T6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text-position="0% 100%" style:font-name="Times New Roman" style:font-name-complex="Times New Roman"/>
    </style:style>
    <style:style style:name="T7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Times New Roman" style:font-name-complex="Times New Roman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5" table:number-columns-repeated="8" table:default-cell-style-name="ce14"/>
        <table:table-column table:style-name="co6" table:default-cell-style-name="ce13"/>
        <table:table-column table:style-name="co7" table:default-cell-style-name="ce14"/>
        <table:table-column table:style-name="co8" table:default-cell-style-name="ce14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8年(西元2019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12"/>
            <table:table-cell table:style-name="ce36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" calcext:value-type="float">
              <text:p>1</text:p>
            </table:table-cell>
            <table:table-cell table:style-name="ce37" office:value-type="float" office:value="2" calcext:value-type="float">
              <text:p>2</text:p>
            </table:table-cell>
            <table:table-cell table:style-name="ce37" office:value-type="float" office:value="3" calcext:value-type="float">
              <text:p>3</text:p>
            </table:table-cell>
            <table:table-cell table:style-name="ce37" office:value-type="float" office:value="4" calcext:value-type="float">
              <text:p>4</text:p>
            </table:table-cell>
            <table:table-cell table:style-name="ce37" office:value-type="float" office:value="5" calcext:value-type="float">
              <text:p>5</text:p>
            </table:table-cell>
            <table:table-cell table:style-name="ce37" office:value-type="float" office:value="6" calcext:value-type="float">
              <text:p>6</text:p>
            </table:table-cell>
            <table:table-cell table:style-name="ce37" office:value-type="float" office:value="7" calcext:value-type="float">
              <text:p>7</text:p>
            </table:table-cell>
            <table:table-cell table:style-name="ce37" office:value-type="float" office:value="8" calcext:value-type="float">
              <text:p>8</text:p>
            </table:table-cell>
            <table:table-cell table:style-name="ce37" office:value-type="float" office:value="9" calcext:value-type="float">
              <text:p>9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煤及煤產品</text:p>
            </table:table-cell>
            <table:table-cell table:style-name="ce38" office:value-type="string" calcext:value-type="string">
              <text:p>煙煤-煉焦煤</text:p>
            </table:table-cell>
            <table:table-cell table:style-name="ce38" office:value-type="string" calcext:value-type="string">
              <text:p>煙煤-燃料煤</text:p>
            </table:table-cell>
            <table:table-cell table:style-name="ce38" office:value-type="string" calcext:value-type="string">
              <text:p>無煙煤</text:p>
            </table:table-cell>
            <table:table-cell table:style-name="ce38" office:value-type="string" calcext:value-type="string">
              <text:p>亞煙煤</text:p>
            </table:table-cell>
            <table:table-cell table:style-name="ce38" office:value-type="string" calcext:value-type="string">
              <text:p>褐煤</text:p>
            </table:table-cell>
            <table:table-cell table:style-name="ce38" office:value-type="string" calcext:value-type="string">
              <text:p>泥煤</text:p>
            </table:table-cell>
            <table:table-cell table:style-name="ce38" office:value-type="string" calcext:value-type="string">
              <text:p>焦炭</text:p>
            </table:table-cell>
            <table:table-cell table:style-name="ce38" office:value-type="string" calcext:value-type="string">
              <text:p>煤球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al and Coal</text:p>
            </table:table-cell>
            <table:table-cell table:number-columns-repeated="2" table:style-name="ce39" office:value-type="string" calcext:value-type="string">
              <text:p>Bituminous Coal-</text:p>
            </table:table-cell>
            <table:table-cell table:style-name="ce39" office:value-type="string" calcext:value-type="string">
              <text:p>Anthracite</text:p>
            </table:table-cell>
            <table:table-cell table:style-name="ce39" office:value-type="string" calcext:value-type="string">
              <text:p>Sub-bituminous</text:p>
            </table:table-cell>
            <table:table-cell table:style-name="ce39" office:value-type="string" calcext:value-type="string">
              <text:p>Lignite</text:p>
            </table:table-cell>
            <table:table-cell table:style-name="ce39" office:value-type="string" calcext:value-type="string">
              <text:p>Peat</text:p>
            </table:table-cell>
            <table:table-cell table:style-name="ce39" office:value-type="string" calcext:value-type="string">
              <text:p>Coke Oven Coke</text:p>
            </table:table-cell>
            <table:table-cell table:style-name="ce39" office:value-type="string" calcext:value-type="string">
              <text:p>Patent Fuel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Products Total</text:p>
            </table:table-cell>
            <table:table-cell table:style-name="ce39" office:value-type="string" calcext:value-type="string">
              <text:p>Coking Coal</text:p>
            </table:table-cell>
            <table:table-cell table:style-name="ce39" office:value-type="string" calcext:value-type="string">
              <text:p>Steam Coal</text:p>
            </table:table-cell>
            <table:table-cell table:style-name="ce39"/>
            <table:table-cell table:style-name="ce39" office:value-type="string" calcext:value-type="string">
              <text:p>Coal</text:p>
            </table:table-cell>
            <table:table-cell table:style-name="ce39" table:number-columns-repeated="4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2-C12</text:p>
            </table:table-cell>
            <table:table-cell table:style-name="ce40" table:number-columns-repeated="8"/>
            <table:table-cell table:style-name="ce4"/>
            <table:table-cell table:style-name="ce50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/>
          <table:table-cell table:style-name="ce36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39873413.567112" calcext:value-type="float">
            <text:p><text:s/>39,873,414 <text:s/></text:p>
          </table:table-cell>
          <table:table-cell table:style-name="ce42" office:value-type="float" office:value="5024944.652" calcext:value-type="float">
            <text:p><text:s/>5,024,945 <text:s/></text:p>
          </table:table-cell>
          <table:table-cell table:style-name="ce42" office:value-type="float" office:value="28645584.975112" calcext:value-type="float">
            <text:p><text:s/>28,645,585 <text:s/></text:p>
          </table:table-cell>
          <table:table-cell table:style-name="ce42" office:value-type="float" office:value="244005.7" calcext:value-type="float">
            <text:p><text:s/>244,006 <text:s/></text:p>
          </table:table-cell>
          <table:table-cell table:style-name="ce42" office:value-type="float" office:value="5777018.94" calcext:value-type="float">
            <text:p><text:s/>5,777,01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1859.3" calcext:value-type="float">
            <text:p><text:s/>181,85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14441.81" calcext:value-type="float">
            <text:p><text:s/>14,44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01.81" calcext:value-type="float">
            <text:p><text:s/>1,00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440" calcext:value-type="float">
            <text:p><text:s/>13,44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786555.3612" calcext:value-type="float">
            <text:p><text:s/>786,555 <text:s/></text:p>
          </table:table-cell>
          <table:table-cell table:style-name="ce42" office:value-type="float" office:value="133675.092" calcext:value-type="float">
            <text:p><text:s/>133,675 <text:s/></text:p>
          </table:table-cell>
          <table:table-cell table:style-name="ce42" office:value-type="float" office:value="510703.7992" calcext:value-type="float">
            <text:p><text:s/>510,704 <text:s/></text:p>
          </table:table-cell>
          <table:table-cell table:style-name="ce42" office:value-type="float" office:value="-4938.05" calcext:value-type="float">
            <text:p><text:s/>-4,938 <text:s/></text:p>
          </table:table-cell>
          <table:table-cell table:style-name="ce42" office:value-type="float" office:value="119646.52" calcext:value-type="float">
            <text:p><text:s/>119,64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7468" calcext:value-type="float">
            <text:p><text:s/>27,46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39072416.395912" calcext:value-type="float">
            <text:p><text:s/>39,072,416 <text:s/></text:p>
          </table:table-cell>
          <table:table-cell table:style-name="ce43" office:value-type="float" office:value="4891269.56" calcext:value-type="float">
            <text:p><text:s/>4,891,270 <text:s/></text:p>
          </table:table-cell>
          <table:table-cell table:style-name="ce43" office:value-type="float" office:value="28134881.175912" calcext:value-type="float">
            <text:p><text:s/>28,134,881 <text:s/></text:p>
          </table:table-cell>
          <table:table-cell table:style-name="ce43" office:value-type="float" office:value="247941.94" calcext:value-type="float">
            <text:p><text:s/>247,942 <text:s/></text:p>
          </table:table-cell>
          <table:table-cell table:style-name="ce43" office:value-type="float" office:value="5657372.42" calcext:value-type="float">
            <text:p><text:s/>5,657,372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40951.3" calcext:value-type="float">
            <text:p><text:s/>140,951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1080172.934096" calcext:value-type="float">
            <text:p><text:s/>1,080,173 <text:s/></text:p>
          </table:table-cell>
          <table:table-cell table:style-name="ce43" office:value-type="float" office:value="487025.358" calcext:value-type="float">
            <text:p><text:s/>487,025 <text:s/></text:p>
          </table:table-cell>
          <table:table-cell table:style-name="ce43" office:value-type="float" office:value="-153828.273904" calcext:value-type="float">
            <text:p><text:s/>-153,828 <text:s/></text:p>
          </table:table-cell>
          <table:table-cell table:style-name="ce43" office:value-type="float" office:value="73747.7" calcext:value-type="float">
            <text:p><text:s/>73,748 <text:s/></text:p>
          </table:table-cell>
          <table:table-cell table:style-name="ce43" office:value-type="float" office:value="630245.35" calcext:value-type="float">
            <text:p><text:s/>630,245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42982.8" calcext:value-type="float">
            <text:p><text:s/>42,983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39023310.9203344" calcext:value-type="float">
            <text:p><text:s/>39,023,311 <text:s/></text:p>
          </table:table-cell>
          <table:table-cell table:style-name="ce42" office:value-type="float" office:value="4404244.202" calcext:value-type="float">
            <text:p><text:s/>4,404,244 <text:s/></text:p>
          </table:table-cell>
          <table:table-cell table:style-name="ce42" office:value-type="float" office:value="24868883.6365895" calcext:value-type="float">
            <text:p><text:s/>24,868,88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027127.07" calcext:value-type="float">
            <text:p><text:s/>5,027,12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671302.6" calcext:value-type="float">
            <text:p><text:s/>3,671,30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5736180.862406" calcext:value-type="float">
            <text:p><text:s/>5,736,181 <text:s/></text:p>
          </table:table-cell>
          <table:table-cell table:style-name="ce42" office:value-type="float" office:value="4404244.202" calcext:value-type="float">
            <text:p><text:s/>4,404,244 <text:s/></text:p>
          </table:table-cell>
          <table:table-cell table:style-name="ce42" office:value-type="float" office:value="1331936.660406" calcext:value-type="float">
            <text:p><text:s/>1,331,93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style-name="ce42" office:value-type="float" office:value="4920549.897" calcext:value-type="float">
            <text:p><text:s/>4,920,55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49247.297" calcext:value-type="float">
            <text:p><text:s/>1,249,24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671302.6" calcext:value-type="float">
            <text:p><text:s/>3,671,30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9101239.46" calcext:value-type="float">
            <text:p><text:s/>19,101,23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204609.19" calcext:value-type="float">
            <text:p><text:s/>14,204,60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896630.27" calcext:value-type="float">
            <text:p><text:s/>4,896,63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style-name="ce42" office:value-type="float" office:value="376858.40016" calcext:value-type="float">
            <text:p><text:s/>376,85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76858.40016" calcext:value-type="float">
            <text:p><text:s/>376,85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418241.662976" calcext:value-type="float">
            <text:p><text:s/>418,24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18241.662976" calcext:value-type="float">
            <text:p><text:s/>418,24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8470240.63779241" calcext:value-type="float">
            <text:p><text:s/>8,470,241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7287990.42604748" calcext:value-type="float">
            <text:p><text:s/>7,287,990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30496.8" calcext:value-type="float">
            <text:p><text:s/>130,497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7604362.0695" calcext:value-type="float">
            <text:p><text:s/>7,604,36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4322394.3" calcext:value-type="float">
            <text:p><text:s/>4,322,39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7604362.0695" calcext:value-type="float">
            <text:p><text:s/>7,604,36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4322394.3" calcext:value-type="float">
            <text:p><text:s/>4,322,39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1180501.3521" calcext:value-type="float">
            <text:p><text:s/>1,180,501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569552.5794" calcext:value-type="float">
            <text:p><text:s/>569,553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610948.7727" calcext:value-type="float">
            <text:p><text:s/>610,949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66926.769" calcext:value-type="float">
            <text:p><text:s/>66,927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44" office:value-type="float" office:value="58430.4" calcext:value-type="float">
            <text:p><text:s/>58,430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5325866.48988159" calcext:value-type="float">
            <text:p><text:s/>5,325,866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419825.81322652" calcext:value-type="float">
            <text:p><text:s/>3,419,826 <text:s/></text:p>
          </table:table-cell>
          <table:table-cell table:style-name="ce44" office:value-type="float" office:value="174194.24" calcext:value-type="float">
            <text:p><text:s/>174,194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690629.8" calcext:value-type="float">
            <text:p><text:s/>690,630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5006185.85988159" calcext:value-type="float">
            <text:p><text:s/>5,006,186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419825.81322652" calcext:value-type="float">
            <text:p><text:s/>3,419,826 <text:s/></text:p>
          </table:table-cell>
          <table:table-cell table:style-name="ce44" office:value-type="float" office:value="110796.21" calcext:value-type="float">
            <text:p><text:s/>110,796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434347.2" calcext:value-type="float">
            <text:p><text:s/>434,347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5006185.85988159" calcext:value-type="float">
            <text:p><text:s/>5,006,18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419825.81322652" calcext:value-type="float">
            <text:p><text:s/>3,419,826 <text:s/></text:p>
          </table:table-cell>
          <table:table-cell table:style-name="ce42" office:value-type="float" office:value="110796.21" calcext:value-type="float">
            <text:p><text:s/>110,79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34347.2" calcext:value-type="float">
            <text:p><text:s/>434,34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40760.928" calcext:value-type="float">
            <text:p><text:s/>40,76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0760.928" calcext:value-type="float">
            <text:p><text:s/>40,76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287312.400439594" calcext:value-type="float">
            <text:p><text:s/>287,31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7312.400439594" calcext:value-type="float">
            <text:p><text:s/>287,31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477845.555971191" calcext:value-type="float">
            <text:p><text:s/>477,84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77845.555971191" calcext:value-type="float">
            <text:p><text:s/>477,84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1611616.50331174" calcext:value-type="float">
            <text:p><text:s/>1,611,61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07167.02331174" calcext:value-type="float">
            <text:p><text:s/>1,607,16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1263435.7187973" calcext:value-type="float">
            <text:p><text:s/>1,263,43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63435.7187973" calcext:value-type="float">
            <text:p><text:s/>1,263,43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45190.1618622179" calcext:value-type="float">
            <text:p>( 45,190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45190.1618622179" calcext:value-type="float">
            <text:p>( 45,190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1218245.55693509" calcext:value-type="float">
            <text:p>( 1,218,246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218245.55693509" calcext:value-type="float">
            <text:p>( 1,218,246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274740.504022515" calcext:value-type="float">
            <text:p><text:s/>274,74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74740.504022515" calcext:value-type="float">
            <text:p><text:s/>274,74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68990.8004919171" calcext:value-type="float">
            <text:p><text:s/>68,99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8990.8004919171" calcext:value-type="float">
            <text:p><text:s/>68,99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4449.48" calcext:value-type="float">
            <text:p><text:s/>4,449 <text:s/></text:p>
          </table:table-cell>
          <table:table-cell table:number-columns-repeated="8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11913.76" calcext:value-type="float">
            <text:p><text:s/>11,91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913.76" calcext:value-type="float">
            <text:p><text:s/>11,91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2900.768" calcext:value-type="float">
            <text:p><text:s/>2,90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900.768" calcext:value-type="float">
            <text:p><text:s/>2,90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11929.568" calcext:value-type="float">
            <text:p><text:s/>11,930 <text:s/></text:p>
          </table:table-cell>
          <table:table-cell table:style-name="ce46" office:value-type="float" office:value="0" calcext:value-type="float">
            <text:p/>
          </table:table-cell>
          <table:table-cell table:style-name="ce46" office:value-type="float" office:value="11929.568" calcext:value-type="float">
            <text:p><text:s/>11,930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965340.448" calcext:value-type="float">
            <text:p><text:s/>965,34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65340.448" calcext:value-type="float">
            <text:p><text:s/>965,34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937876.48" calcext:value-type="float">
            <text:p><text:s/>937,87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37876.48" calcext:value-type="float">
            <text:p><text:s/>937,87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27463.968" calcext:value-type="float">
            <text:p><text:s/>27,46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7463.968" calcext:value-type="float">
            <text:p><text:s/>27,46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1581910.56665507" calcext:value-type="float">
            <text:p><text:s/>1,581,91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0796.21" calcext:value-type="float">
            <text:p><text:s/>110,79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34347.2" calcext:value-type="float">
            <text:p><text:s/>434,34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1581910.56665507" calcext:value-type="float">
            <text:p><text:s/>1,581,91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0796.21" calcext:value-type="float">
            <text:p><text:s/>110,79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34347.2" calcext:value-type="float">
            <text:p><text:s/>434,34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14655.361504" calcext:value-type="float">
            <text:p><text:s/>14,65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655.361504" calcext:value-type="float">
            <text:p><text:s/>14,65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style-name="ce42" office:value-type="float" office:value="319680.63" calcext:value-type="float">
            <text:p><text:s/>319,68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3398.03" calcext:value-type="float">
            <text:p><text:s/>63,39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6282.6" calcext:value-type="float">
            <text:p><text:s/>256,28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style-name="ce42" office:value-type="float" office:value="319680.63" calcext:value-type="float">
            <text:p><text:s/>319,68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3398.03" calcext:value-type="float">
            <text:p><text:s/>63,39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6282.6" calcext:value-type="float">
            <text:p><text:s/>256,28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126411633.008938" calcext:value-type="float">
            <text:p><text:s/>126,411,63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8006687.0846035" calcext:value-type="float">
            <text:p><text:s/>98,006,68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4027422.8670185" calcext:value-type="float">
            <text:p><text:s/>24,027,42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92048381.443" calcext:value-type="float">
            <text:p><text:s/>92,048,38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8428175.0306345" calcext:value-type="float">
            <text:p><text:s/>68,428,17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3620206.4123655" calcext:value-type="float">
            <text:p><text:s/>23,620,20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style-name="ce42" office:value-type="float" office:value="2104663.25102" calcext:value-type="float">
            <text:p><text:s/>2,104,66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104663.25102" calcext:value-type="float">
            <text:p><text:s/>2,104,66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1484584.911102" calcext:value-type="float">
            <text:p><text:s/>1,484,58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84584.911102" calcext:value-type="float">
            <text:p><text:s/>1,484,58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30774003.403816" calcext:value-type="float">
            <text:p><text:s/>30,774,00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989263.891847" calcext:value-type="float">
            <text:p><text:s/>25,989,26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07216.454653" calcext:value-type="float">
            <text:p><text:s/>407,21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style-name="ce42" office:value-type="float" office:value="25925507.708574" calcext:value-type="float">
            <text:p><text:s/>25,925,50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4382887.109942" calcext:value-type="float">
            <text:p><text:s/>24,382,88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1404.468186" calcext:value-type="float">
            <text:p><text:s/>221,40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office:value-type="float" office:value="25925507.708574" calcext:value-type="float">
            <text:p><text:s/>25,925,508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24382887.109942" calcext:value-type="float">
            <text:p><text:s/>24,382,887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221404.468186" calcext:value-type="float">
            <text:p><text:s/>221,404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1"/>
          <table:table-cell table:style-name="ce36" table:number-columns-repeated="1011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/>
          <table:table-cell table:style-name="ce13" table:number-columns-repeated="1011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1.$A$1:.$AMJ$8" table:range-usable-as="repeat-column repeat-row"/>
        </table:named-expressions>
      </table:table>
      <table:table table:name="Page2" table:style-name="ta2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3" table:default-cell-style-name="ce14"/>
        <table:table-column table:style-name="co4" table:default-cell-style-name="ce14"/>
        <table:table-column table:style-name="co5" table:number-columns-repeated="5" table:default-cell-style-name="ce14"/>
        <table:table-column table:style-name="co6" table:default-cell-style-name="ce14"/>
        <table:table-column table:style-name="co10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8年(西元2019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0" calcext:value-type="float">
              <text:p>10</text:p>
            </table:table-cell>
            <table:table-cell table:style-name="ce37" office:value-type="float" office:value="11" calcext:value-type="float">
              <text:p>11</text:p>
            </table:table-cell>
            <table:table-cell table:style-name="ce37" office:value-type="float" office:value="12" calcext:value-type="float">
              <text:p>12</text:p>
            </table:table-cell>
            <table:table-cell table:style-name="ce37" office:value-type="float" office:value="13" calcext:value-type="float">
              <text:p>13</text:p>
            </table:table-cell>
            <table:table-cell table:style-name="ce37" office:value-type="float" office:value="14" calcext:value-type="float">
              <text:p>14</text:p>
            </table:table-cell>
            <table:table-cell table:style-name="ce37" office:value-type="float" office:value="15" calcext:value-type="float">
              <text:p>15</text:p>
            </table:table-cell>
            <table:table-cell table:style-name="ce37" office:value-type="float" office:value="16" calcext:value-type="float">
              <text:p>16</text:p>
            </table:table-cell>
            <table:table-cell table:style-name="ce37" office:value-type="float" office:value="17" calcext:value-type="float">
              <text:p>17</text:p>
            </table:table-cell>
            <table:table-cell table:style-name="ce37" office:value-type="float" office:value="18" calcext:value-type="float">
              <text:p>18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焦爐氣</text:p>
            </table:table-cell>
            <table:table-cell table:style-name="ce38" office:value-type="string" calcext:value-type="string">
              <text:p>高爐氣</text:p>
            </table:table-cell>
            <table:table-cell table:style-name="ce38" office:value-type="string" calcext:value-type="string">
              <text:p>轉爐氣</text:p>
            </table:table-cell>
            <table:table-cell table:style-name="ce38" office:value-type="string" calcext:value-type="string">
              <text:p>原油及石油</text:p>
            </table:table-cell>
            <table:table-cell table:style-name="ce38" office:value-type="string" calcext:value-type="string">
              <text:p>原油</text:p>
            </table:table-cell>
            <table:table-cell table:style-name="ce38" office:value-type="string" calcext:value-type="string">
              <text:p>煉油廠進料</text:p>
            </table:table-cell>
            <table:table-cell table:style-name="ce38" office:value-type="string" calcext:value-type="string">
              <text:p>添加劑/</text:p>
            </table:table-cell>
            <table:table-cell table:style-name="ce38" office:value-type="string" calcext:value-type="string">
              <text:p>煉油氣</text:p>
            </table:table-cell>
            <table:table-cell table:style-name="ce38" office:value-type="string" calcext:value-type="string">
              <text:p>液化石油氣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51" table:number-columns-repeated="2"/>
            <table:table-cell table:style-name="ce38" office:value-type="string" calcext:value-type="string">
              <text:p>產品合計</text:p>
            </table:table-cell>
            <table:table-cell table:style-name="ce51" table:number-columns-repeated="2"/>
            <table:table-cell table:style-name="ce51" office:value-type="string" calcext:value-type="string">
              <text:p>含氧化合物</text:p>
            </table:table-cell>
            <table:table-cell table:style-name="ce51"/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ke Oven Gas</text:p>
            </table:table-cell>
            <table:table-cell table:style-name="ce52" office:value-type="string" calcext:value-type="string">
              <text:p>Blast Furnace Gas</text:p>
            </table:table-cell>
            <table:table-cell table:style-name="ce52" office:value-type="string" calcext:value-type="string">
              <text:p>Oxygen Steel</text:p>
            </table:table-cell>
            <table:table-cell table:style-name="ce52" office:value-type="string" calcext:value-type="string">
              <text:p>Crude Oil and Petroleum</text:p>
            </table:table-cell>
            <table:table-cell table:style-name="ce52" office:value-type="string" calcext:value-type="string">
              <text:p>Crude Oil</text:p>
            </table:table-cell>
            <table:table-cell table:style-name="ce52" office:value-type="string" calcext:value-type="string">
              <text:p>Refinery</text:p>
            </table:table-cell>
            <table:table-cell table:style-name="ce52" office:value-type="string" calcext:value-type="string">
              <text:p>Additives/</text:p>
            </table:table-cell>
            <table:table-cell table:style-name="ce52" office:value-type="string" calcext:value-type="string">
              <text:p>Refinery Gas</text:p>
            </table:table-cell>
            <table:table-cell table:style-name="ce52" office:value-type="string" calcext:value-type="string">
              <text:p>LPG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/>
            <table:table-cell table:style-name="ce52" office:value-type="string" calcext:value-type="string">
              <text:p>Furnace Gas</text:p>
            </table:table-cell>
            <table:table-cell table:style-name="ce39" office:value-type="string" calcext:value-type="string">
              <text:p>Products Total</text:p>
            </table:table-cell>
            <table:table-cell table:style-name="ce52"/>
            <table:table-cell table:style-name="ce52" office:value-type="string" calcext:value-type="string">
              <text:p>Feedstocks</text:p>
            </table:table-cell>
            <table:table-cell table:style-name="ce52" office:value-type="string" calcext:value-type="string">
              <text:p>Oxygenates</text:p>
            </table:table-cell>
            <table:table-cell table:style-name="ce52"/>
            <table:table-cell table:style-name="ce39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3"/>
            <table:table-cell table:style-name="ce40" office:value-type="string" calcext:value-type="string">
              <text:p>C14-C36</text:p>
            </table:table-cell>
            <table:table-cell table:style-name="ce40" table:number-columns-repeated="5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style-name="ce41" office:value-type="float" office:value="68816.1922165734" calcext:value-type="float">
            <text:p><text:s/>68,816 <text:s/></text:p>
          </table:table-cell>
          <table:table-cell table:style-name="ce41" office:value-type="float" office:value="3465.369" calcext:value-type="float">
            <text:p><text:s/>3,465 <text:s/></text:p>
          </table:table-cell>
          <table:table-cell table:style-name="ce41" office:value-type="float" office:value="65350.8232165734" calcext:value-type="float">
            <text:p><text:s/>65,351 <text:s/>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2591555.7641593" calcext:value-type="float">
            <text:p><text:s/>62,591,556 <text:s/></text:p>
          </table:table-cell>
          <table:table-cell table:style-name="ce42" office:value-type="float" office:value="46413337.8933" calcext:value-type="float">
            <text:p><text:s/>46,413,33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0807.5538" calcext:value-type="float">
            <text:p><text:s/>180,80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103478.79833782" calcext:value-type="float">
            <text:p><text:s/>2,103,47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604820.9866021" calcext:value-type="float">
            <text:p><text:s/>19,604,82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02506.477" calcext:value-type="float">
            <text:p><text:s/>502,50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9479.919648651" calcext:value-type="float">
            <text:p><text:s/>39,48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99970.21128" calcext:value-type="float">
            <text:p><text:s/>1,299,97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008527.7184" calcext:value-type="float">
            <text:p><text:s/>3,008,52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-589581.650481463" calcext:value-type="float">
            <text:p><text:s/>-589,582 <text:s/></text:p>
          </table:table-cell>
          <table:table-cell table:style-name="ce42" office:value-type="float" office:value="-84035.3418" calcext:value-type="float">
            <text:p><text:s/>-84,035 <text:s/></text:p>
          </table:table-cell>
          <table:table-cell table:style-name="ce42" office:value-type="float" office:value="174.01169473218" calcext:value-type="float">
            <text:p><text:s/>174 <text:s/></text:p>
          </table:table-cell>
          <table:table-cell table:style-name="ce42" office:value-type="float" office:value="-168988.8987" calcext:value-type="float">
            <text:p><text:s/>-168,989 <text:s/></text:p>
          </table:table-cell>
          <table:table-cell table:style-name="ce42" office:value-type="float" office:value="0.000000000005" calcext:value-type="float">
            <text:p><text:s/>0 <text:s/></text:p>
          </table:table-cell>
          <table:table-cell table:style-name="ce42" office:value-type="float" office:value="-36747.909527895" calcext:value-type="float">
            <text:p><text:s/>-36,748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39336634.6905753" calcext:value-type="float">
            <text:p><text:s/>39,336,635 <text:s/></text:p>
          </table:table-cell>
          <table:table-cell table:style-name="ce43" office:value-type="float" office:value="46500838.6041" calcext:value-type="float">
            <text:p><text:s/>46,500,839 <text:s/></text:p>
          </table:table-cell>
          <table:table-cell table:style-name="ce43" office:value-type="float" office:value="65176.8115218413" calcext:value-type="float">
            <text:p><text:s/>65,177 <text:s/></text:p>
          </table:table-cell>
          <table:table-cell table:style-name="ce43" office:value-type="float" office:value="-152710.0245" calcext:value-type="float">
            <text:p><text:s/>-152,710 <text:s/></text:p>
          </table:table-cell>
          <table:table-cell table:style-name="ce43" office:value-type="float" office:value="-0.000000000005" calcext:value-type="float">
            <text:p><text:s/>-0 <text:s/></text:p>
          </table:table-cell>
          <table:table-cell table:style-name="ce43" office:value-type="float" office:value="2100746.78821706" calcext:value-type="float">
            <text:p><text:s/>2,100,74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042003.613558" calcext:value-type="float">
            <text:p><text:s/>3,042,00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7930.044198" calcext:value-type="float">
            <text:p><text:s/>97,930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0.000000000011" calcext:value-type="float">
            <text:p><text:s/>-0 <text:s/></text:p>
          </table:table-cell>
          <table:table-cell table:style-name="ce43" office:value-type="float" office:value="-0.000000000001" calcext:value-type="float">
            <text:p><text:s/>-0 <text:s/></text:p>
          </table:table-cell>
          <table:table-cell table:style-name="ce43" office:value-type="float" office:value="-416972.654539446" calcext:value-type="float">
            <text:p><text:s/>-416,973 <text:s/></text:p>
          </table:table-cell>
          <table:table-cell table:style-name="ce43" office:value-type="float" office:value="-6392.6343" calcext:value-type="float">
            <text:p><text:s/>-6,393 <text:s/></text:p>
          </table:table-cell>
          <table:table-cell table:style-name="ce43" office:value-type="float" office:value="-0.04128249996" calcext:value-type="float">
            <text:p><text:s/>-0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019.73475336967" calcext:value-type="float">
            <text:p><text:s/>2,02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324449.640727804" calcext:value-type="float">
            <text:p><text:s/>324,450 <text:s/></text:p>
          </table:table-cell>
          <table:table-cell table:style-name="ce42" office:value-type="float" office:value="598484.356847098" calcext:value-type="float">
            <text:p><text:s/>598,484 <text:s/></text:p>
          </table:table-cell>
          <table:table-cell table:style-name="ce42" office:value-type="float" office:value="128819.41417003" calcext:value-type="float">
            <text:p><text:s/>128,819 <text:s/></text:p>
          </table:table-cell>
          <table:table-cell table:style-name="ce42" office:value-type="float" office:value="48252728.5423654" calcext:value-type="float">
            <text:p><text:s/>48,252,729 <text:s/></text:p>
          </table:table-cell>
          <table:table-cell table:style-name="ce42" office:value-type="float" office:value="46507231.2384" calcext:value-type="float">
            <text:p><text:s/>46,507,231 <text:s/></text:p>
          </table:table-cell>
          <table:table-cell table:style-name="ce42" office:value-type="float" office:value="65176.8528043412" calcext:value-type="float">
            <text:p><text:s/>65,177 <text:s/></text:p>
          </table:table-cell>
          <table:table-cell table:style-name="ce42" office:value-type="float" office:value="180807.5538" calcext:value-type="float">
            <text:p><text:s/>180,808 <text:s/></text:p>
          </table:table-cell>
          <table:table-cell table:style-name="ce42" office:value-type="float" office:value="263962.453394717" calcext:value-type="float">
            <text:p><text:s/>263,962 <text:s/></text:p>
          </table:table-cell>
          <table:table-cell table:style-name="ce42" office:value-type="float" office:value="493.44855423816" calcext:value-type="float">
            <text:p><text:s/>49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6753215.6450043" calcext:value-type="float">
            <text:p><text:s/>46,753,216 <text:s/></text:p>
          </table:table-cell>
          <table:table-cell table:style-name="ce42" office:value-type="float" office:value="46507231.2384" calcext:value-type="float">
            <text:p><text:s/>46,507,231 <text:s/></text:p>
          </table:table-cell>
          <table:table-cell table:style-name="ce42" office:value-type="float" office:value="65176.8528043412" calcext:value-type="float">
            <text:p><text:s/>65,177 <text:s/></text:p>
          </table:table-cell>
          <table:table-cell table:style-name="ce42" office:value-type="float" office:value="180807.5538" calcext:value-type="float">
            <text:p><text:s/>180,80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30350.56" calcext:value-type="float">
            <text:p><text:s/>1,130,35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48.19636" calcext:value-type="float">
            <text:p><text:s/>2,04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88.76832" calcext:value-type="float">
            <text:p><text:s/>2,18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324449.640727804" calcext:value-type="float">
            <text:p><text:s/>324,450 <text:s/></text:p>
          </table:table-cell>
          <table:table-cell table:style-name="ce43" office:value-type="float" office:value="598484.356847098" calcext:value-type="float">
            <text:p><text:s/>598,484 <text:s/></text:p>
          </table:table-cell>
          <table:table-cell table:style-name="ce43" office:value-type="float" office:value="128819.41417003" calcext:value-type="float">
            <text:p><text:s/>128,819 <text:s/></text:p>
          </table:table-cell>
          <table:table-cell table:style-name="ce43" office:value-type="float" office:value="364925.37268109" calcext:value-type="float">
            <text:p><text:s/>364,925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63962.453394717" calcext:value-type="float">
            <text:p><text:s/>263,962 <text:s/></text:p>
          </table:table-cell>
          <table:table-cell table:style-name="ce43" office:value-type="float" office:value="493.44855423816" calcext:value-type="float">
            <text:p><text:s/>49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1299833.64" calcext:value-type="float">
            <text:p><text:s/>1,299,834 <text:s/></text:p>
          </table:table-cell>
          <table:table-cell table:style-name="ce42" office:value-type="float" office:value="1729996.8714" calcext:value-type="float">
            <text:p><text:s/>1,729,997 <text:s/></text:p>
          </table:table-cell>
          <table:table-cell table:style-name="ce42" office:value-type="float" office:value="252137.2581" calcext:value-type="float">
            <text:p><text:s/>252,137 <text:s/></text:p>
          </table:table-cell>
          <table:table-cell table:style-name="ce42" office:value-type="float" office:value="51653889.5776199" calcext:value-type="float">
            <text:p><text:s/>51,653,89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92129.1783" calcext:value-type="float">
            <text:p><text:s/>392,129 <text:s/></text:p>
          </table:table-cell>
          <table:table-cell table:style-name="ce42" office:value-type="float" office:value="2677535.181939" calcext:value-type="float">
            <text:p><text:s/>2,677,535 <text:s/></text:p>
          </table:table-cell>
          <table:table-cell table:style-name="ce42" office:value-type="float" office:value="1307191.98575365" calcext:value-type="float">
            <text:p><text:s/>1,307,19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1299833.64" calcext:value-type="float">
            <text:p><text:s/>1,299,834 <text:s/></text:p>
          </table:table-cell>
          <table:table-cell table:style-name="ce42" office:value-type="float" office:value="1729996.8714" calcext:value-type="float">
            <text:p><text:s/>1,729,997 <text:s/></text:p>
          </table:table-cell>
          <table:table-cell table:style-name="ce42" office:value-type="float" office:value="252137.2581" calcext:value-type="float">
            <text:p><text:s/>252,137 <text:s/></text:p>
          </table:table-cell>
          <table:table-cell table:style-name="ce42" office:value-type="float" office:value="48816614.9141281" calcext:value-type="float">
            <text:p><text:s/>48,816,61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92129.1783" calcext:value-type="float">
            <text:p><text:s/>392,129 <text:s/></text:p>
          </table:table-cell>
          <table:table-cell table:style-name="ce42" office:value-type="float" office:value="2677535.181939" calcext:value-type="float">
            <text:p><text:s/>2,677,535 <text:s/></text:p>
          </table:table-cell>
          <table:table-cell table:style-name="ce42" office:value-type="float" office:value="1264458.37988634" calcext:value-type="float">
            <text:p><text:s/>1,264,458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837274.66349171" calcext:value-type="float">
            <text:p><text:s/>2,837,275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42733.6058673072" calcext:value-type="float">
            <text:p><text:s/>42,73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236783.4" calcext:value-type="float">
            <text:p><text:s/>236,783 <text:s/></text:p>
          </table:table-cell>
          <table:table-cell table:style-name="ce42" office:value-type="float" office:value="880408.7544" calcext:value-type="float">
            <text:p><text:s/>880,409 <text:s/></text:p>
          </table:table-cell>
          <table:table-cell table:style-name="ce42" office:value-type="float" office:value="63309.1977" calcext:value-type="float">
            <text:p><text:s/>63,309 <text:s/></text:p>
          </table:table-cell>
          <table:table-cell table:style-name="ce42" office:value-type="float" office:value="3005777.25127396" calcext:value-type="float">
            <text:p><text:s/>3,005,77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73002.45003882" calcext:value-type="float">
            <text:p><text:s/>2,273,002 <text:s/></text:p>
          </table:table-cell>
          <table:table-cell table:style-name="ce42" office:value-type="float" office:value="164691.269866845" calcext:value-type="float">
            <text:p><text:s/>164,69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215092.08" calcext:value-type="float">
            <text:p><text:s/>215,092 <text:s/></text:p>
          </table:table-cell>
          <table:table-cell table:style-name="ce42" office:value-type="float" office:value="291151.3017" calcext:value-type="float">
            <text:p><text:s/>291,151 <text:s/></text:p>
          </table:table-cell>
          <table:table-cell table:style-name="ce42" office:value-type="float" office:value="63309.1977" calcext:value-type="float">
            <text:p><text:s/>63,30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21691.32" calcext:value-type="float">
            <text:p><text:s/>21,691 <text:s/></text:p>
          </table:table-cell>
          <table:table-cell table:style-name="ce42" office:value-type="float" office:value="589257.4527" calcext:value-type="float">
            <text:p><text:s/>589,25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002929.02193396" calcext:value-type="float">
            <text:p><text:s/>3,002,92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73002.45003882" calcext:value-type="float">
            <text:p><text:s/>2,273,002 <text:s/></text:p>
          </table:table-cell>
          <table:table-cell table:style-name="ce42" office:value-type="float" office:value="164691.269866845" calcext:value-type="float">
            <text:p><text:s/>164,69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06.06622" calcext:value-type="float">
            <text:p><text:s/>1,40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16" calcext:value-type="float">
            <text:p><text:s/>1,41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6.16312" calcext:value-type="float">
            <text:p><text:s/>26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0.42" calcext:value-type="float">
            <text:p><text:s/>0 <text:s/></text:p>
          </table:table-cell>
          <table:table-cell table:style-name="ce44" office:value-type="float" office:value="6844.1268" calcext:value-type="float">
            <text:p><text:s/>6,844 <text:s/></text:p>
          </table:table-cell>
          <table:table-cell table:style-name="ce44" office:value-type="float" office:value="1651.8222" calcext:value-type="float">
            <text:p><text:s/>1,652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738600.179272196" calcext:value-type="float">
            <text:p><text:s/>738,600 <text:s/></text:p>
          </table:table-cell>
          <table:table-cell table:style-name="ce44" office:value-type="float" office:value="244259.633352903" calcext:value-type="float">
            <text:p><text:s/>244,260 <text:s/></text:p>
          </table:table-cell>
          <table:table-cell table:style-name="ce44" office:value-type="float" office:value="58356.8240299702" calcext:value-type="float">
            <text:p><text:s/>58,357 <text:s/></text:p>
          </table:table-cell>
          <table:table-cell table:style-name="ce44" office:value-type="float" office:value="37106987.5155372" calcext:value-type="float">
            <text:p><text:s/>37,106,988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58611.6" calcext:value-type="float">
            <text:p><text:s/>58,612 <text:s/></text:p>
          </table:table-cell>
          <table:table-cell table:style-name="ce44" office:value-type="float" office:value="140570.278505463" calcext:value-type="float">
            <text:p><text:s/>140,570 <text:s/></text:p>
          </table:table-cell>
          <table:table-cell table:style-name="ce44" office:value-type="float" office:value="3142804.27659826" calcext:value-type="float">
            <text:p><text:s/>3,142,804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738600.179272196" calcext:value-type="float">
            <text:p><text:s/>738,600 <text:s/></text:p>
          </table:table-cell>
          <table:table-cell table:style-name="ce44" office:value-type="float" office:value="244259.633352903" calcext:value-type="float">
            <text:p><text:s/>244,260 <text:s/></text:p>
          </table:table-cell>
          <table:table-cell table:style-name="ce44" office:value-type="float" office:value="58356.8240299702" calcext:value-type="float">
            <text:p><text:s/>58,357 <text:s/></text:p>
          </table:table-cell>
          <table:table-cell table:style-name="ce44" office:value-type="float" office:value="15722090.1860626" calcext:value-type="float">
            <text:p><text:s/>15,722,090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140570.278505463" calcext:value-type="float">
            <text:p><text:s/>140,570 <text:s/></text:p>
          </table:table-cell>
          <table:table-cell table:style-name="ce44" office:value-type="float" office:value="1444064.43792759" calcext:value-type="float">
            <text:p><text:s/>1,444,06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738600.179272196" calcext:value-type="float">
            <text:p><text:s/>738,600 <text:s/></text:p>
          </table:table-cell>
          <table:table-cell table:style-name="ce42" office:value-type="float" office:value="244259.633352903" calcext:value-type="float">
            <text:p><text:s/>244,260 <text:s/></text:p>
          </table:table-cell>
          <table:table-cell table:style-name="ce42" office:value-type="float" office:value="58356.8240299702" calcext:value-type="float">
            <text:p><text:s/>58,357 <text:s/></text:p>
          </table:table-cell>
          <table:table-cell table:style-name="ce42" office:value-type="float" office:value="1459609.80712692" calcext:value-type="float">
            <text:p><text:s/>1,459,61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0570.278505463" calcext:value-type="float">
            <text:p><text:s/>140,570 <text:s/></text:p>
          </table:table-cell>
          <table:table-cell table:style-name="ce42" office:value-type="float" office:value="242201.533081883" calcext:value-type="float">
            <text:p><text:s/>242,20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588.57244185" calcext:value-type="float">
            <text:p><text:s/>6,58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782.76684185" calcext:value-type="float">
            <text:p><text:s/>1,78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2013.898225638" calcext:value-type="float">
            <text:p><text:s/>132,01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4596.4064265377" calcext:value-type="float">
            <text:p><text:s/>14,59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5627.229365308" calcext:value-type="float">
            <text:p><text:s/>115,62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165.030345308" calcext:value-type="float">
            <text:p><text:s/>7,16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393.23360901" calcext:value-type="float">
            <text:p><text:s/>6,39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693.64960901" calcext:value-type="float">
            <text:p><text:s/>1,69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42.99657738" calcext:value-type="float">
            <text:p><text:s/>94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44.33903738" calcext:value-type="float">
            <text:p><text:s/>14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6117.0497472522" calcext:value-type="float">
            <text:p><text:s/>46,11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680.72083215397" calcext:value-type="float">
            <text:p><text:s/>1,68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24.90536598" calcext:value-type="float">
            <text:p><text:s/>2,42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098.69394598" calcext:value-type="float">
            <text:p><text:s/>2,09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4449.48" calcext:value-type="float">
            <text:p><text:s/>4,44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80186.538231618" calcext:value-type="float">
            <text:p><text:s/>580,18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0570.278505463" calcext:value-type="float">
            <text:p><text:s/>140,570 <text:s/></text:p>
          </table:table-cell>
          <table:table-cell table:style-name="ce42" office:value-type="float" office:value="130663.065700822" calcext:value-type="float">
            <text:p><text:s/>130,66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80007.045089104" calcext:value-type="float">
            <text:p><text:s/>380,00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7532.597922207" calcext:value-type="float">
            <text:p><text:s/>137,533 <text:s/></text:p>
          </table:table-cell>
          <table:table-cell table:style-name="ce42" office:value-type="float" office:value="55153.8099542918" calcext:value-type="float">
            <text:p><text:s/>55,15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61311.35666196" calcext:value-type="float">
            <text:p>( 61,311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43750.09586196" calcext:value-type="float">
            <text:p>( 43,750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315978.792427144" calcext:value-type="float">
            <text:p>( 315,979 <text:s/>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37532.597922207" calcext:value-type="float">
            <text:p>( 137,533 <text:s/>)</text:p>
          </table:table-cell>
          <table:table-cell table:style-name="ce45" office:value-type="float" office:value="11403.7140923318" calcext:value-type="float">
            <text:p>( 11,404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2716.896" calcext:value-type="float">
            <text:p>( 2,717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2614.2522834561" calcext:value-type="float">
            <text:p><text:s/>82,61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037.68058325574" calcext:value-type="float">
            <text:p><text:s/>3,03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2516.175307058" calcext:value-type="float">
            <text:p><text:s/>42,51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44.99019453" calcext:value-type="float">
            <text:p><text:s/>645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4449.48" calcext:value-type="float">
            <text:p><text:s/>4,449 <text:s/>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75049.065552" calcext:value-type="float">
            <text:p><text:s/>75,049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74864.265552" calcext:value-type="float">
            <text:p><text:s/>74,86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3411.189308475" calcext:value-type="float">
            <text:p><text:s/>43,41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511.064068475" calcext:value-type="float">
            <text:p><text:s/>7,51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867.728292799" calcext:value-type="float">
            <text:p><text:s/>11,86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960.739552799" calcext:value-type="float">
            <text:p><text:s/>1,961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40828.361719083" calcext:value-type="float">
            <text:p><text:s/>40,828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9473.688979083" calcext:value-type="float">
            <text:p><text:s/>9,47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5680.726844021" calcext:value-type="float">
            <text:p><text:s/>225,68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916.895304021" calcext:value-type="float">
            <text:p><text:s/>6,91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4659.295305" calcext:value-type="float">
            <text:p><text:s/>34,65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6.343365" calcext:value-type="float">
            <text:p><text:s/>6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1021.431539021" calcext:value-type="float">
            <text:p><text:s/>191,02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850.551939021" calcext:value-type="float">
            <text:p><text:s/>6,85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8327.989153541" calcext:value-type="float">
            <text:p>( 18,328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4961.141153541" calcext:value-type="float">
            <text:p>( 4,961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style-name="ce47" office:value-type="float" office:value="136898.69038548" calcext:value-type="float">
            <text:p>( 136,899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47" office:value-type="float" office:value="1889.41078548" calcext:value-type="float">
            <text:p>( 1,889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734150.699272196" calcext:value-type="float">
            <text:p><text:s/>734,151 <text:s/></text:p>
          </table:table-cell>
          <table:table-cell table:style-name="ce42" office:value-type="float" office:value="244259.633352903" calcext:value-type="float">
            <text:p><text:s/>244,260 <text:s/></text:p>
          </table:table-cell>
          <table:table-cell table:style-name="ce42" office:value-type="float" office:value="58356.8240299702" calcext:value-type="float">
            <text:p><text:s/>58,357 <text:s/></text:p>
          </table:table-cell>
          <table:table-cell table:style-name="ce42" office:value-type="float" office:value="144646.100160234" calcext:value-type="float">
            <text:p><text:s/>144,64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7105.777820234" calcext:value-type="float">
            <text:p><text:s/>17,10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734150.699272196" calcext:value-type="float">
            <text:p><text:s/>734,151 <text:s/></text:p>
          </table:table-cell>
          <table:table-cell table:style-name="ce42" office:value-type="float" office:value="244259.633352903" calcext:value-type="float">
            <text:p><text:s/>244,260 <text:s/></text:p>
          </table:table-cell>
          <table:table-cell table:style-name="ce42" office:value-type="float" office:value="58356.8240299702" calcext:value-type="float">
            <text:p><text:s/>58,357 <text:s/></text:p>
          </table:table-cell>
          <table:table-cell table:style-name="ce42" office:value-type="float" office:value="105201.792607395" calcext:value-type="float">
            <text:p><text:s/>105,20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156.910267395" calcext:value-type="float">
            <text:p><text:s/>9,15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9444.307552839" calcext:value-type="float">
            <text:p><text:s/>39,44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948.867552839" calcext:value-type="float">
            <text:p><text:s/>7,94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33389.438934369" calcext:value-type="float">
            <text:p>( 33,389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7398.470934369" calcext:value-type="float">
            <text:p>( 7,398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7619.330813658" calcext:value-type="float">
            <text:p><text:s/>37,61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1414.921713658" calcext:value-type="float">
            <text:p><text:s/>21,415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6988.362193158" calcext:value-type="float">
            <text:p><text:s/>6,988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3666.865333158" calcext:value-type="float">
            <text:p><text:s/>3,66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637.175218128" calcext:value-type="float">
            <text:p><text:s/>15,63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898.210678128" calcext:value-type="float">
            <text:p><text:s/>3,89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1389.551702822" calcext:value-type="float">
            <text:p>( 11,390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2159.119482822" calcext:value-type="float">
            <text:p>( 2,159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912.755950016" calcext:value-type="float">
            <text:p><text:s/>22,91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103.143970016" calcext:value-type="float">
            <text:p><text:s/>10,10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9.806019" calcext:value-type="float">
            <text:p><text:s/>4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9.806019" calcext:value-type="float">
            <text:p><text:s/>4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73.18478" calcext:value-type="float">
            <text:p><text:s/>1,97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661.917460042" calcext:value-type="float">
            <text:p><text:s/>11,66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048.74480427" calcext:value-type="float">
            <text:p><text:s/>6,04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85.74690427" calcext:value-type="float">
            <text:p><text:s/>286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933153.5110078" calcext:value-type="float">
            <text:p><text:s/>11,933,15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3259.773647839" calcext:value-type="float">
            <text:p><text:s/>23,26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3715.8144" calcext:value-type="float">
            <text:p><text:s/>93,71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785230.8715678" calcext:value-type="float">
            <text:p><text:s/>11,785,23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3259.773647839" calcext:value-type="float">
            <text:p><text:s/>23,26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7.6" calcext:value-type="float">
            <text:p><text:s/>11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4089.22504" calcext:value-type="float">
            <text:p><text:s/>54,08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84673.60106" calcext:value-type="float">
            <text:p><text:s/>484,67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7091.04774" calcext:value-type="float">
            <text:p><text:s/>67,09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417582.55332" calcext:value-type="float">
            <text:p><text:s/>417,583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73382.095943845" calcext:value-type="float">
            <text:p><text:s/>773,38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7331.960273845" calcext:value-type="float">
            <text:p><text:s/>107,33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6483.605401184" calcext:value-type="float">
            <text:p><text:s/>166,48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580.89888118384" calcext:value-type="float">
            <text:p><text:s/>1,58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6793.61251453" calcext:value-type="float">
            <text:p><text:s/>106,79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1486.65561453" calcext:value-type="float">
            <text:p><text:s/>101,48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8431.2272317" calcext:value-type="float">
            <text:p><text:s/>28,43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50.1625217" calcext:value-type="float">
            <text:p><text:s/>75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4.44664" calcext:value-type="float">
            <text:p><text:s/>17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102.42442" calcext:value-type="float">
            <text:p><text:s/>8,10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76.9701" calcext:value-type="float">
            <text:p><text:s/>67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807.71100408753" calcext:value-type="float">
            <text:p><text:s/>5,80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73.457184087534" calcext:value-type="float">
            <text:p><text:s/>37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480.4732040343" calcext:value-type="float">
            <text:p><text:s/>11,48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95.443224034301" calcext:value-type="float">
            <text:p><text:s/>19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68800.439461073" calcext:value-type="float">
            <text:p><text:s/>368,80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.215721073" calcext:value-type="float">
            <text:p><text:s/>8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76631.1859672364" calcext:value-type="float">
            <text:p><text:s/>76,631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2937.12712723644" calcext:value-type="float">
            <text:p><text:s/>2,937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1071271.17092402" calcext:value-type="float">
            <text:p><text:s/>1,071,271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071271.17092402" calcext:value-type="float">
            <text:p><text:s/>1,071,27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384897.3294746" calcext:value-type="float">
            <text:p><text:s/>21,384,89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8611.6" calcext:value-type="float">
            <text:p><text:s/>58,61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98739.83867067" calcext:value-type="float">
            <text:p><text:s/>1,698,74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384897.3294746" calcext:value-type="float">
            <text:p><text:s/>21,384,89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8611.6" calcext:value-type="float">
            <text:p><text:s/>58,61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98739.83867067" calcext:value-type="float">
            <text:p><text:s/>1,698,74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8066632.5959907" calcext:value-type="float">
            <text:p>( 18,066,633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1698739.83867067" calcext:value-type="float">
            <text:p>( 1,698,740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1330723.627905" calcext:value-type="float">
            <text:p><text:s/>1,330,724 <text:s/></text:p>
          </table:table-cell>
          <table:table-cell table:style-name="ce42" office:value-type="float" office:value="2507288.180977" calcext:value-type="float">
            <text:p><text:s/>2,507,288 <text:s/></text:p>
          </table:table-cell>
          <table:table-cell table:style-name="ce42" office:value-type="float" office:value="539511.248434" calcext:value-type="float">
            <text:p><text:s/>539,511 <text:s/></text:p>
          </table:table-cell>
          <table:table-cell table:style-name="ce42" office:value-type="float" office:value="5849966.259901" calcext:value-type="float">
            <text:p><text:s/>5,849,96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24211.103625" calcext:value-type="float">
            <text:p><text:s/>824,21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557867.326" calcext:value-type="float">
            <text:p><text:s/>4,557,86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9963.748979" calcext:value-type="float">
            <text:p><text:s/>39,96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568.952401" calcext:value-type="float">
            <text:p><text:s/>6,56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1330723.627905" calcext:value-type="float">
            <text:p><text:s/>1,330,724 <text:s/></text:p>
          </table:table-cell>
          <table:table-cell table:style-name="ce42" office:value-type="float" office:value="2507288.180977" calcext:value-type="float">
            <text:p><text:s/>2,507,288 <text:s/></text:p>
          </table:table-cell>
          <table:table-cell table:style-name="ce42" office:value-type="float" office:value="539511.248434" calcext:value-type="float">
            <text:p><text:s/>539,511 <text:s/></text:p>
          </table:table-cell>
          <table:table-cell table:style-name="ce42" office:value-type="float" office:value="1245566.232521" calcext:value-type="float">
            <text:p><text:s/>1,245,56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24211.103625" calcext:value-type="float">
            <text:p><text:s/>824,21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style-name="ce42" office:value-type="float" office:value="352167.891706" calcext:value-type="float">
            <text:p><text:s/>352,168 <text:s/></text:p>
          </table:table-cell>
          <table:table-cell table:style-name="ce42" office:value-type="float" office:value="775627.125173" calcext:value-type="float">
            <text:p><text:s/>775,627 <text:s/></text:p>
          </table:table-cell>
          <table:table-cell table:style-name="ce42" office:value-type="float" office:value="193421.113567" calcext:value-type="float">
            <text:p><text:s/>193,421 <text:s/></text:p>
          </table:table-cell>
          <table:table-cell table:style-name="ce42" office:value-type="float" office:value="2488825.434637" calcext:value-type="float">
            <text:p><text:s/>2,488,82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14849.551925" calcext:value-type="float">
            <text:p><text:s/>1,214,850 <text:s/></text:p>
          </table:table-cell>
          <table:table-cell table:style-name="ce42" office:value-type="float" office:value="15430.836995" calcext:value-type="float">
            <text:p><text:s/>15,431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office:value-type="float" office:value="352167.891706" calcext:value-type="float">
            <text:p><text:s/>352,168 <text:s/></text:p>
          </table:table-cell>
          <table:table-cell table:style-name="ce43" office:value-type="float" office:value="775627.125173" calcext:value-type="float">
            <text:p><text:s/>775,627 <text:s/></text:p>
          </table:table-cell>
          <table:table-cell table:style-name="ce43" office:value-type="float" office:value="193421.113567" calcext:value-type="float">
            <text:p><text:s/>193,421 <text:s/></text:p>
          </table:table-cell>
          <table:table-cell table:style-name="ce43" office:value-type="float" office:value="2488825.434637" calcext:value-type="float">
            <text:p><text:s/>2,488,825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214849.551925" calcext:value-type="float">
            <text:p><text:s/>1,214,850 <text:s/></text:p>
          </table:table-cell>
          <table:table-cell table:style-name="ce43" office:value-type="float" office:value="15430.836995" calcext:value-type="float">
            <text:p><text:s/>15,431 <text:s/></text:p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2.$A$1:.$AMJ$8" table:range-usable-as="repeat-column repeat-row"/>
        </table:named-expressions>
      </table:table>
      <table:table table:name="Page3" table:style-name="ta3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1" table:default-cell-style-name="ce14"/>
        <table:table-column table:style-name="co12" table:number-columns-repeated="8" table:default-cell-style-name="ce14"/>
        <table:table-column table:style-name="co6" table:default-cell-style-name="ce14"/>
        <table:table-column table:style-name="co2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8年(西元2019年)</text:p>
            </table:table-cell>
            <table:covered-table-cell table:number-columns-repeated="2" table:style-name="ce2"/>
            <table:table-cell table:style-name="ce53" table:number-columns-repeated="2"/>
            <table:table-cell table:style-name="ce36" table:number-columns-repeated="3"/>
            <table:table-cell table:style-name="ce49" table:number-columns-spanned="4" table:number-rows-spanned="1"/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9" calcext:value-type="float">
              <text:p>19</text:p>
            </table:table-cell>
            <table:table-cell table:style-name="ce37" office:value-type="float" office:value="20" calcext:value-type="float">
              <text:p>20</text:p>
            </table:table-cell>
            <table:table-cell table:style-name="ce37" office:value-type="float" office:value="21" calcext:value-type="float">
              <text:p>21</text:p>
            </table:table-cell>
            <table:table-cell table:style-name="ce37" office:value-type="float" office:value="22" calcext:value-type="float">
              <text:p>22</text:p>
            </table:table-cell>
            <table:table-cell table:style-name="ce37" office:value-type="float" office:value="23" calcext:value-type="float">
              <text:p>23</text:p>
            </table:table-cell>
            <table:table-cell table:style-name="ce37" office:value-type="float" office:value="24" calcext:value-type="float">
              <text:p>24</text:p>
            </table:table-cell>
            <table:table-cell table:style-name="ce37" office:value-type="float" office:value="25" calcext:value-type="float">
              <text:p>25</text:p>
            </table:table-cell>
            <table:table-cell table:style-name="ce37" office:value-type="float" office:value="26" calcext:value-type="float">
              <text:p>26</text:p>
            </table:table-cell>
            <table:table-cell table:style-name="ce37" office:value-type="float" office:value="27" calcext:value-type="float">
              <text:p>27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(丙烷混合氣)</text:p>
            </table:table-cell>
            <table:table-cell table:style-name="ce38" office:value-type="string" calcext:value-type="string">
              <text:p>天然汽油</text:p>
            </table:table-cell>
            <table:table-cell table:style-name="ce38" office:value-type="string" calcext:value-type="string">
              <text:p>石油腦</text:p>
            </table:table-cell>
            <table:table-cell table:style-name="ce38" office:value-type="string" calcext:value-type="string">
              <text:p>車用汽油</text:p>
            </table:table-cell>
            <table:table-cell table:style-name="ce38" office:value-type="string" calcext:value-type="string">
              <text:p>(無鉛汽油)</text:p>
            </table:table-cell>
            <table:table-cell table:style-name="ce38" office:value-type="string" calcext:value-type="string">
              <text:p>航空汽油</text:p>
            </table:table-cell>
            <table:table-cell table:number-columns-repeated="2" table:style-name="ce38" office:value-type="string" calcext:value-type="string">
              <text:p>航空燃油-</text:p>
            </table:table-cell>
            <table:table-cell table:style-name="ce38" office:value-type="string" calcext:value-type="string">
              <text:p>煤油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1"/>
            <table:table-cell table:style-name="ce38" table:number-columns-repeated="4"/>
            <table:table-cell table:style-name="ce51"/>
            <table:table-cell table:style-name="ce51" office:value-type="string" calcext:value-type="string">
              <text:p>汽油型</text:p>
            </table:table-cell>
            <table:table-cell table:style-name="ce51" office:value-type="string" calcext:value-type="string">
              <text:p>煤油型</text:p>
            </table:table-cell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(Propane Air)</text:p>
            </table:table-cell>
            <table:table-cell table:style-name="ce39" office:value-type="string" calcext:value-type="string">
              <text:p>Natural Gasoline</text:p>
            </table:table-cell>
            <table:table-cell table:style-name="ce39" office:value-type="string" calcext:value-type="string">
              <text:p>Naphthas</text:p>
            </table:table-cell>
            <table:table-cell table:style-name="ce39" office:value-type="string" calcext:value-type="string">
              <text:p>Motor Gasoline</text:p>
            </table:table-cell>
            <table:table-cell table:style-name="ce39" office:value-type="string" calcext:value-type="string">
              <text:p>(Unleaded</text:p>
            </table:table-cell>
            <table:table-cell table:style-name="ce52" office:value-type="string" calcext:value-type="string">
              <text:p>Aviation Gasoline</text:p>
            </table:table-cell>
            <table:table-cell table:number-columns-repeated="2" table:style-name="ce52" office:value-type="string" calcext:value-type="string">
              <text:p>Jet Fuel-</text:p>
            </table:table-cell>
            <table:table-cell table:style-name="ce39" office:value-type="string" calcext:value-type="string">
              <text:p>Kerosene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 table:number-columns-repeated="3"/>
            <table:table-cell table:style-name="ce52" office:value-type="string" calcext:value-type="string">
              <text:p>Gasoline)</text:p>
            </table:table-cell>
            <table:table-cell table:style-name="ce52"/>
            <table:table-cell table:style-name="ce52" office:value-type="string" calcext:value-type="string">
              <text:p>Gasoline Type</text:p>
            </table:table-cell>
            <table:table-cell table:style-name="ce52" office:value-type="string" calcext:value-type="string">
              <text:p>Kerosene Type</text:p>
            </table:table-cell>
            <table:table-cell table:style-name="ce52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259145.9165" calcext:value-type="float">
            <text:p><text:s/>10,259,146 <text:s/></text:p>
          </table:table-cell>
          <table:table-cell table:number-columns-repeated="2" table:style-name="ce42" office:value-type="float" office:value="191732.26722" calcext:value-type="float">
            <text:p><text:s/>191,73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5990.4392" calcext:value-type="float">
            <text:p><text:s/>35,99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08038.913660316" calcext:value-type="float">
            <text:p><text:s/>708,039 <text:s/></text:p>
          </table:table-cell>
          <table:table-cell table:number-columns-repeated="2" table:style-name="ce42" office:value-type="float" office:value="3674445.77058" calcext:value-type="float">
            <text:p><text:s/>3,674,44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32989.6528" calcext:value-type="float">
            <text:p><text:s/>932,99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3008527.7184" calcext:value-type="float">
            <text:p><text:s/>3,008,52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-37629.72876" calcext:value-type="float">
            <text:p><text:s/>-37,630 <text:s/></text:p>
          </table:table-cell>
          <table:table-cell table:number-columns-repeated="2" table:style-name="ce42" office:value-type="float" office:value="-30443.59968" calcext:value-type="float">
            <text:p><text:s/>-30,44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-84327.2248" calcext:value-type="float">
            <text:p><text:s/>-84,327 <text:s/></text:p>
          </table:table-cell>
          <table:table-cell table:style-name="ce42" office:value-type="float" office:value="-393.7761" calcext:value-type="float">
            <text:p><text:s/>-394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9588736.73159969" calcext:value-type="float">
            <text:p><text:s/>9,588,737 <text:s/></text:p>
          </table:table-cell>
          <table:table-cell table:number-columns-repeated="2" table:style-name="ce43" office:value-type="float" office:value="-3452269.90368" calcext:value-type="float">
            <text:p><text:s/>-3,452,270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3821199.7072" calcext:value-type="float">
            <text:p><text:s/>-3,821,200 <text:s/></text:p>
          </table:table-cell>
          <table:table-cell table:style-name="ce43" office:value-type="float" office:value="393.7761" calcext:value-type="float">
            <text:p><text:s/>39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32383.25662" calcext:value-type="float">
            <text:p><text:s/>2,632,383 <text:s/></text:p>
          </table:table-cell>
          <table:table-cell table:number-columns-repeated="2" table:style-name="ce42" office:value-type="float" office:value="25045.51218" calcext:value-type="float">
            <text:p><text:s/>25,04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975.7" calcext:value-type="float">
            <text:p><text:s/>5,97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55060.8356996839" calcext:value-type="float">
            <text:p><text:s/>55,061 <text:s/></text:p>
          </table:table-cell>
          <table:table-cell table:number-columns-repeated="2" table:style-name="ce43" office:value-type="float" office:value="-51303.01878" calcext:value-type="float">
            <text:p><text:s/>-51,303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3272.3968" calcext:value-type="float">
            <text:p><text:s/>23,272 <text:s/></text:p>
          </table:table-cell>
          <table:table-cell table:style-name="ce43" office:value-type="float" office:value="-9.58885" calcext:value-type="float">
            <text:p><text:s/>-1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466600.11804" calcext:value-type="float">
            <text:p><text:s/>9,466,600 <text:s/></text:p>
          </table:table-cell>
          <table:table-cell table:number-columns-repeated="2" table:style-name="ce42" office:value-type="float" office:value="11249698.7304" calcext:value-type="float">
            <text:p><text:s/>11,249,69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115092.7032" calcext:value-type="float">
            <text:p><text:s/>4,115,093 <text:s/></text:p>
          </table:table-cell>
          <table:table-cell table:style-name="ce42" office:value-type="float" office:value="1925.2075" calcext:value-type="float">
            <text:p><text:s/>1,92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466600.11804" calcext:value-type="float">
            <text:p><text:s/>9,466,600 <text:s/></text:p>
          </table:table-cell>
          <table:table-cell table:number-columns-repeated="2" table:style-name="ce42" office:value-type="float" office:value="8510965.5517068" calcext:value-type="float">
            <text:p><text:s/>8,510,96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115092.7032" calcext:value-type="float">
            <text:p><text:s/>4,115,093 <text:s/></text:p>
          </table:table-cell>
          <table:table-cell table:style-name="ce42" office:value-type="float" office:value="1925.2075" calcext:value-type="float">
            <text:p><text:s/>1,925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2738733.1786932" calcext:value-type="float">
            <text:p><text:s/>2,738,733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131.9886" calcext:value-type="float">
            <text:p><text:s/>3,13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0.8704" calcext:value-type="float">
            <text:p><text:s/>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710.84186" calcext:value-type="float">
            <text:p><text:s/>1,71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0.8704" calcext:value-type="float">
            <text:p><text:s/>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406.06622" calcext:value-type="float">
            <text:p><text:s/>1,40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15.08052" calcext:value-type="float">
            <text:p><text:s/>15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16367892.75732" calcext:value-type="float">
            <text:p><text:s/>16,367,893 <text:s/></text:p>
          </table:table-cell>
          <table:table-cell table:number-columns-repeated="2" table:style-name="ce44" office:value-type="float" office:value="7820554.34472" calcext:value-type="float">
            <text:p><text:s/>7,820,554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264644.8992" calcext:value-type="float">
            <text:p><text:s/>264,645 <text:s/></text:p>
          </table:table-cell>
          <table:table-cell table:style-name="ce44" office:value-type="float" office:value="2327.70205" calcext:value-type="float">
            <text:p><text:s/>2,328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number-columns-repeated="2" table:style-name="ce44" office:value-type="float" office:value="7820554.34472" calcext:value-type="float">
            <text:p><text:s/>7,820,554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264644.8992" calcext:value-type="float">
            <text:p><text:s/>264,645 <text:s/></text:p>
          </table:table-cell>
          <table:table-cell table:style-name="ce44" office:value-type="float" office:value="2327.70205" calcext:value-type="float">
            <text:p><text:s/>2,32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506.57324" calcext:value-type="float">
            <text:p><text:s/>4,50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22.7264" calcext:value-type="float">
            <text:p><text:s/>82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3.5536" calcext:value-type="float">
            <text:p><text:s/>8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.18942" calcext:value-type="float">
            <text:p><text:s/>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5.52786" calcext:value-type="float">
            <text:p><text:s/>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51.4254" calcext:value-type="float">
            <text:p><text:s/>5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.0691" calcext:value-type="float">
            <text:p><text:s/>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105.6" calcext:value-type="float">
            <text:p><text:s/>10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105.6" calcext:value-type="float">
            <text:p><text:s/>10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26.0324" calcext:value-type="float">
            <text:p><text:s/>12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17.1264" calcext:value-type="float">
            <text:p><text:s/>71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5.64798" calcext:value-type="float">
            <text:p><text:s/>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number-columns-repeated="2" table:style-name="ce46" office:value-type="float" office:value="2.98506" calcext:value-type="float">
            <text:p><text:s/>3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6.40106" calcext:value-type="float">
            <text:p><text:s/>1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1.76942" calcext:value-type="float">
            <text:p><text:s/>1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.63164" calcext:value-type="float">
            <text:p><text:s/>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number-columns-repeated="2" table:style-name="ce47" office:value-type="float" office:value="4.63164" calcext:value-type="float">
            <text:p>( 5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2.20658" calcext:value-type="float">
            <text:p><text:s/>4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2.20658" calcext:value-type="float">
            <text:p><text:s/>4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.38138" calcext:value-type="float">
            <text:p><text:s/>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number-columns-repeated="2" table:style-name="ce46" office:value-type="float" office:value="192.89946" calcext:value-type="float">
            <text:p><text:s/>193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10.98542" calcext:value-type="float">
            <text:p><text:s/>11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number-columns-repeated="2" table:style-name="ce45" office:value-type="float" office:value="36.58902" calcext:value-type="float">
            <text:p>( 37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373.38534" calcext:value-type="float">
            <text:p><text:s/>3,37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9.10258" calcext:value-type="float">
            <text:p><text:s/>2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82.61886" calcext:value-type="float">
            <text:p><text:s/>38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1.16174" calcext:value-type="float">
            <text:p><text:s/>7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774937.18664" calcext:value-type="float">
            <text:p><text:s/>7,774,93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3715.8144" calcext:value-type="float">
            <text:p><text:s/>93,71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93715.8144" calcext:value-type="float">
            <text:p><text:s/>93,71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774937.18664" calcext:value-type="float">
            <text:p><text:s/>7,774,93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703.2439" calcext:value-type="float">
            <text:p><text:s/>8,70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703.2439" calcext:value-type="float">
            <text:p><text:s/>8,70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2407.34094" calcext:value-type="float">
            <text:p><text:s/>32,40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0106.3584" calcext:value-type="float">
            <text:p><text:s/>170,106 <text:s/></text:p>
          </table:table-cell>
          <table:table-cell table:style-name="ce42" office:value-type="float" office:value="2327.70205" calcext:value-type="float">
            <text:p><text:s/>2,32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13.79498" calcext:value-type="float">
            <text:p><text:s/>11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40.5038" calcext:value-type="float">
            <text:p><text:s/>84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694.94802" calcext:value-type="float">
            <text:p><text:s/>69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87.19825" calcext:value-type="float">
            <text:p><text:s/>1,48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6364.9911" calcext:value-type="float">
            <text:p><text:s/>6,36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629.84766" calcext:value-type="float">
            <text:p><text:s/>63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153.80186" calcext:value-type="float">
            <text:p><text:s/>4,15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08.32034" calcext:value-type="float">
            <text:p><text:s/>70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9574.09454" calcext:value-type="float">
            <text:p><text:s/>19,57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0101.5584" calcext:value-type="float">
            <text:p><text:s/>170,10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167.54244" calcext:value-type="float">
            <text:p><text:s/>168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4.8" calcext:value-type="float">
            <text:p><text:s/>5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367892.75732" calcext:value-type="float">
            <text:p><text:s/>16,367,89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367892.75732" calcext:value-type="float">
            <text:p><text:s/>16,367,89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6367892.75732" calcext:value-type="float">
            <text:p>( 16,367,893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7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3.$A$1:.$AMJ$8" table:range-usable-as="repeat-column repeat-row"/>
        </table:named-expressions>
      </table:table>
      <table:table table:name="Page4" table:style-name="ta4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8" table:default-cell-style-name="ce14"/>
        <table:table-column table:style-name="co4" table:default-cell-style-name="ce14"/>
        <table:table-column table:style-name="co6" table:default-cell-style-name="ce13"/>
        <table:table-column table:style-name="co13" table:default-cell-style-name="ce13"/>
        <table:table-column table:style-name="co8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8年(西元2019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36" table:number-columns-repeated="2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28" calcext:value-type="float">
              <text:p>28</text:p>
            </table:table-cell>
            <table:table-cell table:style-name="ce37" office:value-type="float" office:value="29" calcext:value-type="float">
              <text:p>29</text:p>
            </table:table-cell>
            <table:table-cell table:style-name="ce37" office:value-type="float" office:value="30" calcext:value-type="float">
              <text:p>30</text:p>
            </table:table-cell>
            <table:table-cell table:style-name="ce37" office:value-type="float" office:value="31" calcext:value-type="float">
              <text:p>31</text:p>
            </table:table-cell>
            <table:table-cell table:style-name="ce37" office:value-type="float" office:value="32" calcext:value-type="float">
              <text:p>32</text:p>
            </table:table-cell>
            <table:table-cell table:style-name="ce37" office:value-type="float" office:value="33" calcext:value-type="float">
              <text:p>33</text:p>
            </table:table-cell>
            <table:table-cell table:style-name="ce37" office:value-type="float" office:value="34" calcext:value-type="float">
              <text:p>34</text:p>
            </table:table-cell>
            <table:table-cell table:style-name="ce37" office:value-type="float" office:value="35" calcext:value-type="float">
              <text:p>35</text:p>
            </table:table-cell>
            <table:table-cell table:style-name="ce37" office:value-type="float" office:value="36" calcext:value-type="float">
              <text:p>36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柴油</text:p>
            </table:table-cell>
            <table:table-cell table:style-name="ce38" office:value-type="string" calcext:value-type="string">
              <text:p>燃料油</text:p>
            </table:table-cell>
            <table:table-cell table:style-name="ce38" office:value-type="string" calcext:value-type="string">
              <text:p>白精油</text:p>
            </table:table-cell>
            <table:table-cell table:style-name="ce38" office:value-type="string" calcext:value-type="string">
              <text:p>潤滑油</text:p>
            </table:table-cell>
            <table:table-cell table:style-name="ce38" office:value-type="string" calcext:value-type="string">
              <text:p>柏油</text:p>
            </table:table-cell>
            <table:table-cell table:style-name="ce38" office:value-type="string" calcext:value-type="string">
              <text:p>溶劑油</text:p>
            </table:table-cell>
            <table:table-cell table:style-name="ce38" office:value-type="string" calcext:value-type="string">
              <text:p>石蠟</text:p>
            </table:table-cell>
            <table:table-cell table:style-name="ce38" office:value-type="string" calcext:value-type="string">
              <text:p>石油焦</text:p>
            </table:table-cell>
            <table:table-cell table:style-name="ce38" office:value-type="string" calcext:value-type="string">
              <text:p>其他石油產品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Diesel Oil</text:p>
            </table:table-cell>
            <table:table-cell table:style-name="ce39" office:value-type="string" calcext:value-type="string">
              <text:p>Fuel Oil</text:p>
            </table:table-cell>
            <table:table-cell table:style-name="ce39" office:value-type="string" calcext:value-type="string">
              <text:p>White Spirits</text:p>
            </table:table-cell>
            <table:table-cell table:style-name="ce39" office:value-type="string" calcext:value-type="string">
              <text:p>Lubricants</text:p>
            </table:table-cell>
            <table:table-cell table:style-name="ce39" office:value-type="string" calcext:value-type="string">
              <text:p>Asphalts</text:p>
            </table:table-cell>
            <table:table-cell table:style-name="ce39" office:value-type="string" calcext:value-type="string">
              <text:p>Solvents</text:p>
            </table:table-cell>
            <table:table-cell table:style-name="ce39" office:value-type="string" calcext:value-type="string">
              <text:p>Paraffin Waxes</text:p>
            </table:table-cell>
            <table:table-cell table:style-name="ce39" office:value-type="string" calcext:value-type="string">
              <text:p>Petroleum Coke</text:p>
            </table:table-cell>
            <table:table-cell table:style-name="ce39" office:value-type="string" calcext:value-type="string">
              <text:p>Other Petroleum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table:number-columns-repeated="8"/>
            <table:table-cell table:style-name="ce52" office:value-type="string" calcext:value-type="string">
              <text:p>Products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43893.32448" calcext:value-type="float">
            <text:p><text:s/>1,243,893 <text:s/></text:p>
          </table:table-cell>
          <table:table-cell table:style-name="ce42" office:value-type="float" office:value="2259.3213" calcext:value-type="float">
            <text:p><text:s/>2,259 <text:s/></text:p>
          </table:table-cell>
          <table:table-cell table:style-name="ce42" office:value-type="float" office:value="308076.48" calcext:value-type="float">
            <text:p><text:s/>308,076 <text:s/></text:p>
          </table:table-cell>
          <table:table-cell table:style-name="ce42" office:value-type="float" office:value="94748" calcext:value-type="float">
            <text:p><text:s/>94,748 <text:s/></text:p>
          </table:table-cell>
          <table:table-cell table:style-name="ce42" office:value-type="float" office:value="1574808.78082151" calcext:value-type="float">
            <text:p><text:s/>1,574,809 <text:s/></text:p>
          </table:table-cell>
          <table:table-cell table:style-name="ce42" office:value-type="float" office:value="106973.1" calcext:value-type="float">
            <text:p><text:s/>106,973 <text:s/></text:p>
          </table:table-cell>
          <table:table-cell table:style-name="ce42" office:value-type="float" office:value="30332.62" calcext:value-type="float">
            <text:p><text:s/>30,333 <text:s/></text:p>
          </table:table-cell>
          <table:table-cell table:style-name="ce42" office:value-type="float" office:value="45971.2692" calcext:value-type="float">
            <text:p><text:s/>45,97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9974294.2152" calcext:value-type="float">
            <text:p><text:s/>9,974,294 <text:s/></text:p>
          </table:table-cell>
          <table:table-cell table:style-name="ce42" office:value-type="float" office:value="1776048.17088" calcext:value-type="float">
            <text:p><text:s/>1,776,048 <text:s/></text:p>
          </table:table-cell>
          <table:table-cell table:style-name="ce42" office:value-type="float" office:value="1.8" calcext:value-type="float">
            <text:p><text:s/>2 <text:s/></text:p>
          </table:table-cell>
          <table:table-cell table:style-name="ce42" office:value-type="float" office:value="704128.32" calcext:value-type="float">
            <text:p><text:s/>704,128 <text:s/></text:p>
          </table:table-cell>
          <table:table-cell table:style-name="ce42" office:value-type="float" office:value="265798" calcext:value-type="float">
            <text:p><text:s/>265,798 <text:s/></text:p>
          </table:table-cell>
          <table:table-cell table:style-name="ce42" office:value-type="float" office:value="240455.270449701" calcext:value-type="float">
            <text:p><text:s/>240,455 <text:s/></text:p>
          </table:table-cell>
          <table:table-cell table:style-name="ce42" office:value-type="float" office:value="5335.2" calcext:value-type="float">
            <text:p><text:s/>5,335 <text:s/></text:p>
          </table:table-cell>
          <table:table-cell table:style-name="ce42" office:value-type="float" office:value="559662.2262" calcext:value-type="float">
            <text:p><text:s/>559,662 <text:s/></text:p>
          </table:table-cell>
          <table:table-cell table:style-name="ce42" office:value-type="float" office:value="221637.0501834" calcext:value-type="float">
            <text:p><text:s/>221,63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style-name="ce42" office:value-type="float" office:value="209836.48056" calcext:value-type="float">
            <text:p><text:s/>209,836 <text:s/></text:p>
          </table:table-cell>
          <table:table-cell table:style-name="ce42" office:value-type="float" office:value="1088271.58272" calcext:value-type="float">
            <text:p><text:s/>1,088,272 <text:s/></text:p>
          </table:table-cell>
          <table:table-cell table:style-name="ce42" office:value-type="float" office:value="112.32" calcext:value-type="float">
            <text:p><text:s/>11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96.188" calcext:value-type="float">
            <text:p><text:s/>1,69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3.64" calcext:value-type="float">
            <text:p><text:s/>5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-128748.87396" calcext:value-type="float">
            <text:p><text:s/>-128,749 <text:s/></text:p>
          </table:table-cell>
          <table:table-cell table:style-name="ce42" office:value-type="float" office:value="-232324.65408" calcext:value-type="float">
            <text:p><text:s/>-232,325 <text:s/></text:p>
          </table:table-cell>
          <table:table-cell table:style-name="ce42" office:value-type="float" office:value="556.7661" calcext:value-type="float">
            <text:p><text:s/>557 <text:s/></text:p>
          </table:table-cell>
          <table:table-cell table:style-name="ce42" office:value-type="float" office:value="-35635.45152" calcext:value-type="float">
            <text:p><text:s/>-35,635 <text:s/></text:p>
          </table:table-cell>
          <table:table-cell table:style-name="ce42" office:value-type="float" office:value="-5427.583" calcext:value-type="float">
            <text:p><text:s/>-5,428 <text:s/></text:p>
          </table:table-cell>
          <table:table-cell table:style-name="ce42" office:value-type="float" office:value="4367.05247000001" calcext:value-type="float">
            <text:p><text:s/>4,36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867.2732" calcext:value-type="float">
            <text:p><text:s/>9,867 <text:s/></text:p>
          </table:table-cell>
          <table:table-cell table:style-name="ce42" office:value-type="float" office:value="240156.2879817" calcext:value-type="float">
            <text:p><text:s/>240,156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-10055381.8218" calcext:value-type="float">
            <text:p><text:s/>-10,055,382 <text:s/></text:p>
          </table:table-cell>
          <table:table-cell table:style-name="ce43" office:value-type="float" office:value="-1388101.77504" calcext:value-type="float">
            <text:p><text:s/>-1,388,102 <text:s/></text:p>
          </table:table-cell>
          <table:table-cell table:style-name="ce43" office:value-type="float" office:value="1588.4352" calcext:value-type="float">
            <text:p><text:s/>1,588 <text:s/></text:p>
          </table:table-cell>
          <table:table-cell table:style-name="ce43" office:value-type="float" office:value="-360416.38848" calcext:value-type="float">
            <text:p><text:s/>-360,416 <text:s/></text:p>
          </table:table-cell>
          <table:table-cell table:style-name="ce43" office:value-type="float" office:value="-165622.417" calcext:value-type="float">
            <text:p><text:s/>-165,622 <text:s/></text:p>
          </table:table-cell>
          <table:table-cell table:style-name="ce43" office:value-type="float" office:value="1328290.26990181" calcext:value-type="float">
            <text:p><text:s/>1,328,290 <text:s/></text:p>
          </table:table-cell>
          <table:table-cell table:style-name="ce43" office:value-type="float" office:value="101637.9" calcext:value-type="float">
            <text:p><text:s/>101,638 <text:s/></text:p>
          </table:table-cell>
          <table:table-cell table:style-name="ce43" office:value-type="float" office:value="-539196.8794" calcext:value-type="float">
            <text:p><text:s/>-539,197 <text:s/></text:p>
          </table:table-cell>
          <table:table-cell table:style-name="ce43" office:value-type="float" office:value="-415875.7089651" calcext:value-type="float">
            <text:p><text:s/>-415,87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21082.31916" calcext:value-type="float">
            <text:p><text:s/>21,082 <text:s/></text:p>
          </table:table-cell>
          <table:table-cell table:style-name="ce42" office:value-type="float" office:value="256484.98656" calcext:value-type="float">
            <text:p><text:s/>256,485 <text:s/></text:p>
          </table:table-cell>
          <table:table-cell table:style-name="ce42" office:value-type="float" office:value="768.0555" calcext:value-type="float">
            <text:p><text:s/>768 <text:s/></text:p>
          </table:table-cell>
          <table:table-cell table:style-name="ce42" office:value-type="float" office:value="347.87808" calcext:value-type="float">
            <text:p><text:s/>34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39.78066" calcext:value-type="float">
            <text:p><text:s/>74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46.0806" calcext:value-type="float">
            <text:p><text:s/>1,246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-85495.45536" calcext:value-type="float">
            <text:p><text:s/>-85,495 <text:s/></text:p>
          </table:table-cell>
          <table:table-cell table:style-name="ce43" office:value-type="float" office:value="-354124.88322" calcext:value-type="float">
            <text:p><text:s/>-354,125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69970.518776004" calcext:value-type="float">
            <text:p><text:s/>69,971 <text:s/></text:p>
          </table:table-cell>
          <table:table-cell table:style-name="ce42" office:value-type="float" office:value="1153355.93498467" calcext:value-type="float">
            <text:p><text:s/>1,153,35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1730.5416514628" calcext:value-type="float">
            <text:p><text:s/>11,73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68412.96" calcext:value-type="float">
            <text:p><text:s/>68,413 <text:s/></text:p>
          </table:table-cell>
          <table:table-cell table:style-name="ce42" office:value-type="float" office:value="1061937.6" calcext:value-type="float">
            <text:p><text:s/>1,061,93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style-name="ce42" office:value-type="float" office:value="163.00788" calcext:value-type="float">
            <text:p><text:s/>163 <text:s/></text:p>
          </table:table-cell>
          <table:table-cell table:style-name="ce42" office:value-type="float" office:value="1885.18848" calcext:value-type="float">
            <text:p><text:s/>1,88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188.76832" calcext:value-type="float">
            <text:p><text:s/>2,18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1394.550896004" calcext:value-type="float">
            <text:p><text:s/>1,395 <text:s/></text:p>
          </table:table-cell>
          <table:table-cell table:style-name="ce43" office:value-type="float" office:value="87344.3781846682" calcext:value-type="float">
            <text:p><text:s/>87,344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43" office:value-type="float" office:value="11730.5416514628" calcext:value-type="float">
            <text:p><text:s/>11,73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14936184.98904" calcext:value-type="float">
            <text:p><text:s/>14,936,185 <text:s/></text:p>
          </table:table-cell>
          <table:table-cell table:style-name="ce42" office:value-type="float" office:value="3722871.64638" calcext:value-type="float">
            <text:p><text:s/>3,722,872 <text:s/></text:p>
          </table:table-cell>
          <table:table-cell table:style-name="ce42" office:value-type="float" office:value="579.1203" calcext:value-type="float">
            <text:p><text:s/>579 <text:s/></text:p>
          </table:table-cell>
          <table:table-cell table:style-name="ce42" office:value-type="float" office:value="886513.11264" calcext:value-type="float">
            <text:p><text:s/>886,513 <text:s/></text:p>
          </table:table-cell>
          <table:table-cell table:style-name="ce42" office:value-type="float" office:value="619032.117" calcext:value-type="float">
            <text:p><text:s/>619,032 <text:s/></text:p>
          </table:table-cell>
          <table:table-cell table:style-name="ce42" office:value-type="float" office:value="44924.06706" calcext:value-type="float">
            <text:p><text:s/>44,92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07041.18" calcext:value-type="float">
            <text:p><text:s/>1,007,041 <text:s/></text:p>
          </table:table-cell>
          <table:table-cell table:style-name="ce42" office:value-type="float" office:value="1226570.2400672" calcext:value-type="float">
            <text:p><text:s/>1,226,57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14910714.9260496" calcext:value-type="float">
            <text:p><text:s/>14,910,715 <text:s/></text:p>
          </table:table-cell>
          <table:table-cell table:style-name="ce42" office:value-type="float" office:value="3722871.64638" calcext:value-type="float">
            <text:p><text:s/>3,722,872 <text:s/></text:p>
          </table:table-cell>
          <table:table-cell table:style-name="ce42" office:value-type="float" office:value="579.1203" calcext:value-type="float">
            <text:p><text:s/>579 <text:s/></text:p>
          </table:table-cell>
          <table:table-cell table:style-name="ce42" office:value-type="float" office:value="886513.11264" calcext:value-type="float">
            <text:p><text:s/>886,513 <text:s/></text:p>
          </table:table-cell>
          <table:table-cell table:style-name="ce42" office:value-type="float" office:value="619032.117" calcext:value-type="float">
            <text:p><text:s/>619,032 <text:s/></text:p>
          </table:table-cell>
          <table:table-cell table:style-name="ce42" office:value-type="float" office:value="44924.06706" calcext:value-type="float">
            <text:p><text:s/>44,92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07041.18" calcext:value-type="float">
            <text:p><text:s/>1,007,041 <text:s/></text:p>
          </table:table-cell>
          <table:table-cell table:style-name="ce42" office:value-type="float" office:value="1196232.4241264" calcext:value-type="float">
            <text:p><text:s/>1,196,232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25470.0629904" calcext:value-type="float">
            <text:p><text:s/>25,470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43" office:value-type="float" office:value="30337.8159408" calcext:value-type="float">
            <text:p><text:s/>30,33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31109.90232" calcext:value-type="float">
            <text:p><text:s/>31,110 <text:s/></text:p>
          </table:table-cell>
          <table:table-cell table:style-name="ce42" office:value-type="float" office:value="84005.3916997536" calcext:value-type="float">
            <text:p><text:s/>84,00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25963.76" calcext:value-type="float">
            <text:p><text:s/>425,964 <text:s/></text:p>
          </table:table-cell>
          <table:table-cell table:style-name="ce42" office:value-type="float" office:value="23871.6183485372" calcext:value-type="float">
            <text:p><text:s/>23,87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31101.69972" calcext:value-type="float">
            <text:p><text:s/>31,102 <text:s/></text:p>
          </table:table-cell>
          <table:table-cell table:style-name="ce42" office:value-type="float" office:value="82586.5116997536" calcext:value-type="float">
            <text:p><text:s/>82,58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25963.76" calcext:value-type="float">
            <text:p><text:s/>425,964 <text:s/></text:p>
          </table:table-cell>
          <table:table-cell table:style-name="ce42" office:value-type="float" office:value="23871.6183485372" calcext:value-type="float">
            <text:p><text:s/>23,87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16" calcext:value-type="float">
            <text:p><text:s/>1,41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style-name="ce43" office:value-type="float" office:value="8.2026" calcext:value-type="float">
            <text:p><text:s/>8 <text:s/></text:p>
          </table:table-cell>
          <table:table-cell table:style-name="ce43" office:value-type="float" office:value="2.88" calcext:value-type="float">
            <text:p><text:s/>3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4844135.882344" calcext:value-type="float">
            <text:p><text:s/>4,844,136 <text:s/></text:p>
          </table:table-cell>
          <table:table-cell table:style-name="ce44" office:value-type="float" office:value="1195048.44131558" calcext:value-type="float">
            <text:p><text:s/>1,195,048 <text:s/></text:p>
          </table:table-cell>
          <table:table-cell table:style-name="ce44" office:value-type="float" office:value="1399.5" calcext:value-type="float">
            <text:p><text:s/>1,400 <text:s/></text:p>
          </table:table-cell>
          <table:table-cell table:style-name="ce44" office:value-type="float" office:value="525748.84608" calcext:value-type="float">
            <text:p><text:s/>525,749 <text:s/></text:p>
          </table:table-cell>
          <table:table-cell table:style-name="ce44" office:value-type="float" office:value="453409.7" calcext:value-type="float">
            <text:p><text:s/>453,410 <text:s/></text:p>
          </table:table-cell>
          <table:table-cell table:style-name="ce44" office:value-type="float" office:value="1372474.55630181" calcext:value-type="float">
            <text:p><text:s/>1,372,475 <text:s/></text:p>
          </table:table-cell>
          <table:table-cell table:style-name="ce44" office:value-type="float" office:value="101637.9" calcext:value-type="float">
            <text:p><text:s/>101,638 <text:s/></text:p>
          </table:table-cell>
          <table:table-cell table:style-name="ce44" office:value-type="float" office:value="41880.5406" calcext:value-type="float">
            <text:p><text:s/>41,881 <text:s/></text:p>
          </table:table-cell>
          <table:table-cell table:style-name="ce44" office:value-type="float" office:value="773846.2905021" calcext:value-type="float">
            <text:p><text:s/>773,846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4844135.882344" calcext:value-type="float">
            <text:p><text:s/>4,844,136 <text:s/></text:p>
          </table:table-cell>
          <table:table-cell table:style-name="ce44" office:value-type="float" office:value="1195048.44131558" calcext:value-type="float">
            <text:p><text:s/>1,195,048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44" office:value-type="float" office:value="10744.2" calcext:value-type="float">
            <text:p><text:s/>10,74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94001.961783996" calcext:value-type="float">
            <text:p><text:s/>94,002 <text:s/></text:p>
          </table:table-cell>
          <table:table-cell table:style-name="ce42" office:value-type="float" office:value="966762.534115578" calcext:value-type="float">
            <text:p><text:s/>966,76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0744.2" calcext:value-type="float">
            <text:p><text:s/>10,74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style-name="ce42" office:value-type="float" office:value="2078.4456" calcext:value-type="float">
            <text:p><text:s/>2,078 <text:s/></text:p>
          </table:table-cell>
          <table:table-cell table:style-name="ce42" office:value-type="float" office:value="2727.36" calcext:value-type="float">
            <text:p><text:s/>2,72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12609.88092" calcext:value-type="float">
            <text:p><text:s/>12,610 <text:s/></text:p>
          </table:table-cell>
          <table:table-cell table:style-name="ce42" office:value-type="float" office:value="104724.057279101" calcext:value-type="float">
            <text:p><text:s/>104,72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466.536" calcext:value-type="float">
            <text:p><text:s/>467 <text:s/></text:p>
          </table:table-cell>
          <table:table-cell table:style-name="ce42" office:value-type="float" office:value="107992.4736" calcext:value-type="float">
            <text:p><text:s/>107,99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699.584" calcext:value-type="float">
            <text:p><text:s/>4,70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31.08168" calcext:value-type="float">
            <text:p><text:s/>31 <text:s/></text:p>
          </table:table-cell>
          <table:table-cell table:style-name="ce42" office:value-type="float" office:value="762.048" calcext:value-type="float">
            <text:p><text:s/>76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659.33784" calcext:value-type="float">
            <text:p><text:s/>659 <text:s/></text:p>
          </table:table-cell>
          <table:table-cell table:style-name="ce42" office:value-type="float" office:value="43725.5656750982" calcext:value-type="float">
            <text:p><text:s/>43,72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115.58232" calcext:value-type="float">
            <text:p><text:s/>116 <text:s/></text:p>
          </table:table-cell>
          <table:table-cell table:style-name="ce42" office:value-type="float" office:value="202.56" calcext:value-type="float">
            <text:p><text:s/>20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49793.278383954" calcext:value-type="float">
            <text:p><text:s/>49,793 <text:s/></text:p>
          </table:table-cell>
          <table:table-cell table:style-name="ce42" office:value-type="float" office:value="259054.315641379" calcext:value-type="float">
            <text:p><text:s/>259,05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46984.056" calcext:value-type="float">
            <text:p><text:s/>46,984 <text:s/></text:p>
          </table:table-cell>
          <table:table-cell table:style-name="ce42" office:value-type="float" office:value="140336.581212605" calcext:value-type="float">
            <text:p><text:s/>140,33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7561.2608" calcext:value-type="float">
            <text:p>( 17,561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46984.056" calcext:value-type="float">
            <text:p>( 46,984 <text:s/>)</text:p>
          </table:table-cell>
          <table:table-cell table:style-name="ce45" office:value-type="float" office:value="120058.424412605" calcext:value-type="float">
            <text:p>( 120,058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2716.896" calcext:value-type="float">
            <text:p>( 2,717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303.670383954" calcext:value-type="float">
            <text:p><text:s/>304 <text:s/></text:p>
          </table:table-cell>
          <table:table-cell table:style-name="ce42" office:value-type="float" office:value="79272.9013162464" calcext:value-type="float">
            <text:p><text:s/>79,27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2320.752" calcext:value-type="float">
            <text:p><text:s/>2,321 <text:s/></text:p>
          </table:table-cell>
          <table:table-cell table:style-name="ce42" office:value-type="float" office:value="39444.833112528" calcext:value-type="float">
            <text:p><text:s/>39,44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184.8" calcext:value-type="float">
            <text:p><text:s/>185 <text:s/></text:p>
          </table:table-cell>
          <table:table-cell table:number-columns-repeated="8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1476.81828" calcext:value-type="float">
            <text:p><text:s/>1,477 <text:s/></text:p>
          </table:table-cell>
          <table:table-cell table:style-name="ce42" office:value-type="float" office:value="33580.14816" calcext:value-type="float">
            <text:p><text:s/>33,58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16.68156" calcext:value-type="float">
            <text:p><text:s/>17 <text:s/></text:p>
          </table:table-cell>
          <table:table-cell table:style-name="ce42" office:value-type="float" office:value="9884.6592" calcext:value-type="float">
            <text:p><text:s/>9,88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11.82048" calcext:value-type="float">
            <text:p><text:s/>12 <text:s/></text:p>
          </table:table-cell>
          <table:table-cell table:style-name="ce46" office:value-type="float" office:value="31339.8672" calcext:value-type="float">
            <text:p><text:s/>31,340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2437.88168" calcext:value-type="float">
            <text:p><text:s/>12,438 <text:s/></text:p>
          </table:table-cell>
          <table:table-cell table:style-name="ce42" office:value-type="float" office:value="206309.5488" calcext:value-type="float">
            <text:p><text:s/>206,31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0858.83372" calcext:value-type="float">
            <text:p><text:s/>10,859 <text:s/></text:p>
          </table:table-cell>
          <table:table-cell table:style-name="ce42" office:value-type="float" office:value="23722.3488" calcext:value-type="float">
            <text:p><text:s/>23,72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1579.04796" calcext:value-type="float">
            <text:p><text:s/>1,579 <text:s/></text:p>
          </table:table-cell>
          <table:table-cell table:style-name="ce42" office:value-type="float" office:value="182587.2" calcext:value-type="float">
            <text:p><text:s/>182,58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524.16" calcext:value-type="float">
            <text:p>( 524 <text:s/>)</text:p>
          </table:table-cell>
          <table:table-cell table:style-name="ce45" office:value-type="float" office:value="12842.688" calcext:value-type="float">
            <text:p>( 12,843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950.05596" calcext:value-type="float">
            <text:p>( 950 <text:s/>)</text:p>
          </table:table-cell>
          <table:table-cell table:style-name="ce47" office:value-type="float" office:value="134054.592" calcext:value-type="float">
            <text:p>( 134,055 <text:s/>)</text:p>
          </table:table-cell>
          <table:table-cell table:number-columns-repeated="7" table:style-name="ce47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5351.16792" calcext:value-type="float">
            <text:p><text:s/>5,351 <text:s/></text:p>
          </table:table-cell>
          <table:table-cell table:style-name="ce42" office:value-type="float" office:value="111402.74784" calcext:value-type="float">
            <text:p><text:s/>111,40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0744.2" calcext:value-type="float">
            <text:p><text:s/>10,744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5287.99992" calcext:value-type="float">
            <text:p><text:s/>5,288 <text:s/></text:p>
          </table:table-cell>
          <table:table-cell table:style-name="ce42" office:value-type="float" office:value="79970.47584" calcext:value-type="float">
            <text:p><text:s/>79,97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0744.2" calcext:value-type="float">
            <text:p><text:s/>10,744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63.168" calcext:value-type="float">
            <text:p><text:s/>63 <text:s/></text:p>
          </table:table-cell>
          <table:table-cell table:style-name="ce42" office:value-type="float" office:value="31432.272" calcext:value-type="float">
            <text:p><text:s/>31,43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style-name="ce45" office:value-type="float" office:value="0.168" calcext:value-type="float">
            <text:p>( 0 <text:s/>)</text:p>
          </table:table-cell>
          <table:table-cell table:style-name="ce45" office:value-type="float" office:value="25990.8" calcext:value-type="float">
            <text:p>( 25,991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267.18132" calcext:value-type="float">
            <text:p><text:s/>267 <text:s/></text:p>
          </table:table-cell>
          <table:table-cell table:style-name="ce42" office:value-type="float" office:value="15935.8464" calcext:value-type="float">
            <text:p><text:s/>15,93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234.3894" calcext:value-type="float">
            <text:p><text:s/>234 <text:s/></text:p>
          </table:table-cell>
          <table:table-cell table:style-name="ce46" office:value-type="float" office:value="2894.208" calcext:value-type="float">
            <text:p><text:s/>2,894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4090.2204" calcext:value-type="float">
            <text:p><text:s/>4,090 <text:s/></text:p>
          </table:table-cell>
          <table:table-cell table:style-name="ce42" office:value-type="float" office:value="7537.75872" calcext:value-type="float">
            <text:p><text:s/>7,53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style-name="ce45" office:value-type="float" office:value="3806.77248" calcext:value-type="float">
            <text:p>( 3,807 <text:s/>)</text:p>
          </table:table-cell>
          <table:table-cell table:style-name="ce45" office:value-type="float" office:value="5387.07072" calcext:value-type="float">
            <text:p>( 5,387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2227.29864" calcext:value-type="float">
            <text:p><text:s/>2,227 <text:s/></text:p>
          </table:table-cell>
          <table:table-cell table:style-name="ce42" office:value-type="float" office:value="7208.928" calcext:value-type="float">
            <text:p><text:s/>7,20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19.2822" calcext:value-type="float">
            <text:p><text:s/>19 <text:s/></text:p>
          </table:table-cell>
          <table:table-cell table:style-name="ce42" office:value-type="float" office:value="1924.8" calcext:value-type="float">
            <text:p><text:s/>1,92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style-name="ce42" office:value-type="float" office:value="806.505000042" calcext:value-type="float">
            <text:p><text:s/>807 <text:s/></text:p>
          </table:table-cell>
          <table:table-cell table:style-name="ce42" office:value-type="float" office:value="10472.7936" calcext:value-type="float">
            <text:p><text:s/>10,47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style-name="ce42" office:value-type="float" office:value="1308.57216" calcext:value-type="float">
            <text:p><text:s/>1,309 <text:s/></text:p>
          </table:table-cell>
          <table:table-cell table:style-name="ce42" office:value-type="float" office:value="4383.264" calcext:value-type="float">
            <text:p><text:s/>4,38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style-name="ce42" office:value-type="float" office:value="4005059.96352" calcext:value-type="float">
            <text:p><text:s/>4,005,060 <text:s/></text:p>
          </table:table-cell>
          <table:table-cell table:style-name="ce42" office:value-type="float" office:value="36180.7728" calcext:value-type="float">
            <text:p><text:s/>36,18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style-name="ce42" office:value-type="float" office:value="3987033.91128" calcext:value-type="float">
            <text:p><text:s/>3,987,034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style-name="ce42" office:value-type="float" office:value="117.6" calcext:value-type="float">
            <text:p><text:s/>118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style-name="ce42" office:value-type="float" office:value="17908.45224" calcext:value-type="float">
            <text:p><text:s/>17,908 <text:s/></text:p>
          </table:table-cell>
          <table:table-cell table:style-name="ce42" office:value-type="float" office:value="36180.7728" calcext:value-type="float">
            <text:p><text:s/>36,18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style-name="ce42" office:value-type="float" office:value="448882.04676" calcext:value-type="float">
            <text:p><text:s/>448,882 <text:s/></text:p>
          </table:table-cell>
          <table:table-cell table:style-name="ce42" office:value-type="float" office:value="27088.3104" calcext:value-type="float">
            <text:p><text:s/>27,08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style-name="ce42" office:value-type="float" office:value="57190.80864" calcext:value-type="float">
            <text:p><text:s/>57,191 <text:s/></text:p>
          </table:table-cell>
          <table:table-cell table:style-name="ce42" office:value-type="float" office:value="1196.9952" calcext:value-type="float">
            <text:p><text:s/>1,19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style-name="ce43" office:value-type="float" office:value="391691.23812" calcext:value-type="float">
            <text:p><text:s/>391,691 <text:s/></text:p>
          </table:table-cell>
          <table:table-cell table:style-name="ce43" office:value-type="float" office:value="25891.3152" calcext:value-type="float">
            <text:p><text:s/>25,891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296191.91028" calcext:value-type="float">
            <text:p><text:s/>296,192 <text:s/></text:p>
          </table:table-cell>
          <table:table-cell table:style-name="ce42" office:value-type="float" office:value="165016.824" calcext:value-type="float">
            <text:p><text:s/>165,01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style-name="ce42" office:value-type="float" office:value="48257.12892" calcext:value-type="float">
            <text:p><text:s/>48,257 <text:s/></text:p>
          </table:table-cell>
          <table:table-cell table:style-name="ce42" office:value-type="float" office:value="116645.5776" calcext:value-type="float">
            <text:p><text:s/>116,64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688.62612" calcext:value-type="float">
            <text:p><text:s/>689 <text:s/></text:p>
          </table:table-cell>
          <table:table-cell table:style-name="ce42" office:value-type="float" office:value="3664.032" calcext:value-type="float">
            <text:p><text:s/>3,66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style-name="ce42" office:value-type="float" office:value="20642.27844" calcext:value-type="float">
            <text:p><text:s/>20,642 <text:s/></text:p>
          </table:table-cell>
          <table:table-cell table:style-name="ce42" office:value-type="float" office:value="4856.64" calcext:value-type="float">
            <text:p><text:s/>4,85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style-name="ce42" office:value-type="float" office:value="164.84664" calcext:value-type="float">
            <text:p><text:s/>165 <text:s/></text:p>
          </table:table-cell>
          <table:table-cell table:style-name="ce42" office:value-type="float" office:value="9.6" calcext:value-type="float">
            <text:p><text:s/>1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style-name="ce42" office:value-type="float" office:value="1737.43332" calcext:value-type="float">
            <text:p><text:s/>1,737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34.64244" calcext:value-type="float">
            <text:p><text:s/>35 <text:s/></text:p>
          </table:table-cell>
          <table:table-cell table:style-name="ce42" office:value-type="float" office:value="12.48" calcext:value-type="float">
            <text:p><text:s/>1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style-name="ce42" office:value-type="float" office:value="480.57996" calcext:value-type="float">
            <text:p><text:s/>481 <text:s/></text:p>
          </table:table-cell>
          <table:table-cell table:style-name="ce42" office:value-type="float" office:value="799.872" calcext:value-type="float">
            <text:p><text:s/>80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style-name="ce42" office:value-type="float" office:value="5256.069" calcext:value-type="float">
            <text:p><text:s/>5,256 <text:s/></text:p>
          </table:table-cell>
          <table:table-cell table:style-name="ce42" office:value-type="float" office:value="5320.64064" calcext:value-type="float">
            <text:p><text:s/>5,32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177141.45624" calcext:value-type="float">
            <text:p><text:s/>177,141 <text:s/></text:p>
          </table:table-cell>
          <table:table-cell table:style-name="ce42" office:value-type="float" office:value="1975.11456" calcext:value-type="float">
            <text:p><text:s/>1,97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41788.8492" calcext:value-type="float">
            <text:p><text:s/>41,789 <text:s/></text:p>
          </table:table-cell>
          <table:table-cell table:style-name="ce43" office:value-type="float" office:value="31732.8672" calcext:value-type="float">
            <text:p><text:s/>31,733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99.5" calcext:value-type="float">
            <text:p><text:s/>1,400 <text:s/></text:p>
          </table:table-cell>
          <table:table-cell table:style-name="ce42" office:value-type="float" office:value="525748.84608" calcext:value-type="float">
            <text:p><text:s/>525,749 <text:s/></text:p>
          </table:table-cell>
          <table:table-cell table:style-name="ce42" office:value-type="float" office:value="453409.7" calcext:value-type="float">
            <text:p><text:s/>453,410 <text:s/></text:p>
          </table:table-cell>
          <table:table-cell table:style-name="ce42" office:value-type="float" office:value="1372474.55630181" calcext:value-type="float">
            <text:p><text:s/>1,372,475 <text:s/></text:p>
          </table:table-cell>
          <table:table-cell table:style-name="ce42" office:value-type="float" office:value="101637.9" calcext:value-type="float">
            <text:p><text:s/>101,638 <text:s/></text:p>
          </table:table-cell>
          <table:table-cell table:style-name="ce42" office:value-type="float" office:value="41880.5406" calcext:value-type="float">
            <text:p><text:s/>41,881 <text:s/></text:p>
          </table:table-cell>
          <table:table-cell table:style-name="ce42" office:value-type="float" office:value="763102.0905021" calcext:value-type="float">
            <text:p><text:s/>763,102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99.5" calcext:value-type="float">
            <text:p><text:s/>1,400 <text:s/></text:p>
          </table:table-cell>
          <table:table-cell table:style-name="ce42" office:value-type="float" office:value="525748.84608" calcext:value-type="float">
            <text:p><text:s/>525,749 <text:s/></text:p>
          </table:table-cell>
          <table:table-cell table:style-name="ce42" office:value-type="float" office:value="453409.7" calcext:value-type="float">
            <text:p><text:s/>453,410 <text:s/></text:p>
          </table:table-cell>
          <table:table-cell table:style-name="ce42" office:value-type="float" office:value="1372474.55630181" calcext:value-type="float">
            <text:p><text:s/>1,372,475 <text:s/></text:p>
          </table:table-cell>
          <table:table-cell table:style-name="ce42" office:value-type="float" office:value="101637.9" calcext:value-type="float">
            <text:p><text:s/>101,638 <text:s/></text:p>
          </table:table-cell>
          <table:table-cell table:style-name="ce42" office:value-type="float" office:value="41880.5406" calcext:value-type="float">
            <text:p><text:s/>41,881 <text:s/></text:p>
          </table:table-cell>
          <table:table-cell table:style-name="ce42" office:value-type="float" office:value="763102.0905021" calcext:value-type="float">
            <text:p><text:s/>763,102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300708.217177404" calcext:value-type="float">
            <text:p><text:s/>300,708 <text:s/></text:p>
          </table:table-cell>
          <table:table-cell table:style-name="ce42" office:value-type="float" office:value="4684534.1661716" calcext:value-type="float">
            <text:p><text:s/>4,684,53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40512.772927" calcext:value-type="float">
            <text:p><text:s/>40,513 <text:s/></text:p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273514.791909404" calcext:value-type="float">
            <text:p><text:s/>273,515 <text:s/></text:p>
          </table:table-cell>
          <table:table-cell table:style-name="ce42" office:value-type="float" office:value="4284352.5340906" calcext:value-type="float">
            <text:p><text:s/>4,284,35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style-name="ce42" office:value-type="float" office:value="22695.265158" calcext:value-type="float">
            <text:p><text:s/>22,695 <text:s/></text:p>
          </table:table-cell>
          <table:table-cell table:style-name="ce42" office:value-type="float" office:value="17268.483821" calcext:value-type="float">
            <text:p><text:s/>17,26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568.952401" calcext:value-type="float">
            <text:p><text:s/>6,56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4498.16011" calcext:value-type="float">
            <text:p><text:s/>4,498 <text:s/></text:p>
          </table:table-cell>
          <table:table-cell table:style-name="ce42" office:value-type="float" office:value="376344.195859" calcext:value-type="float">
            <text:p><text:s/>376,34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40512.772927" calcext:value-type="float">
            <text:p><text:s/>40,513 <text:s/></text:p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style-name="ce42" office:value-type="float" office:value="2505.808014" calcext:value-type="float">
            <text:p><text:s/>2,506 <text:s/></text:p>
          </table:table-cell>
          <table:table-cell table:style-name="ce42" office:value-type="float" office:value="1238142.420255" calcext:value-type="float">
            <text:p><text:s/>1,238,14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7896.817448" calcext:value-type="float">
            <text:p><text:s/>17,897 <text:s/></text:p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office:value-type="float" office:value="2505.808014" calcext:value-type="float">
            <text:p><text:s/>2,506 <text:s/></text:p>
          </table:table-cell>
          <table:table-cell table:style-name="ce43" office:value-type="float" office:value="1238142.420255" calcext:value-type="float">
            <text:p><text:s/>1,238,142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43" office:value-type="float" office:value="17896.817448" calcext:value-type="float">
            <text:p><text:s/>17,897 <text:s/></text:p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4.$A$1:.$AMJ$8" table:range-usable-as="repeat-column repeat-row"/>
        </table:named-expressions>
      </table:table>
      <table:table table:name="Page5" table:style-name="ta5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14" table:number-columns-repeated="2" table:default-cell-style-name="ce14"/>
        <table:table-column table:style-name="co4" table:default-cell-style-name="ce14"/>
        <table:table-column table:style-name="co15" table:default-cell-style-name="ce14"/>
        <table:table-column table:style-name="co14" table:number-columns-repeated="4" table:default-cell-style-name="ce14"/>
        <table:table-column table:style-name="co6" table:default-cell-style-name="ce13"/>
        <table:table-column table:style-name="co16" table:default-cell-style-name="ce13"/>
        <table:table-column table:style-name="co17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8年(西元2019年)</text:p>
            </table:table-cell>
            <table:covered-table-cell table:number-columns-repeated="2" table:style-name="ce2"/>
            <table:table-cell table:style-name="ce36"/>
            <table:table-cell table:style-name="ce53" table:number-columns-repeated="3"/>
            <table:table-cell table:style-name="ce49" office:value-type="string" calcext:value-type="string" table:number-columns-spanned="5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4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37" calcext:value-type="float">
              <text:p>37</text:p>
            </table:table-cell>
            <table:table-cell table:style-name="ce37" office:value-type="float" office:value="38" calcext:value-type="float">
              <text:p>38</text:p>
            </table:table-cell>
            <table:table-cell table:style-name="ce37" office:value-type="float" office:value="39" calcext:value-type="float">
              <text:p>39</text:p>
            </table:table-cell>
            <table:table-cell table:style-name="ce37" office:value-type="float" office:value="40" calcext:value-type="float">
              <text:p>40</text:p>
            </table:table-cell>
            <table:table-cell table:style-name="ce37" office:value-type="float" office:value="41" calcext:value-type="float">
              <text:p>41</text:p>
            </table:table-cell>
            <table:table-cell table:style-name="ce37" office:value-type="float" office:value="42" calcext:value-type="float">
              <text:p>42</text:p>
            </table:table-cell>
            <table:table-cell table:style-name="ce37" office:value-type="float" office:value="43" calcext:value-type="float">
              <text:p>43</text:p>
            </table:table-cell>
            <table:table-cell table:style-name="ce37" office:value-type="float" office:value="44" calcext:value-type="float">
              <text:p>44</text:p>
            </table:table-cell>
            <table:table-cell table:style-name="ce37" office:value-type="float" office:value="45" calcext:value-type="float">
              <text:p>45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天然氣合計</text:p>
            </table:table-cell>
            <table:table-cell table:style-name="ce38" office:value-type="string" calcext:value-type="string">
              <text:p>(自產)</text:p>
            </table:table-cell>
            <table:table-cell table:style-name="ce38" office:value-type="string" calcext:value-type="string">
              <text:p>(進口)</text:p>
            </table:table-cell>
            <table:table-cell table:style-name="ce38" office:value-type="string" calcext:value-type="string">
              <text:p>生質能及</text:p>
            </table:table-cell>
            <table:table-cell table:style-name="ce38" office:value-type="string" calcext:value-type="string">
              <text:p>生質能合計</text:p>
            </table:table-cell>
            <table:table-cell table:style-name="ce38" office:value-type="string" calcext:value-type="string">
              <text:p>固態生質能</text:p>
            </table:table-cell>
            <table:table-cell table:style-name="ce38" office:value-type="string" calcext:value-type="string">
              <text:p>液態生質能</text:p>
            </table:table-cell>
            <table:table-cell table:style-name="ce38" office:value-type="string" calcext:value-type="string">
              <text:p>氣態生質能</text:p>
            </table:table-cell>
            <table:table-cell table:style-name="ce38" office:value-type="string" calcext:value-type="string">
              <text:p>廢棄物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38" office:value-type="string" calcext:value-type="string">
              <text:p>天然氣</text:p>
            </table:table-cell>
            <table:table-cell table:style-name="ce38" office:value-type="string" calcext:value-type="string">
              <text:p>液化天然氣</text:p>
            </table:table-cell>
            <table:table-cell table:style-name="ce38" office:value-type="string" calcext:value-type="string">
              <text:p>廢棄物合計</text:p>
            </table:table-cell>
            <table:table-cell table:style-name="ce38" table:number-columns-repeated="3"/>
            <table:table-cell table:style-name="ce51"/>
            <table:table-cell table:style-name="ce38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(Indigenous)</text:p>
            </table:table-cell>
            <table:table-cell table:style-name="ce39" office:value-type="string" calcext:value-type="string">
              <text:p>(Imported)</text:p>
            </table:table-cell>
            <table:table-cell table:style-name="ce39" office:value-type="string" calcext:value-type="string">
              <text:p>Biomass and</text:p>
            </table:table-cell>
            <table:table-cell table:style-name="ce39" office:value-type="string" calcext:value-type="string">
              <text:p>Biomasss Total</text:p>
            </table:table-cell>
            <table:table-cell table:style-name="ce39" office:value-type="string" calcext:value-type="string">
              <text:p>Solid Biomass</text:p>
            </table:table-cell>
            <table:table-cell table:style-name="ce39" office:value-type="string" calcext:value-type="string">
              <text:p>Liguid Biomass</text:p>
            </table:table-cell>
            <table:table-cell table:style-name="ce39" office:value-type="string" calcext:value-type="string">
              <text:p>Biogas</text:p>
            </table:table-cell>
            <table:table-cell table:style-name="ce52" office:value-type="string" calcext:value-type="string">
              <text:p>Waste an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office:value-type="string" calcext:value-type="string">
              <text:p>Total</text:p>
            </table:table-cell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LNG</text:p>
            </table:table-cell>
            <table:table-cell table:style-name="ce52" office:value-type="string" calcext:value-type="string">
              <text:p>Waste Total</text:p>
            </table:table-cell>
            <table:table-cell table:style-name="ce52" table:number-columns-repeated="3"/>
            <table:table-cell table:style-name="ce39"/>
            <table:table-cell table:style-name="ce52" office:value-type="string" calcext:value-type="string">
              <text:p>Other Non-Specifie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38-C39</text:p>
            </table:table-cell>
            <table:table-cell table:style-name="ce40" table:number-columns-repeated="2"/>
            <table:table-cell table:style-name="ce40" office:value-type="string" calcext:value-type="string">
              <text:p>C41+C45</text:p>
            </table:table-cell>
            <table:table-cell table:style-name="ce40" office:value-type="string" calcext:value-type="string">
              <text:p>C42-C44</text:p>
            </table:table-cell>
            <table:table-cell table:style-name="ce40" table:number-columns-repeated="4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2" table:style-name="ce41" office:value-type="float" office:value="133778.2992" calcext:value-type="float">
            <text:p><text:s/>133,778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1520088.90791744" calcext:value-type="float">
            <text:p><text:s/>1,520,089 <text:s/></text:p>
          </table:table-cell>
          <table:table-cell table:style-name="ce41" office:value-type="float" office:value="150985.103061144" calcext:value-type="float">
            <text:p><text:s/>150,985 <text:s/></text:p>
          </table:table-cell>
          <table:table-cell table:style-name="ce41" office:value-type="float" office:value="145741.4396964" calcext:value-type="float">
            <text:p><text:s/>145,741 <text:s/></text:p>
          </table:table-cell>
          <table:table-cell table:style-name="ce41" office:value-type="float" office:value="14.112" calcext:value-type="float">
            <text:p><text:s/>14 <text:s/></text:p>
          </table:table-cell>
          <table:table-cell table:style-name="ce41" office:value-type="float" office:value="5229.5513647437" calcext:value-type="float">
            <text:p><text:s/>5,230 <text:s/></text:p>
          </table:table-cell>
          <table:table-cell table:style-name="ce41" office:value-type="float" office:value="1369103.8048563" calcext:value-type="float">
            <text:p><text:s/>1,369,104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19866068.2217508" calcext:value-type="float">
            <text:p><text:s/>19,866,06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866068.2217508" calcext:value-type="float">
            <text:p><text:s/>19,866,068 <text:s/></text:p>
          </table:table-cell>
          <table:table-cell table:number-columns-repeated="2" table:style-name="ce42" office:value-type="float" office:value="6761.4112699" calcext:value-type="float">
            <text:p><text:s/>6,761 <text:s/></text:p>
          </table:table-cell>
          <table:table-cell table:style-name="ce42" office:value-type="float" office:value="6697.5535699" calcext:value-type="float">
            <text:p><text:s/>6,698 <text:s/></text:p>
          </table:table-cell>
          <table:table-cell table:style-name="ce42" office:value-type="float" office:value="63.8577" calcext:value-type="float">
            <text:p><text:s/>6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230024.279852923" calcext:value-type="float">
            <text:p><text:s/>230,024 <text:s/></text:p>
          </table:table-cell>
          <table:table-cell table:style-name="ce42" office:value-type="float" office:value="147753.9702" calcext:value-type="float">
            <text:p><text:s/>147,754 <text:s/></text:p>
          </table:table-cell>
          <table:table-cell table:style-name="ce42" office:value-type="float" office:value="82270.3096529225" calcext:value-type="float">
            <text:p><text:s/>82,270 <text:s/></text:p>
          </table:table-cell>
          <table:table-cell table:number-columns-repeated="2" table:style-name="ce42" office:value-type="float" office:value="-10.25815" calcext:value-type="float">
            <text:p><text:s/>-1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10.25815" calcext:value-type="float">
            <text:p><text:s/>-1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9769822.2410979" calcext:value-type="float">
            <text:p><text:s/>19,769,822 <text:s/></text:p>
          </table:table-cell>
          <table:table-cell table:style-name="ce43" office:value-type="float" office:value="-13975.671" calcext:value-type="float">
            <text:p><text:s/>-13,976 <text:s/></text:p>
          </table:table-cell>
          <table:table-cell table:style-name="ce43" office:value-type="float" office:value="19783797.9120979" calcext:value-type="float">
            <text:p><text:s/>19,783,798 <text:s/></text:p>
          </table:table-cell>
          <table:table-cell table:style-name="ce43" office:value-type="float" office:value="1526860.57733734" calcext:value-type="float">
            <text:p><text:s/>1,526,861 <text:s/></text:p>
          </table:table-cell>
          <table:table-cell table:style-name="ce43" office:value-type="float" office:value="157756.772481044" calcext:value-type="float">
            <text:p><text:s/>157,757 <text:s/></text:p>
          </table:table-cell>
          <table:table-cell table:style-name="ce43" office:value-type="float" office:value="152438.9932663" calcext:value-type="float">
            <text:p><text:s/>152,439 <text:s/></text:p>
          </table:table-cell>
          <table:table-cell table:style-name="ce43" office:value-type="float" office:value="88.22785" calcext:value-type="float">
            <text:p><text:s/>88 <text:s/></text:p>
          </table:table-cell>
          <table:table-cell table:style-name="ce43" office:value-type="float" office:value="5229.5513647437" calcext:value-type="float">
            <text:p><text:s/>5,230 <text:s/></text:p>
          </table:table-cell>
          <table:table-cell table:style-name="ce43" office:value-type="float" office:value="1369103.8048563" calcext:value-type="float">
            <text:p><text:s/>1,369,10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21280665.8646979" calcext:value-type="float">
            <text:p><text:s/>21,280,66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1280665.8646979" calcext:value-type="float">
            <text:p><text:s/>21,280,666 <text:s/></text:p>
          </table:table-cell>
          <table:table-cell table:number-columns-repeated="2" table:style-name="ce42" office:value-type="float" office:value="56.9742" calcext:value-type="float">
            <text:p><text:s/>5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6.9742" calcext:value-type="float">
            <text:p><text:s/>5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41375.2627999999" calcext:value-type="float">
            <text:p><text:s/>41,375 <text:s/></text:p>
          </table:table-cell>
          <table:table-cell table:style-name="ce43" office:value-type="float" office:value="549.4736" calcext:value-type="float">
            <text:p><text:s/>549 <text:s/></text:p>
          </table:table-cell>
          <table:table-cell table:style-name="ce43" office:value-type="float" office:value="40825.7891999999" calcext:value-type="float">
            <text:p><text:s/>40,826 <text:s/></text:p>
          </table:table-cell>
          <table:table-cell table:style-name="ce43" office:value-type="float" office:value="-0.052949999973" calcext:value-type="float">
            <text:p><text:s/>-0 <text:s/></text:p>
          </table:table-cell>
          <table:table-cell table:style-name="ce43" office:value-type="float" office:value="-0.052950000002" calcext:value-type="float">
            <text:p><text:s/>-0 <text:s/></text:p>
          </table:table-cell>
          <table:table-cell table:style-name="ce43" office:value-type="float" office:value="-0.000000000002" calcext:value-type="float">
            <text:p><text:s/>-0 <text:s/></text:p>
          </table:table-cell>
          <table:table-cell table:style-name="ce43" office:value-type="float" office:value="-0.05295" calcext:value-type="float">
            <text:p><text:s/>-0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0.000000000029" calcext:value-type="float">
            <text:p><text:s/>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5537264.9039126" calcext:value-type="float">
            <text:p><text:s/>15,537,265 <text:s/></text:p>
          </table:table-cell>
          <table:table-cell table:style-name="ce42" office:value-type="float" office:value="2197.686992144" calcext:value-type="float">
            <text:p><text:s/>2,198 <text:s/></text:p>
          </table:table-cell>
          <table:table-cell table:style-name="ce42" office:value-type="float" office:value="15535067.2169205" calcext:value-type="float">
            <text:p><text:s/>15,535,067 <text:s/></text:p>
          </table:table-cell>
          <table:table-cell table:style-name="ce42" office:value-type="float" office:value="1140536.21903035" calcext:value-type="float">
            <text:p><text:s/>1,140,536 <text:s/></text:p>
          </table:table-cell>
          <table:table-cell table:style-name="ce42" office:value-type="float" office:value="48371.5288355695" calcext:value-type="float">
            <text:p><text:s/>48,372 <text:s/></text:p>
          </table:table-cell>
          <table:table-cell table:style-name="ce42" office:value-type="float" office:value="43450.5436666895" calcext:value-type="float">
            <text:p><text:s/>43,45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920.98516887999" calcext:value-type="float">
            <text:p><text:s/>4,921 <text:s/></text:p>
          </table:table-cell>
          <table:table-cell table:style-name="ce42" office:value-type="float" office:value="1092164.69019478" calcext:value-type="float">
            <text:p><text:s/>1,092,16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style-name="ce42" office:value-type="float" office:value="95694.7491" calcext:value-type="float">
            <text:p><text:s/>95,69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5694.7491" calcext:value-type="float">
            <text:p><text:s/>95,69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5361475.4" calcext:value-type="float">
            <text:p><text:s/>15,361,47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361475.4" calcext:value-type="float">
            <text:p><text:s/>15,361,47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916.9868373377" calcext:value-type="float">
            <text:p><text:s/>4,91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916.9868373377" calcext:value-type="float">
            <text:p><text:s/>4,91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0540.781145" calcext:value-type="float">
            <text:p><text:s/>30,54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0540.781145" calcext:value-type="float">
            <text:p><text:s/>30,541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80094.754812632" calcext:value-type="float">
            <text:p><text:s/>80,095 <text:s/></text:p>
          </table:table-cell>
          <table:table-cell table:style-name="ce43" office:value-type="float" office:value="2197.686992144" calcext:value-type="float">
            <text:p><text:s/>2,198 <text:s/></text:p>
          </table:table-cell>
          <table:table-cell table:style-name="ce43" office:value-type="float" office:value="77897.067820488" calcext:value-type="float">
            <text:p><text:s/>77,897 <text:s/></text:p>
          </table:table-cell>
          <table:table-cell table:style-name="ce43" office:value-type="float" office:value="1105078.45104801" calcext:value-type="float">
            <text:p><text:s/>1,105,078 <text:s/></text:p>
          </table:table-cell>
          <table:table-cell table:style-name="ce43" office:value-type="float" office:value="43454.5419982318" calcext:value-type="float">
            <text:p><text:s/>43,455 <text:s/></text:p>
          </table:table-cell>
          <table:table-cell table:style-name="ce43" office:value-type="float" office:value="43450.5436666895" calcext:value-type="float">
            <text:p><text:s/>43,451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3.998331542286" calcext:value-type="float">
            <text:p><text:s/>4 <text:s/></text:p>
          </table:table-cell>
          <table:table-cell table:style-name="ce43" office:value-type="float" office:value="1061623.90904978" calcext:value-type="float">
            <text:p><text:s/>1,061,62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21432841.3836" calcext:value-type="float">
            <text:p><text:s/>21,432,841 <text:s/></text:p>
          </table:table-cell>
          <table:table-cell table:style-name="ce42" office:value-type="float" office:value="1496867.9526" calcext:value-type="float">
            <text:p><text:s/>1,496,868 <text:s/></text:p>
          </table:table-cell>
          <table:table-cell table:style-name="ce42" office:value-type="float" office:value="19935973.431" calcext:value-type="float">
            <text:p><text:s/>19,935,97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21432841.3836" calcext:value-type="float">
            <text:p><text:s/>21,432,841 <text:s/></text:p>
          </table:table-cell>
          <table:table-cell table:style-name="ce43" office:value-type="float" office:value="1496867.9526" calcext:value-type="float">
            <text:p><text:s/>1,496,868 <text:s/></text:p>
          </table:table-cell>
          <table:table-cell table:style-name="ce43" office:value-type="float" office:value="19935973.431" calcext:value-type="float">
            <text:p><text:s/>19,935,973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355001.505365474" calcext:value-type="float">
            <text:p><text:s/>355,002 <text:s/></text:p>
          </table:table-cell>
          <table:table-cell table:style-name="ce42" office:value-type="float" office:value="17350.9424" calcext:value-type="float">
            <text:p><text:s/>17,351 <text:s/></text:p>
          </table:table-cell>
          <table:table-cell table:style-name="ce42" office:value-type="float" office:value="337650.562965474" calcext:value-type="float">
            <text:p><text:s/>337,651 <text:s/></text:p>
          </table:table-cell>
          <table:table-cell table:number-columns-repeated="2" table:style-name="ce42" office:value-type="float" office:value="2.9146" calcext:value-type="float">
            <text:p><text:s/>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.9146" calcext:value-type="float">
            <text:p><text:s/>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354579.443565474" calcext:value-type="float">
            <text:p><text:s/>354,579 <text:s/></text:p>
          </table:table-cell>
          <table:table-cell table:style-name="ce42" office:value-type="float" office:value="16928.9256" calcext:value-type="float">
            <text:p><text:s/>16,929 <text:s/></text:p>
          </table:table-cell>
          <table:table-cell table:style-name="ce42" office:value-type="float" office:value="337650.517965474" calcext:value-type="float">
            <text:p><text:s/>337,651 <text:s/></text:p>
          </table:table-cell>
          <table:table-cell table:number-columns-repeated="2" table:style-name="ce42" office:value-type="float" office:value="2.9146" calcext:value-type="float">
            <text:p><text:s/>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.9146" calcext:value-type="float">
            <text:p><text:s/>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2" table:style-name="ce42" office:value-type="float" office:value="69.9128" calcext:value-type="float">
            <text:p><text:s/>7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style-name="ce43" office:value-type="float" office:value="352.149" calcext:value-type="float">
            <text:p><text:s/>352 <text:s/></text:p>
          </table:table-cell>
          <table:table-cell table:style-name="ce43" office:value-type="float" office:value="352.104" calcext:value-type="float">
            <text:p><text:s/>352 <text:s/></text:p>
          </table:table-cell>
          <table:table-cell table:style-name="ce43" office:value-type="float" office:value="0.045" calcext:value-type="float">
            <text:p><text:s/>0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3988356.08792189" calcext:value-type="float">
            <text:p><text:s/>3,988,356 <text:s/></text:p>
          </table:table-cell>
          <table:table-cell table:style-name="ce44" office:value-type="float" office:value="1462794.17860786" calcext:value-type="float">
            <text:p><text:s/>1,462,794 <text:s/></text:p>
          </table:table-cell>
          <table:table-cell table:style-name="ce44" office:value-type="float" office:value="2525561.90931404" calcext:value-type="float">
            <text:p><text:s/>2,525,562 <text:s/></text:p>
          </table:table-cell>
          <table:table-cell table:style-name="ce44" office:value-type="float" office:value="386264.522456998" calcext:value-type="float">
            <text:p><text:s/>386,265 <text:s/></text:p>
          </table:table-cell>
          <table:table-cell table:style-name="ce44" office:value-type="float" office:value="109325.407795474" calcext:value-type="float">
            <text:p><text:s/>109,325 <text:s/></text:p>
          </table:table-cell>
          <table:table-cell table:style-name="ce44" office:value-type="float" office:value="108988.449599611" calcext:value-type="float">
            <text:p><text:s/>108,988 <text:s/></text:p>
          </table:table-cell>
          <table:table-cell table:style-name="ce44" office:value-type="float" office:value="28.392" calcext:value-type="float">
            <text:p><text:s/>28 <text:s/></text:p>
          </table:table-cell>
          <table:table-cell table:style-name="ce44" office:value-type="float" office:value="308.566195863714" calcext:value-type="float">
            <text:p><text:s/>309 <text:s/></text:p>
          </table:table-cell>
          <table:table-cell table:style-name="ce44" office:value-type="float" office:value="276939.114661524" calcext:value-type="float">
            <text:p><text:s/>276,939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3988356.08792189" calcext:value-type="float">
            <text:p><text:s/>3,988,356 <text:s/></text:p>
          </table:table-cell>
          <table:table-cell table:style-name="ce44" office:value-type="float" office:value="1462794.17860786" calcext:value-type="float">
            <text:p><text:s/>1,462,794 <text:s/></text:p>
          </table:table-cell>
          <table:table-cell table:style-name="ce44" office:value-type="float" office:value="2525561.90931404" calcext:value-type="float">
            <text:p><text:s/>2,525,562 <text:s/></text:p>
          </table:table-cell>
          <table:table-cell table:style-name="ce44" office:value-type="float" office:value="386264.522456998" calcext:value-type="float">
            <text:p><text:s/>386,265 <text:s/></text:p>
          </table:table-cell>
          <table:table-cell table:style-name="ce44" office:value-type="float" office:value="109325.407795474" calcext:value-type="float">
            <text:p><text:s/>109,325 <text:s/></text:p>
          </table:table-cell>
          <table:table-cell table:style-name="ce44" office:value-type="float" office:value="108988.449599611" calcext:value-type="float">
            <text:p><text:s/>108,988 <text:s/></text:p>
          </table:table-cell>
          <table:table-cell table:style-name="ce44" office:value-type="float" office:value="28.392" calcext:value-type="float">
            <text:p><text:s/>28 <text:s/></text:p>
          </table:table-cell>
          <table:table-cell table:style-name="ce44" office:value-type="float" office:value="308.566195863714" calcext:value-type="float">
            <text:p><text:s/>309 <text:s/></text:p>
          </table:table-cell>
          <table:table-cell table:style-name="ce44" office:value-type="float" office:value="276939.114661524" calcext:value-type="float">
            <text:p><text:s/>276,93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2866709.51732189" calcext:value-type="float">
            <text:p><text:s/>2,866,710 <text:s/></text:p>
          </table:table-cell>
          <table:table-cell table:style-name="ce42" office:value-type="float" office:value="513971.758607856" calcext:value-type="float">
            <text:p><text:s/>513,972 <text:s/></text:p>
          </table:table-cell>
          <table:table-cell table:style-name="ce42" office:value-type="float" office:value="2352737.75871404" calcext:value-type="float">
            <text:p><text:s/>2,352,738 <text:s/></text:p>
          </table:table-cell>
          <table:table-cell table:style-name="ce42" office:value-type="float" office:value="386236.130456998" calcext:value-type="float">
            <text:p><text:s/>386,236 <text:s/></text:p>
          </table:table-cell>
          <table:table-cell table:style-name="ce42" office:value-type="float" office:value="109297.015795474" calcext:value-type="float">
            <text:p><text:s/>109,297 <text:s/></text:p>
          </table:table-cell>
          <table:table-cell table:style-name="ce42" office:value-type="float" office:value="108988.449599611" calcext:value-type="float">
            <text:p><text:s/>108,98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08.566195863714" calcext:value-type="float">
            <text:p><text:s/>309 <text:s/></text:p>
          </table:table-cell>
          <table:table-cell table:style-name="ce42" office:value-type="float" office:value="276939.114661524" calcext:value-type="float">
            <text:p><text:s/>276,93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159564.974207856" calcext:value-type="float">
            <text:p><text:s/>159,565 <text:s/></text:p>
          </table:table-cell>
          <table:table-cell table:style-name="ce42" office:value-type="float" office:value="53909.888207856" calcext:value-type="float">
            <text:p><text:s/>53,910 <text:s/></text:p>
          </table:table-cell>
          <table:table-cell table:style-name="ce42" office:value-type="float" office:value="105655.086" calcext:value-type="float">
            <text:p><text:s/>105,655 <text:s/></text:p>
          </table:table-cell>
          <table:table-cell table:number-columns-repeated="3" table:style-name="ce42" office:value-type="float" office:value="13095.9407711903" calcext:value-type="float">
            <text:p><text:s/>13,09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127650.9605" calcext:value-type="float">
            <text:p><text:s/>127,651 <text:s/></text:p>
          </table:table-cell>
          <table:table-cell table:style-name="ce42" office:value-type="float" office:value="37003.136" calcext:value-type="float">
            <text:p><text:s/>37,003 <text:s/></text:p>
          </table:table-cell>
          <table:table-cell table:style-name="ce42" office:value-type="float" office:value="90647.8245" calcext:value-type="float">
            <text:p><text:s/>90,64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4893.5039" calcext:value-type="float">
            <text:p><text:s/>4,894 <text:s/></text:p>
          </table:table-cell>
          <table:table-cell table:style-name="ce42" office:value-type="float" office:value="1018.3784" calcext:value-type="float">
            <text:p><text:s/>1,018 <text:s/></text:p>
          </table:table-cell>
          <table:table-cell table:style-name="ce42" office:value-type="float" office:value="3875.1255" calcext:value-type="float">
            <text:p><text:s/>3,87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4356.789" calcext:value-type="float">
            <text:p><text:s/>4,357 <text:s/></text:p>
          </table:table-cell>
          <table:table-cell table:style-name="ce42" office:value-type="float" office:value="1727.7144" calcext:value-type="float">
            <text:p><text:s/>1,728 <text:s/></text:p>
          </table:table-cell>
          <table:table-cell table:style-name="ce42" office:value-type="float" office:value="2629.0746" calcext:value-type="float">
            <text:p><text:s/>2,62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41020.655" calcext:value-type="float">
            <text:p><text:s/>41,021 <text:s/></text:p>
          </table:table-cell>
          <table:table-cell table:style-name="ce42" office:value-type="float" office:value="10207.8896" calcext:value-type="float">
            <text:p><text:s/>10,208 <text:s/></text:p>
          </table:table-cell>
          <table:table-cell table:style-name="ce42" office:value-type="float" office:value="30812.7654" calcext:value-type="float">
            <text:p><text:s/>30,813 <text:s/></text:p>
          </table:table-cell>
          <table:table-cell table:style-name="ce42" office:value-type="float" office:value="110942.217409166" calcext:value-type="float">
            <text:p><text:s/>110,942 <text:s/></text:p>
          </table:table-cell>
          <table:table-cell table:number-columns-repeated="2" table:style-name="ce42" office:value-type="float" office:value="95878.1431501615" calcext:value-type="float">
            <text:p><text:s/>95,87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064.0742590046" calcext:value-type="float">
            <text:p><text:s/>15,06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4980.6351" calcext:value-type="float">
            <text:p><text:s/>4,981 <text:s/></text:p>
          </table:table-cell>
          <table:table-cell table:style-name="ce42" office:value-type="float" office:value="1963.1376" calcext:value-type="float">
            <text:p><text:s/>1,963 <text:s/></text:p>
          </table:table-cell>
          <table:table-cell table:style-name="ce42" office:value-type="float" office:value="3017.4975" calcext:value-type="float">
            <text:p><text:s/>3,01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793172.913923741" calcext:value-type="float">
            <text:p><text:s/>793,173 <text:s/></text:p>
          </table:table-cell>
          <table:table-cell table:style-name="ce42" office:value-type="float" office:value="54255.8984" calcext:value-type="float">
            <text:p><text:s/>54,256 <text:s/></text:p>
          </table:table-cell>
          <table:table-cell table:style-name="ce42" office:value-type="float" office:value="738917.015523741" calcext:value-type="float">
            <text:p><text:s/>738,917 <text:s/></text:p>
          </table:table-cell>
          <table:table-cell table:style-name="ce42" office:value-type="float" office:value="325.042362221976" calcext:value-type="float">
            <text:p><text:s/>325 <text:s/></text:p>
          </table:table-cell>
          <table:table-cell table:style-name="ce42" office:value-type="float" office:value="322.931874122466" calcext:value-type="float">
            <text:p><text:s/>323 <text:s/></text:p>
          </table:table-cell>
          <table:table-cell table:style-name="ce42" office:value-type="float" office:value="14.365678258752" calcext:value-type="float">
            <text:p><text:s/>1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08.566195863714" calcext:value-type="float">
            <text:p><text:s/>309 <text:s/></text:p>
          </table:table-cell>
          <table:table-cell table:style-name="ce42" office:value-type="float" office:value="2.11048809951" calcext:value-type="float">
            <text:p><text:s/>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532176.894584868" calcext:value-type="float">
            <text:p><text:s/>532,177 <text:s/></text:p>
          </table:table-cell>
          <table:table-cell table:style-name="ce42" office:value-type="float" office:value="11306.6544" calcext:value-type="float">
            <text:p><text:s/>11,307 <text:s/></text:p>
          </table:table-cell>
          <table:table-cell table:style-name="ce42" office:value-type="float" office:value="520870.240184868" calcext:value-type="float">
            <text:p><text:s/>520,870 <text:s/></text:p>
          </table:table-cell>
          <table:table-cell table:number-columns-repeated="2" table:style-name="ce42" office:value-type="float" office:value="308.566195863714" calcext:value-type="float">
            <text:p><text:s/>30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08.566195863714" calcext:value-type="float">
            <text:p><text:s/>30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113297.470946697" calcext:value-type="float">
            <text:p>( 113,297 <text:s/>)</text:p>
          </table:table-cell>
          <table:table-cell table:style-name="ce45" office:value-type="float" office:value="7593.1392" calcext:value-type="float">
            <text:p>( 7,593 <text:s/>)</text:p>
          </table:table-cell>
          <table:table-cell table:style-name="ce45" office:value-type="float" office:value="105704.331746697" calcext:value-type="float">
            <text:p>( 105,704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417579.113038171" calcext:value-type="float">
            <text:p>( 417,579 <text:s/>)</text:p>
          </table:table-cell>
          <table:table-cell table:style-name="ce45" office:value-type="float" office:value="3230.6728" calcext:value-type="float">
            <text:p>( 3,231 <text:s/>)</text:p>
          </table:table-cell>
          <table:table-cell table:style-name="ce45" office:value-type="float" office:value="414348.440238171" calcext:value-type="float">
            <text:p>( 414,348 <text:s/>)</text:p>
          </table:table-cell>
          <table:table-cell table:number-columns-repeated="2" table:style-name="ce45" office:value-type="float" office:value="308.566195863714" calcext:value-type="float">
            <text:p>( 309 <text:s/>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308.566195863714" calcext:value-type="float">
            <text:p>( 309 <text:s/>)</text:p>
          </table:table-cell>
          <table:table-cell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style-name="ce45" office:value-type="float" office:value="1300.3106" calcext:value-type="float">
            <text:p>( 1,300 <text:s/>)</text:p>
          </table:table-cell>
          <table:table-cell table:style-name="ce45" office:value-type="float" office:value="482.8424" calcext:value-type="float">
            <text:p>( 483 <text:s/>)</text:p>
          </table:table-cell>
          <table:table-cell table:style-name="ce45" office:value-type="float" office:value="817.4682" calcext:value-type="float">
            <text:p>( 817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43950.9578" calcext:value-type="float">
            <text:p><text:s/>43,951 <text:s/></text:p>
          </table:table-cell>
          <table:table-cell table:style-name="ce42" office:value-type="float" office:value="23086.3568" calcext:value-type="float">
            <text:p><text:s/>23,086 <text:s/></text:p>
          </table:table-cell>
          <table:table-cell table:style-name="ce42" office:value-type="float" office:value="20864.601" calcext:value-type="float">
            <text:p><text:s/>20,865 <text:s/></text:p>
          </table:table-cell>
          <table:table-cell table:number-columns-repeated="3" table:style-name="ce42" office:value-type="float" office:value="14.365678258752" calcext:value-type="float">
            <text:p><text:s/>1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208247.733938873" calcext:value-type="float">
            <text:p><text:s/>208,248 <text:s/></text:p>
          </table:table-cell>
          <table:table-cell table:style-name="ce42" office:value-type="float" office:value="19820.972" calcext:value-type="float">
            <text:p><text:s/>19,821 <text:s/></text:p>
          </table:table-cell>
          <table:table-cell table:style-name="ce42" office:value-type="float" office:value="188426.761938873" calcext:value-type="float">
            <text:p><text:s/>188,427 <text:s/></text:p>
          </table:table-cell>
          <table:table-cell table:style-name="ce42" office:value-type="float" office:value="2.11048809951" calcext:value-type="float">
            <text:p><text:s/>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.11048809951" calcext:value-type="float">
            <text:p><text:s/>2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8797.3276" calcext:value-type="float">
            <text:p><text:s/>8,797 <text:s/></text:p>
          </table:table-cell>
          <table:table-cell table:style-name="ce46" office:value-type="float" office:value="41.9152" calcext:value-type="float">
            <text:p><text:s/>42 <text:s/></text:p>
          </table:table-cell>
          <table:table-cell table:style-name="ce46" office:value-type="float" office:value="8755.4124" calcext:value-type="float">
            <text:p><text:s/>8,755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64984.8865" calcext:value-type="float">
            <text:p><text:s/>64,985 <text:s/></text:p>
          </table:table-cell>
          <table:table-cell table:style-name="ce42" office:value-type="float" office:value="23910.5128" calcext:value-type="float">
            <text:p><text:s/>23,911 <text:s/></text:p>
          </table:table-cell>
          <table:table-cell table:style-name="ce42" office:value-type="float" office:value="41074.3737" calcext:value-type="float">
            <text:p><text:s/>41,07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62467.5676" calcext:value-type="float">
            <text:p><text:s/>62,468 <text:s/></text:p>
          </table:table-cell>
          <table:table-cell table:style-name="ce42" office:value-type="float" office:value="5480.2192" calcext:value-type="float">
            <text:p><text:s/>5,480 <text:s/></text:p>
          </table:table-cell>
          <table:table-cell table:style-name="ce42" office:value-type="float" office:value="56987.3484" calcext:value-type="float">
            <text:p><text:s/>56,98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169710.654" calcext:value-type="float">
            <text:p><text:s/>169,711 <text:s/></text:p>
          </table:table-cell>
          <table:table-cell table:style-name="ce46" office:value-type="float" office:value="14182.7808" calcext:value-type="float">
            <text:p><text:s/>14,183 <text:s/></text:p>
          </table:table-cell>
          <table:table-cell table:style-name="ce46" office:value-type="float" office:value="155527.8732" calcext:value-type="float">
            <text:p><text:s/>155,528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226871.0068" calcext:value-type="float">
            <text:p><text:s/>226,871 <text:s/></text:p>
          </table:table-cell>
          <table:table-cell table:style-name="ce42" office:value-type="float" office:value="135239.7064" calcext:value-type="float">
            <text:p><text:s/>135,240 <text:s/></text:p>
          </table:table-cell>
          <table:table-cell table:style-name="ce42" office:value-type="float" office:value="91631.3004" calcext:value-type="float">
            <text:p><text:s/>91,63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4354.6483" calcext:value-type="float">
            <text:p><text:s/>4,355 <text:s/></text:p>
          </table:table-cell>
          <table:table-cell table:style-name="ce42" office:value-type="float" office:value="1797.8032" calcext:value-type="float">
            <text:p><text:s/>1,798 <text:s/></text:p>
          </table:table-cell>
          <table:table-cell table:style-name="ce42" office:value-type="float" office:value="2556.8451" calcext:value-type="float">
            <text:p><text:s/>2,55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222516.3585" calcext:value-type="float">
            <text:p><text:s/>222,516 <text:s/></text:p>
          </table:table-cell>
          <table:table-cell table:style-name="ce42" office:value-type="float" office:value="133441.9032" calcext:value-type="float">
            <text:p><text:s/>133,442 <text:s/></text:p>
          </table:table-cell>
          <table:table-cell table:style-name="ce42" office:value-type="float" office:value="89074.4553" calcext:value-type="float">
            <text:p><text:s/>89,07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121003.1062" calcext:value-type="float">
            <text:p>( 121,003 <text:s/>)</text:p>
          </table:table-cell>
          <table:table-cell table:style-name="ce45" office:value-type="float" office:value="100516.9552" calcext:value-type="float">
            <text:p>( 100,517 <text:s/>)</text:p>
          </table:table-cell>
          <table:table-cell table:style-name="ce45" office:value-type="float" office:value="20486.151" calcext:value-type="float">
            <text:p>( 20,486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80119.6795" calcext:value-type="float">
            <text:p>( 80,120 <text:s/>)</text:p>
          </table:table-cell>
          <table:table-cell table:style-name="ce47" office:value-type="float" office:value="29902.3408" calcext:value-type="float">
            <text:p>( 29,902 <text:s/>)</text:p>
          </table:table-cell>
          <table:table-cell table:style-name="ce47" office:value-type="float" office:value="50217.3387" calcext:value-type="float">
            <text:p>( 50,217 <text:s/>)</text:p>
          </table:table-cell>
          <table:table-cell table:number-columns-repeated="6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498165.345090297" calcext:value-type="float">
            <text:p><text:s/>498,165 <text:s/></text:p>
          </table:table-cell>
          <table:table-cell table:style-name="ce42" office:value-type="float" office:value="26347.6584" calcext:value-type="float">
            <text:p><text:s/>26,348 <text:s/></text:p>
          </table:table-cell>
          <table:table-cell table:style-name="ce42" office:value-type="float" office:value="471817.686690297" calcext:value-type="float">
            <text:p><text:s/>471,81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417788.235890297" calcext:value-type="float">
            <text:p><text:s/>417,788 <text:s/></text:p>
          </table:table-cell>
          <table:table-cell table:style-name="ce42" office:value-type="float" office:value="13877.3672" calcext:value-type="float">
            <text:p><text:s/>13,877 <text:s/></text:p>
          </table:table-cell>
          <table:table-cell table:style-name="ce42" office:value-type="float" office:value="403910.868690297" calcext:value-type="float">
            <text:p><text:s/>403,91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80377.1092" calcext:value-type="float">
            <text:p><text:s/>80,377 <text:s/></text:p>
          </table:table-cell>
          <table:table-cell table:style-name="ce42" office:value-type="float" office:value="12470.2912" calcext:value-type="float">
            <text:p><text:s/>12,470 <text:s/></text:p>
          </table:table-cell>
          <table:table-cell table:style-name="ce42" office:value-type="float" office:value="67906.818" calcext:value-type="float">
            <text:p><text:s/>67,90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style-name="ce45" office:value-type="float" office:value="55487.1499" calcext:value-type="float">
            <text:p>( 55,487 <text:s/>)</text:p>
          </table:table-cell>
          <table:table-cell table:style-name="ce45" office:value-type="float" office:value="3419.4904" calcext:value-type="float">
            <text:p>( 3,419 <text:s/>)</text:p>
          </table:table-cell>
          <table:table-cell table:style-name="ce45" office:value-type="float" office:value="52067.6595" calcext:value-type="float">
            <text:p>( 52,068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176244.9661" calcext:value-type="float">
            <text:p><text:s/>176,245 <text:s/></text:p>
          </table:table-cell>
          <table:table-cell table:style-name="ce42" office:value-type="float" office:value="18244.3384" calcext:value-type="float">
            <text:p><text:s/>18,244 <text:s/></text:p>
          </table:table-cell>
          <table:table-cell table:style-name="ce42" office:value-type="float" office:value="158000.6277" calcext:value-type="float">
            <text:p><text:s/>158,00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5981.9298" calcext:value-type="float">
            <text:p><text:s/>5,982 <text:s/></text:p>
          </table:table-cell>
          <table:table-cell table:style-name="ce46" office:value-type="float" office:value="3456.3696" calcext:value-type="float">
            <text:p><text:s/>3,456 <text:s/></text:p>
          </table:table-cell>
          <table:table-cell table:style-name="ce46" office:value-type="float" office:value="2525.5602" calcext:value-type="float">
            <text:p><text:s/>2,526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310096.1991" calcext:value-type="float">
            <text:p><text:s/>310,096 <text:s/></text:p>
          </table:table-cell>
          <table:table-cell table:style-name="ce42" office:value-type="float" office:value="106161.8592" calcext:value-type="float">
            <text:p><text:s/>106,162 <text:s/></text:p>
          </table:table-cell>
          <table:table-cell table:style-name="ce42" office:value-type="float" office:value="203934.3399" calcext:value-type="float">
            <text:p><text:s/>203,93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style-name="ce45" office:value-type="float" office:value="215027.1532" calcext:value-type="float">
            <text:p>( 215,027 <text:s/>)</text:p>
          </table:table-cell>
          <table:table-cell table:style-name="ce45" office:value-type="float" office:value="98367.7168" calcext:value-type="float">
            <text:p>( 98,368 <text:s/>)</text:p>
          </table:table-cell>
          <table:table-cell table:style-name="ce45" office:value-type="float" office:value="116659.4364" calcext:value-type="float">
            <text:p>( 116,659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36193.2851" calcext:value-type="float">
            <text:p><text:s/>36,193 <text:s/></text:p>
          </table:table-cell>
          <table:table-cell table:style-name="ce42" office:value-type="float" office:value="15834.5264" calcext:value-type="float">
            <text:p><text:s/>15,835 <text:s/></text:p>
          </table:table-cell>
          <table:table-cell table:style-name="ce42" office:value-type="float" office:value="20358.7587" calcext:value-type="float">
            <text:p><text:s/>20,35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style-name="ce42" office:value-type="float" office:value="78.6269" calcext:value-type="float">
            <text:p><text:s/>79 <text:s/></text:p>
          </table:table-cell>
          <table:table-cell table:style-name="ce42" office:value-type="float" office:value="41.6072" calcext:value-type="float">
            <text:p><text:s/>42 <text:s/></text:p>
          </table:table-cell>
          <table:table-cell table:style-name="ce42" office:value-type="float" office:value="37.0197" calcext:value-type="float">
            <text:p><text:s/>3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169257.1682" calcext:value-type="float">
            <text:p><text:s/>169,257 <text:s/></text:p>
          </table:table-cell>
          <table:table-cell table:style-name="ce42" office:value-type="float" office:value="3981.0512" calcext:value-type="float">
            <text:p><text:s/>3,981 <text:s/></text:p>
          </table:table-cell>
          <table:table-cell table:style-name="ce42" office:value-type="float" office:value="165276.117" calcext:value-type="float">
            <text:p><text:s/>165,27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style-name="ce42" office:value-type="float" office:value="8204.6709" calcext:value-type="float">
            <text:p><text:s/>8,20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204.6709" calcext:value-type="float">
            <text:p><text:s/>8,205 <text:s/></text:p>
          </table:table-cell>
          <table:table-cell table:style-name="ce42" office:value-type="float" office:value="261872.92991442" calcext:value-type="float">
            <text:p><text:s/>261,87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61872.92991442" calcext:value-type="float">
            <text:p><text:s/>261,87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2" table:style-name="ce42" office:value-type="float" office:value="49.8968" calcext:value-type="float">
            <text:p><text:s/>5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style-name="ce43" office:value-type="float" office:value="2762.8828" calcext:value-type="float">
            <text:p><text:s/>2,763 <text:s/></text:p>
          </table:table-cell>
          <table:table-cell table:style-name="ce43" office:value-type="float" office:value="955.1896" calcext:value-type="float">
            <text:p><text:s/>955 <text:s/></text:p>
          </table:table-cell>
          <table:table-cell table:style-name="ce43" office:value-type="float" office:value="1807.6932" calcext:value-type="float">
            <text:p><text:s/>1,808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8.392" calcext:value-type="float">
            <text:p><text:s/>2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.392" calcext:value-type="float">
            <text:p><text:s/>2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8.392" calcext:value-type="float">
            <text:p><text:s/>2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.392" calcext:value-type="float">
            <text:p><text:s/>2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style-name="ce42" office:value-type="float" office:value="3711.6972" calcext:value-type="float">
            <text:p><text:s/>3,71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711.6972" calcext:value-type="float">
            <text:p><text:s/>3,71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style-name="ce42" office:value-type="float" office:value="3711.6972" calcext:value-type="float">
            <text:p><text:s/>3,71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711.6972" calcext:value-type="float">
            <text:p><text:s/>3,71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421148.1877" calcext:value-type="float">
            <text:p><text:s/>421,148 <text:s/></text:p>
          </table:table-cell>
          <table:table-cell table:style-name="ce42" office:value-type="float" office:value="307687.2568" calcext:value-type="float">
            <text:p><text:s/>307,687 <text:s/></text:p>
          </table:table-cell>
          <table:table-cell table:style-name="ce42" office:value-type="float" office:value="113460.9309" calcext:value-type="float">
            <text:p><text:s/>113,46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style-name="ce42" office:value-type="float" office:value="32926.6326" calcext:value-type="float">
            <text:p><text:s/>32,927 <text:s/></text:p>
          </table:table-cell>
          <table:table-cell table:style-name="ce42" office:value-type="float" office:value="26629.0896" calcext:value-type="float">
            <text:p><text:s/>26,629 <text:s/></text:p>
          </table:table-cell>
          <table:table-cell table:style-name="ce42" office:value-type="float" office:value="6297.543" calcext:value-type="float">
            <text:p><text:s/>6,29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246335.5204" calcext:value-type="float">
            <text:p><text:s/>246,336 <text:s/></text:p>
          </table:table-cell>
          <table:table-cell table:style-name="ce42" office:value-type="float" office:value="176508.6856" calcext:value-type="float">
            <text:p><text:s/>176,509 <text:s/></text:p>
          </table:table-cell>
          <table:table-cell table:style-name="ce42" office:value-type="float" office:value="69826.8348" calcext:value-type="float">
            <text:p><text:s/>69,82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style-name="ce42" office:value-type="float" office:value="2194.128" calcext:value-type="float">
            <text:p><text:s/>2,194 <text:s/></text:p>
          </table:table-cell>
          <table:table-cell table:style-name="ce42" office:value-type="float" office:value="2100.2328" calcext:value-type="float">
            <text:p><text:s/>2,100 <text:s/></text:p>
          </table:table-cell>
          <table:table-cell table:style-name="ce42" office:value-type="float" office:value="93.8952" calcext:value-type="float">
            <text:p><text:s/>9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2" table:style-name="ce42" office:value-type="float" office:value="85.2416" calcext:value-type="float">
            <text:p><text:s/>8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2" table:style-name="ce42" office:value-type="float" office:value="138.6632" calcext:value-type="float">
            <text:p><text:s/>13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1635.4192" calcext:value-type="float">
            <text:p><text:s/>1,635 <text:s/></text:p>
          </table:table-cell>
          <table:table-cell table:style-name="ce42" office:value-type="float" office:value="1618.456" calcext:value-type="float">
            <text:p><text:s/>1,618 <text:s/></text:p>
          </table:table-cell>
          <table:table-cell table:style-name="ce42" office:value-type="float" office:value="16.9632" calcext:value-type="float">
            <text:p><text:s/>1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style-name="ce42" office:value-type="float" office:value="11835.7297" calcext:value-type="float">
            <text:p><text:s/>11,836 <text:s/></text:p>
          </table:table-cell>
          <table:table-cell table:style-name="ce42" office:value-type="float" office:value="11073.7528" calcext:value-type="float">
            <text:p><text:s/>11,074 <text:s/></text:p>
          </table:table-cell>
          <table:table-cell table:style-name="ce42" office:value-type="float" office:value="761.9769" calcext:value-type="float">
            <text:p><text:s/>76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style-name="ce42" office:value-type="float" office:value="60434.0392" calcext:value-type="float">
            <text:p><text:s/>60,434 <text:s/></text:p>
          </table:table-cell>
          <table:table-cell table:style-name="ce42" office:value-type="float" office:value="46586.7256" calcext:value-type="float">
            <text:p><text:s/>46,587 <text:s/></text:p>
          </table:table-cell>
          <table:table-cell table:style-name="ce42" office:value-type="float" office:value="13847.3136" calcext:value-type="float">
            <text:p><text:s/>13,84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11718.9717" calcext:value-type="float">
            <text:p><text:s/>11,719 <text:s/></text:p>
          </table:table-cell>
          <table:table-cell table:style-name="ce42" office:value-type="float" office:value="8370.6" calcext:value-type="float">
            <text:p><text:s/>8,371 <text:s/></text:p>
          </table:table-cell>
          <table:table-cell table:style-name="ce42" office:value-type="float" office:value="3348.3717" calcext:value-type="float">
            <text:p><text:s/>3,34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53843.8421" calcext:value-type="float">
            <text:p><text:s/>53,844 <text:s/></text:p>
          </table:table-cell>
          <table:table-cell table:style-name="ce43" office:value-type="float" office:value="34575.8096" calcext:value-type="float">
            <text:p><text:s/>34,576 <text:s/></text:p>
          </table:table-cell>
          <table:table-cell table:style-name="ce43" office:value-type="float" office:value="19268.0325" calcext:value-type="float">
            <text:p><text:s/>19,268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696786.6857" calcext:value-type="float">
            <text:p><text:s/>696,787 <text:s/></text:p>
          </table:table-cell>
          <table:table-cell table:style-name="ce44" office:value-type="float" office:value="641135.1632" calcext:value-type="float">
            <text:p><text:s/>641,135 <text:s/></text:p>
          </table:table-cell>
          <table:table-cell table:style-name="ce44" office:value-type="float" office:value="55651.5225" calcext:value-type="float">
            <text:p><text:s/>55,652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91145432.792152" calcext:value-type="float">
            <text:p><text:s/>91,145,433 <text:s/></text:p>
          </table:table-cell>
          <table:table-cell table:style-name="ce42" office:value-type="float" office:value="19715" calcext:value-type="float">
            <text:p><text:s/>19,715 <text:s/></text:p>
          </table:table-cell>
          <table:table-cell table:style-name="ce42" office:value-type="float" office:value="91125717.792152" calcext:value-type="float">
            <text:p><text:s/>91,125,718 <text:s/></text:p>
          </table:table-cell>
          <table:table-cell table:style-name="ce42" office:value-type="float" office:value="3800176.202948" calcext:value-type="float">
            <text:p><text:s/>3,800,176 <text:s/></text:p>
          </table:table-cell>
          <table:table-cell table:style-name="ce42" office:value-type="float" office:value="169780.001853" calcext:value-type="float">
            <text:p><text:s/>169,780 <text:s/></text:p>
          </table:table-cell>
          <table:table-cell table:style-name="ce42" office:value-type="float" office:value="151433.873801" calcext:value-type="float">
            <text:p><text:s/>151,43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346.128052" calcext:value-type="float">
            <text:p><text:s/>18,346 <text:s/></text:p>
          </table:table-cell>
          <table:table-cell table:style-name="ce42" office:value-type="float" office:value="3630396.201095" calcext:value-type="float">
            <text:p><text:s/>3,630,39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90692114.056" calcext:value-type="float">
            <text:p><text:s/>90,692,11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0692114.056" calcext:value-type="float">
            <text:p><text:s/>90,692,11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8591.439" calcext:value-type="float">
            <text:p><text:s/>38,591 <text:s/></text:p>
          </table:table-cell>
          <table:table-cell table:style-name="ce42" office:value-type="float" office:value="17791.439" calcext:value-type="float">
            <text:p><text:s/>17,79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791.439" calcext:value-type="float">
            <text:p><text:s/>17,791 <text:s/></text:p>
          </table:table-cell>
          <table:table-cell table:style-name="ce42" office:value-type="float" office:value="20800" calcext:value-type="float">
            <text:p><text:s/>20,80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5928.136493" calcext:value-type="float">
            <text:p><text:s/>85,92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5928.136493" calcext:value-type="float">
            <text:p><text:s/>85,92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453318.736152" calcext:value-type="float">
            <text:p><text:s/>453,319 <text:s/></text:p>
          </table:table-cell>
          <table:table-cell table:style-name="ce42" office:value-type="float" office:value="19715" calcext:value-type="float">
            <text:p><text:s/>19,715 <text:s/></text:p>
          </table:table-cell>
          <table:table-cell table:style-name="ce42" office:value-type="float" office:value="433603.736152" calcext:value-type="float">
            <text:p><text:s/>433,604 <text:s/></text:p>
          </table:table-cell>
          <table:table-cell table:style-name="ce42" office:value-type="float" office:value="3675656.627455" calcext:value-type="float">
            <text:p><text:s/>3,675,657 <text:s/></text:p>
          </table:table-cell>
          <table:table-cell table:style-name="ce42" office:value-type="float" office:value="151988.562853" calcext:value-type="float">
            <text:p><text:s/>151,989 <text:s/></text:p>
          </table:table-cell>
          <table:table-cell table:style-name="ce42" office:value-type="float" office:value="151433.873801" calcext:value-type="float">
            <text:p><text:s/>151,43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54.689052" calcext:value-type="float">
            <text:p><text:s/>555 <text:s/></text:p>
          </table:table-cell>
          <table:table-cell table:style-name="ce42" office:value-type="float" office:value="3523668.064602" calcext:value-type="float">
            <text:p><text:s/>3,523,66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style-name="ce42" office:value-type="float" office:value="85685.870101" calcext:value-type="float">
            <text:p><text:s/>85,68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5685.870101" calcext:value-type="float">
            <text:p><text:s/>85,686 <text:s/></text:p>
          </table:table-cell>
          <table:table-cell table:style-name="ce42" office:value-type="float" office:value="898095.986639" calcext:value-type="float">
            <text:p><text:s/>898,096 <text:s/></text:p>
          </table:table-cell>
          <table:table-cell table:number-columns-repeated="2" table:style-name="ce42" office:value-type="float" office:value="192416.8399" calcext:value-type="float">
            <text:p><text:s/>192,41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05679.146739" calcext:value-type="float">
            <text:p><text:s/>705,679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office:value-type="float" office:value="85685.870101" calcext:value-type="float">
            <text:p><text:s/>85,686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85685.870101" calcext:value-type="float">
            <text:p><text:s/>85,686 <text:s/></text:p>
          </table:table-cell>
          <table:table-cell table:style-name="ce43" office:value-type="float" office:value="898095.986639" calcext:value-type="float">
            <text:p><text:s/>898,096 <text:s/></text:p>
          </table:table-cell>
          <table:table-cell table:number-columns-repeated="2" table:style-name="ce43" office:value-type="float" office:value="192416.8399" calcext:value-type="float">
            <text:p><text:s/>192,417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705679.146739" calcext:value-type="float">
            <text:p><text:s/>705,679 <text:s/></text:p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5.$A$1:.$AMJ$8" table:range-usable-as="repeat-column repeat-row"/>
        </table:named-expressions>
      </table:table>
      <table:table table:name="Page6" table:style-name="ta6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8" table:number-columns-repeated="5" table:default-cell-style-name="ce14"/>
        <table:table-column table:style-name="co4" table:default-cell-style-name="ce14"/>
        <table:table-column table:style-name="co16" table:number-columns-repeated="2" table:default-cell-style-name="ce14"/>
        <table:table-column table:style-name="co9" table:number-columns-repeated="1013" table:default-cell-style-name="ce14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公噸油當量單位）</text:p>
            </table:table-cell>
            <table:covered-table-cell table:number-columns-repeated="8" table:style-name="ce15"/>
            <table:table-cell table:number-columns-repeated="1015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8年(西元2019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53"/>
            <table:table-cell table:style-name="ce49" office:value-type="string" calcext:value-type="string" table:number-columns-spanned="3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2" table:style-name="ce49"/>
            <table:table-cell table:style-name="ce36" table:number-columns-repeated="1015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46" calcext:value-type="float">
              <text:p>46</text:p>
            </table:table-cell>
            <table:table-cell table:style-name="ce37" office:value-type="float" office:value="47" calcext:value-type="float">
              <text:p>47</text:p>
            </table:table-cell>
            <table:table-cell table:style-name="ce37" office:value-type="float" office:value="48" calcext:value-type="float">
              <text:p>48</text:p>
            </table:table-cell>
            <table:table-cell table:style-name="ce37" office:value-type="float" office:value="49" calcext:value-type="float">
              <text:p>49</text:p>
            </table:table-cell>
            <table:table-cell table:style-name="ce37" office:value-type="float" office:value="50" calcext:value-type="float">
              <text:p>50</text:p>
            </table:table-cell>
            <table:table-cell table:style-name="ce37" office:value-type="float" office:value="51" calcext:value-type="float">
              <text:p>51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office:value-type="string" calcext:value-type="string">
              <text:p>核能</text:p>
            </table:table-cell>
            <table:table-cell table:style-name="ce54" office:value-type="string" calcext:value-type="string">
              <text:p>水力</text:p>
            </table:table-cell>
            <table:table-cell table:style-name="ce57" office:value-type="string" calcext:value-type="string">
              <text:p>地熱</text:p>
            </table:table-cell>
            <table:table-cell table:style-name="ce57" office:value-type="string" calcext:value-type="string">
              <text:p>太陽光電</text:p>
            </table:table-cell>
            <table:table-cell table:style-name="ce54" office:value-type="string" calcext:value-type="string">
              <text:p>風力</text:p>
            </table:table-cell>
            <table:table-cell table:style-name="ce54" office:value-type="string" calcext:value-type="string">
              <text:p>電力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table:number-columns-repeated="2"/>
            <table:table-cell table:style-name="ce57" table:number-columns-repeated="2"/>
            <table:table-cell table:style-name="ce54" table:number-columns-repeated="2"/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5" office:value-type="string" calcext:value-type="string">
              <text:p>Nuclear</text:p>
            </table:table-cell>
            <table:table-cell table:style-name="ce55" office:value-type="string" calcext:value-type="string">
              <text:p>Hydro</text:p>
            </table:table-cell>
            <table:table-cell table:style-name="ce57" office:value-type="string" calcext:value-type="string">
              <text:p>Geothermal</text:p>
            </table:table-cell>
            <table:table-cell table:style-name="ce57" office:value-type="string" calcext:value-type="string">
              <text:p>Solar PV</text:p>
            </table:table-cell>
            <table:table-cell table:style-name="ce55" office:value-type="string" calcext:value-type="string">
              <text:p>Wind</text:p>
            </table:table-cell>
            <table:table-cell table:style-name="ce55" office:value-type="string" calcext:value-type="string">
              <text:p>Electricity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/>
            <table:table-cell table:style-name="ce57"/>
            <table:table-cell table:style-name="ce56" table:number-columns-repeated="4"/>
            <table:table-cell table:style-name="ce50" table:number-columns-repeated="1015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6"/>
            <table:table-cell table:style-name="ce50" table:number-columns-repeated="1015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476852.448518" calcext:value-type="float">
            <text:p><text:s/>476,852 <text:s/></text:p>
          </table:table-cell>
          <table:table-cell table:style-name="ce41" office:value-type="float" office:value="650.76974" calcext:value-type="float">
            <text:p><text:s/>651 <text:s/></text:p>
          </table:table-cell>
          <table:table-cell table:style-name="ce41" office:value-type="float" office:value="345233.409764" calcext:value-type="float">
            <text:p><text:s/>345,233 <text:s/></text:p>
          </table:table-cell>
          <table:table-cell table:style-name="ce41" office:value-type="float" office:value="162731.927232" calcext:value-type="float">
            <text:p><text:s/>162,732 <text:s/></text:p>
          </table:table-cell>
          <table:table-cell table:style-name="ce41" office:value-type="float" office:value="0" calcext:value-type="float">
            <text:p/>
          </table:table-cell>
          <table:table-cell table:style-name="ce36" table:number-columns-repeated="1015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8423486.3792" calcext:value-type="float">
            <text:p><text:s/>8,423,48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8423486.3792" calcext:value-type="float">
            <text:p><text:s/>8,423,486 <text:s/></text:p>
          </table:table-cell>
          <table:table-cell table:style-name="ce43" office:value-type="float" office:value="476852.448518" calcext:value-type="float">
            <text:p><text:s/>476,852 <text:s/></text:p>
          </table:table-cell>
          <table:table-cell table:style-name="ce43" office:value-type="float" office:value="650.76974" calcext:value-type="float">
            <text:p><text:s/>651 <text:s/></text:p>
          </table:table-cell>
          <table:table-cell table:style-name="ce43" office:value-type="float" office:value="345233.409764" calcext:value-type="float">
            <text:p><text:s/>345,233 <text:s/></text:p>
          </table:table-cell>
          <table:table-cell table:style-name="ce43" office:value-type="float" office:value="162731.927232" calcext:value-type="float">
            <text:p><text:s/>162,732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-44131.429416" calcext:value-type="float">
            <text:p><text:s/>-44,131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8423486.3792" calcext:value-type="float">
            <text:p><text:s/>8,423,486 <text:s/></text:p>
          </table:table-cell>
          <table:table-cell table:style-name="ce42" office:value-type="float" office:value="752749.134518" calcext:value-type="float">
            <text:p><text:s/>752,749 <text:s/></text:p>
          </table:table-cell>
          <table:table-cell table:style-name="ce42" office:value-type="float" office:value="650.76974" calcext:value-type="float">
            <text:p><text:s/>651 <text:s/></text:p>
          </table:table-cell>
          <table:table-cell table:style-name="ce42" office:value-type="float" office:value="345233.409764" calcext:value-type="float">
            <text:p><text:s/>345,233 <text:s/></text:p>
          </table:table-cell>
          <table:table-cell table:style-name="ce42" office:value-type="float" office:value="162731.927232" calcext:value-type="float">
            <text:p><text:s/>162,73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8423486.3792" calcext:value-type="float">
            <text:p><text:s/>8,423,486 <text:s/></text:p>
          </table:table-cell>
          <table:table-cell table:style-name="ce42" office:value-type="float" office:value="752749.134518" calcext:value-type="float">
            <text:p><text:s/>752,74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4203.315314" calcext:value-type="float">
            <text:p><text:s/>24,203 <text:s/></text:p>
          </table:table-cell>
          <table:table-cell table:style-name="ce42" office:value-type="float" office:value="160212.90063" calcext:value-type="float">
            <text:p><text:s/>160,21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50.76974" calcext:value-type="float">
            <text:p><text:s/>651 <text:s/></text:p>
          </table:table-cell>
          <table:table-cell table:style-name="ce42" office:value-type="float" office:value="321030.09445" calcext:value-type="float">
            <text:p><text:s/>321,030 <text:s/></text:p>
          </table:table-cell>
          <table:table-cell table:style-name="ce42" office:value-type="float" office:value="2519.026602" calcext:value-type="float">
            <text:p><text:s/>2,51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75896.686" calcext:value-type="float">
            <text:p><text:s/>275,89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3580415.403252" calcext:value-type="float">
            <text:p><text:s/>23,580,415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75896.686" calcext:value-type="float">
            <text:p><text:s/>275,89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3580415.403252" calcext:value-type="float">
            <text:p><text:s/>23,580,415 <text:s/></text:p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83417.709924" calcext:value-type="float">
            <text:p><text:s/>1,683,418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28.998834" calcext:value-type="float">
            <text:p><text:s/>1,929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24460.904978" calcext:value-type="float">
            <text:p><text:s/>224,461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62136.359368" calcext:value-type="float">
            <text:p><text:s/>862,136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42725.652" calcext:value-type="float">
            <text:p><text:s/>342,726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08477.430276" calcext:value-type="float">
            <text:p><text:s/>208,477 <text:s/></text:p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43688.364468" calcext:value-type="float">
            <text:p><text:s/>43,688 <text:s/></text:p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772625.606566" calcext:value-type="float">
            <text:p><text:s/>772,626 <text:s/></text:p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21168503.516178" calcext:value-type="float">
            <text:p><text:s/>21,168,504 <text:s/></text:p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21168503.516178" calcext:value-type="float">
            <text:p><text:s/>21,168,50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700059.501538" calcext:value-type="float">
            <text:p><text:s/>12,700,06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521.76384" calcext:value-type="float">
            <text:p><text:s/>17,52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64889.075608" calcext:value-type="float">
            <text:p><text:s/>364,88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97770.29405" calcext:value-type="float">
            <text:p><text:s/>497,77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635.544414" calcext:value-type="float">
            <text:p><text:s/>14,63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3740.663026" calcext:value-type="float">
            <text:p><text:s/>33,74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08726.465578" calcext:value-type="float">
            <text:p><text:s/>308,72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7735.034612" calcext:value-type="float">
            <text:p><text:s/>47,73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708675.541866" calcext:value-type="float">
            <text:p><text:s/>2,708,67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014974.976396" calcext:value-type="float">
            <text:p><text:s/>2,014,97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466284.763272" calcext:value-type="float">
            <text:p>( 466,285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535193.521216" calcext:value-type="float">
            <text:p>( 1,535,194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3496.691908" calcext:value-type="float">
            <text:p>( 13,497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26880.415504" calcext:value-type="float">
            <text:p><text:s/>326,88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74080.673966" calcext:value-type="float">
            <text:p><text:s/>274,081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92739.476" calcext:value-type="float">
            <text:p><text:s/>92,73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2615.995176" calcext:value-type="float">
            <text:p><text:s/>112,61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1091.118472" calcext:value-type="float">
            <text:p><text:s/>91,091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461200.29346" calcext:value-type="float">
            <text:p><text:s/>461,20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94740.979568" calcext:value-type="float">
            <text:p><text:s/>494,74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55521.47335" calcext:value-type="float">
            <text:p><text:s/>155,52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39219.506218" calcext:value-type="float">
            <text:p><text:s/>339,22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33644.16535" calcext:value-type="float">
            <text:p>( 33,644 <text:s/>)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5" table:style-name="ce47" office:value-type="float" office:value="0" calcext:value-type="float">
            <text:p/>
          </table:table-cell>
          <table:table-cell table:style-name="ce47" office:value-type="float" office:value="255444.948084" calcext:value-type="float">
            <text:p>( 255,445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587239.594616" calcext:value-type="float">
            <text:p><text:s/>1,587,24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92848.595056" calcext:value-type="float">
            <text:p><text:s/>1,392,84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4390.99956" calcext:value-type="float">
            <text:p><text:s/>194,39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70417.276698" calcext:value-type="float">
            <text:p>( 70,417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70000.097804" calcext:value-type="float">
            <text:p><text:s/>570,000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235476.351976" calcext:value-type="float">
            <text:p><text:s/>235,47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449335.244036" calcext:value-type="float">
            <text:p><text:s/>4,449,33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4058615.211868" calcext:value-type="float">
            <text:p>( 4,058,615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45398.334" calcext:value-type="float">
            <text:p><text:s/>245,39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0290.704928" calcext:value-type="float">
            <text:p><text:s/>80,29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8729.610092" calcext:value-type="float">
            <text:p><text:s/>98,73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3690.373384" calcext:value-type="float">
            <text:p><text:s/>193,69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6556.421032" calcext:value-type="float">
            <text:p><text:s/>86,556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8923.89559" calcext:value-type="float">
            <text:p><text:s/>128,92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5733.218018" calcext:value-type="float">
            <text:p><text:s/>125,73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190.677572" calcext:value-type="float">
            <text:p><text:s/>3,19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61892.504652" calcext:value-type="float">
            <text:p><text:s/>261,89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6949.605386" calcext:value-type="float">
            <text:p><text:s/>176,950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84942.899266" calcext:value-type="float">
            <text:p><text:s/>84,94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019331.8680028" calcext:value-type="float">
            <text:p><text:s/>4,019,33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37695.3027" calcext:value-type="float">
            <text:p><text:s/>1,037,69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40998.111776" calcext:value-type="float">
            <text:p><text:s/>640,99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9738.68293" calcext:value-type="float">
            <text:p><text:s/>189,73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8164.062872" calcext:value-type="float">
            <text:p><text:s/>78,16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05283.030624" calcext:value-type="float">
            <text:p><text:s/>205,28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62933.578942" calcext:value-type="float">
            <text:p><text:s/>262,93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1218.809712" calcext:value-type="float">
            <text:p><text:s/>171,21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95649.535424" calcext:value-type="float">
            <text:p><text:s/>795,65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57940.0200848" calcext:value-type="float">
            <text:p><text:s/>357,940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279710.732938" calcext:value-type="float">
            <text:p><text:s/>279,711 <text:s/></text:p>
          </table:table-cell>
          <table:table-cell table:style-name="ce12" table:number-columns-repeated="1015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4058295.7463952" calcext:value-type="float">
            <text:p><text:s/>4,058,29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6"/>
          <table:table-cell table:style-name="ce12" table:number-columns-repeated="1015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32323432" calcext:value-type="float">
            <text:p><text:s/>32,323,432 <text:s/></text:p>
          </table:table-cell>
          <table:table-cell table:style-name="ce42" office:value-type="float" office:value="8752896.913" calcext:value-type="float">
            <text:p><text:s/>8,752,897 <text:s/></text:p>
          </table:table-cell>
          <table:table-cell table:style-name="ce42" office:value-type="float" office:value="756.709" calcext:value-type="float">
            <text:p><text:s/>757 <text:s/></text:p>
          </table:table-cell>
          <table:table-cell table:style-name="ce42" office:value-type="float" office:value="4014341.974" calcext:value-type="float">
            <text:p><text:s/>4,014,342 <text:s/></text:p>
          </table:table-cell>
          <table:table-cell table:style-name="ce42" office:value-type="float" office:value="1892231.712" calcext:value-type="float">
            <text:p><text:s/>1,892,23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32323432" calcext:value-type="float">
            <text:p><text:s/>32,323,432 <text:s/></text:p>
          </table:table-cell>
          <table:table-cell table:style-name="ce42" office:value-type="float" office:value="8752896.913" calcext:value-type="float">
            <text:p><text:s/>8,752,89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1433.899" calcext:value-type="float">
            <text:p><text:s/>281,434 <text:s/></text:p>
          </table:table-cell>
          <table:table-cell table:style-name="ce42" office:value-type="float" office:value="1862940.705" calcext:value-type="float">
            <text:p><text:s/>1,862,94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56.709" calcext:value-type="float">
            <text:p><text:s/>757 <text:s/></text:p>
          </table:table-cell>
          <table:table-cell table:style-name="ce42" office:value-type="float" office:value="3732908.075" calcext:value-type="float">
            <text:p><text:s/>3,732,908 <text:s/></text:p>
          </table:table-cell>
          <table:table-cell table:style-name="ce42" office:value-type="float" office:value="29291.007" calcext:value-type="float">
            <text:p><text:s/>29,29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7"/>
          <table:table-cell table:style-name="ce36" table:number-columns-repeated="1015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6.$A$1:.$AMJ$8" table:range-usable-as="repeat-column repeat-row"/>
        </table:named-expressions>
      </table:table>
      <table:table table:name="Page7" table:style-name="ta7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9" table:number-columns-repeated="3" table:default-cell-style-name="ce14"/>
        <table:table-column table:style-name="co11" table:default-cell-style-name="ce14"/>
        <table:table-column table:style-name="co2" table:default-cell-style-name="ce14"/>
        <table:table-column table:style-name="co20" table:default-cell-style-name="ce96"/>
        <table:table-column table:style-name="co2" table:default-cell-style-name="ce13"/>
        <table:table-column table:style-name="co21" table:default-cell-style-name="ce13"/>
        <table:table-column table:style-name="co6" table:default-cell-style-name="ce14"/>
        <table:table-column table:style-name="co7" table:default-cell-style-name="ce14"/>
        <table:table-column table:style-name="co9" table:number-columns-repeated="1011" table:default-cell-style-name="ce14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能源平衡表－OECD能源統計格式（公噸油當量單位）</text:p>
            </table:table-cell>
            <table:covered-table-cell table:number-columns-repeated="10" table:style-name="ce15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8年(西元2019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49" office:value-type="string" calcext:value-type="string" table:number-columns-spanned="6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5" table:style-name="ce49"/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8" office:value-type="float" office:value="52" calcext:value-type="float">
              <text:p>52</text:p>
            </table:table-cell>
            <table:table-cell table:style-name="ce58" office:value-type="float" office:value="53" calcext:value-type="float">
              <text:p>53</text:p>
            </table:table-cell>
            <table:table-cell table:style-name="ce60" office:value-type="float" office:value="54" calcext:value-type="float">
              <text:p>54</text:p>
            </table:table-cell>
            <table:table-cell table:style-name="ce60" table:number-columns-repeated="2"/>
            <table:table-cell table:style-name="ce81" office:value-type="string" calcext:value-type="string" table:number-columns-spanned="3" table:number-rows-spanned="6">
              <text:p>Item</text:p>
            </table:table-cell>
            <table:covered-table-cell table:number-columns-repeated="2" table:style-name="ce3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office:value-type="string" calcext:value-type="string">
              <text:p>太陽熱能</text:p>
            </table:table-cell>
            <table:table-cell table:style-name="ce54" office:value-type="string" calcext:value-type="string">
              <text:p>熱能</text:p>
            </table:table-cell>
            <table:table-cell table:style-name="ce61" office:value-type="string" calcext:value-type="string">
              <text:p>總計</text:p>
            </table:table-cell>
            <table:table-cell table:style-name="ce61" table:number-columns-repeated="2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9" table:number-columns-repeated="2"/>
            <table:table-cell table:style-name="ce62" table:number-columns-repeated="3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Solar Thermal</text:p>
            </table:table-cell>
            <table:table-cell table:style-name="ce56" office:value-type="string" calcext:value-type="string">
              <text:p>Heat</text:p>
            </table:table-cell>
            <table:table-cell table:style-name="ce63" office:value-type="string" calcext:value-type="string">
              <text:p>Grand Total</text:p>
            </table:table-cell>
            <table:table-cell table:style-name="ce63" table:number-columns-repeated="2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table:number-columns-repeated="2"/>
            <table:table-cell table:style-name="ce64" table:number-columns-repeated="3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2"/>
            <table:table-cell table:style-name="ce65" table:number-columns-repeated="3"/>
            <table:covered-table-cell table:style-name="ce83"/>
            <table:covered-table-cell table:number-columns-repeated="2" table:style-name="ce40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90952.2" calcext:value-type="float">
            <text:p><text:s/>90,952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2799104.15458802" calcext:value-type="float">
            <text:p><text:s/>2,799,104 <text:s/></text:p>
          </table:table-cell>
          <table:table-cell table:style-name="ce67" table:number-columns-repeated="2"/>
          <table:table-cell table:style-name="ce84" office:value-type="float" office:value="1" calcext:value-type="float">
            <text:p>1</text:p>
          </table:table-cell>
          <table:table-cell table:style-name="ce37"/>
          <table:table-cell table:style-name="ce104" office:value-type="string" calcext:value-type="string">
            <text:p>Indigenous Production</text:p>
          </table:table-cell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0761285.343492" calcext:value-type="float">
            <text:p><text:s/>130,761,285 <text:s/></text:p>
          </table:table-cell>
          <table:table-cell table:style-name="ce68" table:number-columns-repeated="2"/>
          <table:table-cell table:style-name="ce85" office:value-type="float" office:value="2" calcext:value-type="float">
            <text:p>2</text:p>
          </table:table-cell>
          <table:table-cell table:style-name="ce98" office:value-type="string" calcext:value-type="string">
            <text:p>+</text:p>
          </table:table-cell>
          <table:table-cell table:style-name="ce105" office:value-type="string" calcext:value-type="string">
            <text:p>Impor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619262.7966021" calcext:value-type="float">
            <text:p><text:s/>19,619,263 <text:s/></text:p>
          </table:table-cell>
          <table:table-cell table:style-name="ce68" table:number-columns-repeated="2"/>
          <table:table-cell table:style-name="ce85" office:value-type="float" office:value="3" calcext:value-type="float">
            <text:p>3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Expor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99970.21128" calcext:value-type="float">
            <text:p><text:s/>1,299,970 <text:s/></text:p>
          </table:table-cell>
          <table:table-cell table:style-name="ce68" table:number-columns-repeated="2"/>
          <table:table-cell table:style-name="ce85" office:value-type="float" office:value="4" calcext:value-type="float">
            <text:p>4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International Marine Bunker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008527.7184" calcext:value-type="float">
            <text:p><text:s/>3,008,528 <text:s/></text:p>
          </table:table-cell>
          <table:table-cell table:style-name="ce68" table:number-columns-repeated="2"/>
          <table:table-cell table:style-name="ce85" office:value-type="float" office:value="5" calcext:value-type="float">
            <text:p>5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International Civil Avia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26987.73242146" calcext:value-type="float">
            <text:p><text:s/>426,988 <text:s/></text:p>
          </table:table-cell>
          <table:table-cell table:style-name="ce68" table:number-columns-repeated="2"/>
          <table:table-cell table:style-name="ce85" office:value-type="float" office:value="6" calcext:value-type="float">
            <text:p>6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Stock Change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90952.2" calcext:value-type="float">
            <text:p><text:s/>90,952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09205641.039377" calcext:value-type="float">
            <text:p><text:s/>109,205,641 <text:s/></text:p>
          </table:table-cell>
          <table:table-cell table:style-name="ce69" table:number-columns-repeated="2"/>
          <table:table-cell table:style-name="ce86" office:value-type="float" office:value="7" calcext:value-type="float">
            <text:p>7</text:p>
          </table:table-cell>
          <table:table-cell table:style-name="ce40" office:value-type="string" calcext:value-type="string">
            <text:p>=</text:p>
          </table:table-cell>
          <table:table-cell table:style-name="ce106" office:value-type="string" calcext:value-type="string">
            <text:p>Total Primary Energy Suppl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322726.4524559" calcext:value-type="float">
            <text:p><text:s/>24,322,726 <text:s/></text:p>
          </table:table-cell>
          <table:table-cell table:style-name="ce68" table:number-columns-repeated="2"/>
          <table:table-cell table:style-name="ce84" office:value-type="float" office:value="8" calcext:value-type="float">
            <text:p>8</text:p>
          </table:table-cell>
          <table:table-cell table:style-name="ce37" office:value-type="string" calcext:value-type="string">
            <text:p>-</text:p>
          </table:table-cell>
          <table:table-cell table:style-name="ce104" office:value-type="string" calcext:value-type="string">
            <text:p>Transfers(Intput)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660444.059990554" calcext:value-type="float">
            <text:p><text:s/>660,444 <text:s/></text:p>
          </table:table-cell>
          <table:table-cell table:style-name="ce69" table:number-columns-repeated="2"/>
          <table:table-cell table:style-name="ce86" office:value-type="float" office:value="9" calcext:value-type="float">
            <text:p>9</text:p>
          </table:table-cell>
          <table:table-cell table:style-name="ce40" office:value-type="string" calcext:value-type="string">
            <text:p>-</text:p>
          </table:table-cell>
          <table:table-cell table:style-name="ce106" office:value-type="string" calcext:value-type="string">
            <text:p>Statistical Differen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3638692.206097" calcext:value-type="float">
            <text:p><text:s/>113,638,692 <text:s/></text:p>
          </table:table-cell>
          <table:table-cell table:style-name="ce68" table:number-columns-repeated="2"/>
          <table:table-cell table:style-name="ce85" office:value-type="float" office:value="10" calcext:value-type="float">
            <text:p>10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Transformation Inpu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736180.862406" calcext:value-type="float">
            <text:p><text:s/>5,736,181 <text:s/></text:p>
          </table:table-cell>
          <table:table-cell table:style-name="ce68" table:number-columns-repeated="2"/>
          <table:table-cell table:style-name="ce85" office:value-type="float" office:value="11" calcext:value-type="float">
            <text:p>11</text:p>
          </table:table-cell>
          <table:table-cell table:style-name="ce98"/>
          <table:table-cell table:style-name="ce105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920549.897" calcext:value-type="float">
            <text:p><text:s/>4,920,550 <text:s/></text:p>
          </table:table-cell>
          <table:table-cell table:style-name="ce68" table:number-columns-repeated="2"/>
          <table:table-cell table:style-name="ce85" office:value-type="float" office:value="12" calcext:value-type="float">
            <text:p>12</text:p>
          </table:table-cell>
          <table:table-cell table:style-name="ce98"/>
          <table:table-cell table:style-name="ce105" office:value-type="string" calcext:value-type="string">
            <text:p><text:s text:c="4"/>Blast Furna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6848910.3941044" calcext:value-type="float">
            <text:p><text:s/>46,848,910 <text:s/></text:p>
          </table:table-cell>
          <table:table-cell table:style-name="ce68" table:number-columns-repeated="2"/>
          <table:table-cell table:style-name="ce85" office:value-type="float" office:value="13" calcext:value-type="float">
            <text:p>13</text:p>
          </table:table-cell>
          <table:table-cell table:style-name="ce98"/>
          <table:table-cell table:style-name="ce105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14" calcext:value-type="float">
            <text:p>14</text:p>
          </table:table-cell>
          <table:table-cell table:style-name="ce98"/>
          <table:table-cell table:style-name="ce105" office:value-type="string" calcext:value-type="string">
            <text:p><text:s text:c="4"/>Petrochemical Industr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4953717.149662" calcext:value-type="float">
            <text:p><text:s/>44,953,717 <text:s/></text:p>
          </table:table-cell>
          <table:table-cell table:style-name="ce68" table:number-columns-repeated="2"/>
          <table:table-cell table:style-name="ce85" office:value-type="float" office:value="15" calcext:value-type="float">
            <text:p>15</text:p>
          </table:table-cell>
          <table:table-cell table:style-name="ce98"/>
          <table:table-cell table:style-name="ce105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08023.474149338" calcext:value-type="float">
            <text:p><text:s/>708,023 <text:s/></text:p>
          </table:table-cell>
          <table:table-cell table:style-name="ce68" table:number-columns-repeated="2"/>
          <table:table-cell table:style-name="ce85" office:value-type="float" office:value="16" calcext:value-type="float">
            <text:p>16</text:p>
          </table:table-cell>
          <table:table-cell table:style-name="ce98"/>
          <table:table-cell table:style-name="ce105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50971.212441" calcext:value-type="float">
            <text:p><text:s/>450,971 <text:s/></text:p>
          </table:table-cell>
          <table:table-cell table:style-name="ce68" table:number-columns-repeated="2"/>
          <table:table-cell table:style-name="ce85" office:value-type="float" office:value="17" calcext:value-type="float">
            <text:p>17</text:p>
          </table:table-cell>
          <table:table-cell table:style-name="ce98"/>
          <table:table-cell table:style-name="ce105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0020339.2163341" calcext:value-type="float">
            <text:p><text:s/>10,020,339 <text:s/></text:p>
          </table:table-cell>
          <table:table-cell table:style-name="ce69"/>
          <table:table-cell table:style-name="ce76"/>
          <table:table-cell table:style-name="ce85" office:value-type="float" office:value="18" calcext:value-type="float">
            <text:p>18</text:p>
          </table:table-cell>
          <table:table-cell table:style-name="ce98"/>
          <table:table-cell table:style-name="ce105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16617.8700952" calcext:value-type="float">
            <text:p><text:s/>2,216,618 <text:s/></text:p>
          </table:table-cell>
          <table:table-cell table:style-name="ce42" office:value-type="float" office:value="106764022.990067" calcext:value-type="float">
            <text:p><text:s/>106,764,023 <text:s/></text:p>
          </table:table-cell>
          <table:table-cell table:style-name="ce68" table:number-columns-repeated="2"/>
          <table:table-cell table:style-name="ce84" office:value-type="float" office:value="19" calcext:value-type="float">
            <text:p>19</text:p>
          </table:table-cell>
          <table:table-cell table:style-name="ce37" office:value-type="string" calcext:value-type="string">
            <text:p>+</text:p>
          </table:table-cell>
          <table:table-cell table:style-name="ce104" office:value-type="string" calcext:value-type="string">
            <text:p>Transformation Output Total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16617.8700952" calcext:value-type="float">
            <text:p><text:s/>2,216,618 <text:s/></text:p>
          </table:table-cell>
          <table:table-cell table:style-name="ce42" office:value-type="float" office:value="82493906.9429753" calcext:value-type="float">
            <text:p><text:s/>82,493,907 <text:s/></text:p>
          </table:table-cell>
          <table:table-cell table:style-name="ce68" table:number-columns-repeated="2"/>
          <table:table-cell table:style-name="ce85" office:value-type="float" office:value="20" calcext:value-type="float">
            <text:p>20</text:p>
          </table:table-cell>
          <table:table-cell table:style-name="ce98"/>
          <table:table-cell table:style-name="ce105" office:value-type="string" calcext:value-type="string">
            <text:p>Transformation Output 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4270116.0470917" calcext:value-type="float">
            <text:p><text:s/>24,270,116 <text:s/></text:p>
          </table:table-cell>
          <table:table-cell table:style-name="ce69" table:number-columns-repeated="2"/>
          <table:table-cell table:style-name="ce86" office:value-type="float" office:value="21" calcext:value-type="float">
            <text:p>21</text:p>
          </table:table-cell>
          <table:table-cell table:style-name="ce40"/>
          <table:table-cell table:style-name="ce106" office:value-type="string" calcext:value-type="string">
            <text:p>Transfers(Output)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97559.0694854" calcext:value-type="float">
            <text:p><text:s/>497,559 <text:s/></text:p>
          </table:table-cell>
          <table:table-cell table:style-name="ce42" office:value-type="float" office:value="6722259.80274883" calcext:value-type="float">
            <text:p><text:s/>6,722,260 <text:s/></text:p>
          </table:table-cell>
          <table:table-cell table:style-name="ce68" table:number-columns-repeated="2"/>
          <table:table-cell table:style-name="ce85" office:value-type="float" office:value="22" calcext:value-type="float">
            <text:p>22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Energy Sector Own Use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23" calcext:value-type="float">
            <text:p>23</text:p>
          </table:table-cell>
          <table:table-cell table:style-name="ce98"/>
          <table:table-cell table:style-name="ce105" office:value-type="string" calcext:value-type="string">
            <text:p><text:s text:c="4"/>Coal Min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69552.5794" calcext:value-type="float">
            <text:p><text:s/>569,553 <text:s/></text:p>
          </table:table-cell>
          <table:table-cell table:style-name="ce68" table:number-columns-repeated="2"/>
          <table:table-cell table:style-name="ce85" office:value-type="float" office:value="24" calcext:value-type="float">
            <text:p>24</text:p>
          </table:table-cell>
          <table:table-cell table:style-name="ce98"/>
          <table:table-cell table:style-name="ce105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10948.7727" calcext:value-type="float">
            <text:p><text:s/>610,949 <text:s/></text:p>
          </table:table-cell>
          <table:table-cell table:style-name="ce68" table:number-columns-repeated="2"/>
          <table:table-cell table:style-name="ce85" office:value-type="float" office:value="25" calcext:value-type="float">
            <text:p>25</text:p>
          </table:table-cell>
          <table:table-cell table:style-name="ce98"/>
          <table:table-cell table:style-name="ce105" office:value-type="string" calcext:value-type="string">
            <text:p><text:s text:c="4"/>Blast Furnaces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28.998834" calcext:value-type="float">
            <text:p><text:s/>1,929 <text:s/></text:p>
          </table:table-cell>
          <table:table-cell table:style-name="ce68" table:number-columns-repeated="2"/>
          <table:table-cell table:style-name="ce85" office:value-type="float" office:value="26" calcext:value-type="float">
            <text:p>26</text:p>
          </table:table-cell>
          <table:table-cell table:style-name="ce98"/>
          <table:table-cell table:style-name="ce105" office:value-type="string" calcext:value-type="string">
            <text:p><text:s text:c="4"/>Oil and Gas Extrac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21415.2484854" calcext:value-type="float">
            <text:p><text:s/>421,415 <text:s/></text:p>
          </table:table-cell>
          <table:table-cell table:style-name="ce42" office:value-type="float" office:value="4003387.53356283" calcext:value-type="float">
            <text:p><text:s/>4,003,388 <text:s/></text:p>
          </table:table-cell>
          <table:table-cell table:style-name="ce68" table:number-columns-repeated="2"/>
          <table:table-cell table:style-name="ce85" office:value-type="float" office:value="27" calcext:value-type="float">
            <text:p>27</text:p>
          </table:table-cell>
          <table:table-cell table:style-name="ce98"/>
          <table:table-cell table:style-name="ce105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63612.338388" calcext:value-type="float">
            <text:p><text:s/>863,612 <text:s/></text:p>
          </table:table-cell>
          <table:table-cell table:style-name="ce68" table:number-columns-repeated="2"/>
          <table:table-cell table:style-name="ce85" office:value-type="float" office:value="28" calcext:value-type="float">
            <text:p>28</text:p>
          </table:table-cell>
          <table:table-cell table:style-name="ce98"/>
          <table:table-cell table:style-name="ce105" office:value-type="string" calcext:value-type="string">
            <text:p><text:s text:c="4"/>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42725.652" calcext:value-type="float">
            <text:p><text:s/>342,726 <text:s/></text:p>
          </table:table-cell>
          <table:table-cell table:style-name="ce68" table:number-columns-repeated="2"/>
          <table:table-cell table:style-name="ce85" office:value-type="float" office:value="29" calcext:value-type="float">
            <text:p>29</text:p>
          </table:table-cell>
          <table:table-cell table:style-name="ce98"/>
          <table:table-cell table:style-name="ce105" office:value-type="string" calcext:value-type="string">
            <text:p><text:s text:c="4"/>Electricity to Pump Up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6143.821" calcext:value-type="float">
            <text:p><text:s/>76,144 <text:s/></text:p>
          </table:table-cell>
          <table:table-cell table:style-name="ce42" office:value-type="float" office:value="286037.251276" calcext:value-type="float">
            <text:p><text:s/>286,037 <text:s/></text:p>
          </table:table-cell>
          <table:table-cell table:style-name="ce68" table:number-columns-repeated="2"/>
          <table:table-cell table:style-name="ce85" office:value-type="float" office:value="30" calcext:value-type="float">
            <text:p>30</text:p>
          </table:table-cell>
          <table:table-cell table:style-name="ce98"/>
          <table:table-cell table:style-name="ce105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44066.676588" calcext:value-type="float">
            <text:p><text:s/>44,067 <text:s/></text:p>
          </table:table-cell>
          <table:table-cell table:style-name="ce69" table:number-columns-repeated="2"/>
          <table:table-cell table:style-name="ce86" office:value-type="float" office:value="31" calcext:value-type="float">
            <text:p>31</text:p>
          </table:table-cell>
          <table:table-cell table:style-name="ce40"/>
          <table:table-cell table:style-name="ce106" office:value-type="string" calcext:value-type="string">
            <text:p><text:s text:c="4"/>Gas Compani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839552.375566" calcext:value-type="float">
            <text:p><text:s/>839,552 <text:s/></text:p>
          </table:table-cell>
          <table:table-cell table:style-name="ce70" table:number-columns-repeated="2"/>
          <table:table-cell table:style-name="ce87" office:value-type="float" office:value="32" calcext:value-type="float">
            <text:p>32</text:p>
          </table:table-cell>
          <table:table-cell table:style-name="ce99" office:value-type="string" calcext:value-type="string">
            <text:p>-</text:p>
          </table:table-cell>
          <table:table-cell table:style-name="ce107" office:value-type="string" calcext:value-type="string">
            <text:p><text:s/>Loss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90952.2" calcext:value-type="float">
            <text:p><text:s/>90,952 <text:s/></text:p>
          </table:table-cell>
          <table:table-cell table:style-name="ce44" office:value-type="float" office:value="1719058.8006098" calcext:value-type="float">
            <text:p><text:s/>1,719,059 <text:s/></text:p>
          </table:table-cell>
          <table:table-cell table:style-name="ce44" office:value-type="float" office:value="69785989.1325855" calcext:value-type="float">
            <text:p><text:s/>69,785,989 <text:s/></text:p>
          </table:table-cell>
          <table:table-cell table:style-name="ce69" table:number-columns-repeated="2"/>
          <table:table-cell table:style-name="ce86" office:value-type="float" office:value="33" calcext:value-type="float">
            <text:p>33</text:p>
          </table:table-cell>
          <table:table-cell table:style-name="ce40" office:value-type="string" calcext:value-type="string">
            <text:p>=</text:p>
          </table:table-cell>
          <table:table-cell table:style-name="ce106" office:value-type="string" calcext:value-type="string">
            <text:p>Total Final Consumption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90952.2" calcext:value-type="float">
            <text:p><text:s/>90,952 <text:s/></text:p>
          </table:table-cell>
          <table:table-cell table:style-name="ce44" office:value-type="float" office:value="1719058.8006098" calcext:value-type="float">
            <text:p><text:s/>1,719,059 <text:s/></text:p>
          </table:table-cell>
          <table:table-cell table:style-name="ce44" office:value-type="float" office:value="48081411.1731109" calcext:value-type="float">
            <text:p><text:s/>48,081,411 <text:s/></text:p>
          </table:table-cell>
          <table:table-cell table:style-name="ce70" table:number-columns-repeated="2"/>
          <table:table-cell table:style-name="ce87" office:value-type="float" office:value="34" calcext:value-type="float">
            <text:p>34</text:p>
          </table:table-cell>
          <table:table-cell table:style-name="ce99"/>
          <table:table-cell table:style-name="ce107" office:value-type="string" calcext:value-type="string">
            <text:p>Energy Consump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18007.0573952" calcext:value-type="float">
            <text:p><text:s/>1,718,007 <text:s/></text:p>
          </table:table-cell>
          <table:table-cell table:style-name="ce42" office:value-type="float" office:value="24136807.8737206" calcext:value-type="float">
            <text:p><text:s/>24,136,808 <text:s/></text:p>
          </table:table-cell>
          <table:table-cell table:style-name="ce68" table:number-columns-repeated="2"/>
          <table:table-cell table:style-name="ce85" office:value-type="float" office:value="35" calcext:value-type="float">
            <text:p>35</text:p>
          </table:table-cell>
          <table:table-cell table:style-name="ce98"/>
          <table:table-cell table:style-name="ce105" office:value-type="string" calcext:value-type="string">
            <text:p><text:s text:c="4"/>Industrial Sector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110.33628185" calcext:value-type="float">
            <text:p><text:s/>24,110 <text:s/></text:p>
          </table:table-cell>
          <table:table-cell table:style-name="ce68" table:number-columns-repeated="2"/>
          <table:table-cell table:style-name="ce85" office:value-type="float" office:value="36" calcext:value-type="float">
            <text:p>36</text:p>
          </table:table-cell>
          <table:table-cell table:style-name="ce98"/>
          <table:table-cell table:style-name="ce105" office:value-type="string" calcext:value-type="string">
            <text:p><text:s text:c="8"/>Mining and Quarrying(excluding coal,oil and gas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4611.0878" calcext:value-type="float">
            <text:p><text:s/>24,611 <text:s/></text:p>
          </table:table-cell>
          <table:table-cell table:style-name="ce42" office:value-type="float" office:value="734935.904612685" calcext:value-type="float">
            <text:p><text:s/>734,936 <text:s/></text:p>
          </table:table-cell>
          <table:table-cell table:style-name="ce68" table:number-columns-repeated="2"/>
          <table:table-cell table:style-name="ce85" office:value-type="float" office:value="37" calcext:value-type="float">
            <text:p>37</text:p>
          </table:table-cell>
          <table:table-cell table:style-name="ce98"/>
          <table:table-cell table:style-name="ce105" office:value-type="string" calcext:value-type="string">
            <text:p><text:s text:c="8"/>Food, Beverage and Tobacco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3550.8702746" calcext:value-type="float">
            <text:p><text:s/>43,551 <text:s/></text:p>
          </table:table-cell>
          <table:table-cell table:style-name="ce42" office:value-type="float" office:value="1071911.7546295" calcext:value-type="float">
            <text:p><text:s/>1,071,912 <text:s/></text:p>
          </table:table-cell>
          <table:table-cell table:style-name="ce68" table:number-columns-repeated="2"/>
          <table:table-cell table:style-name="ce85" office:value-type="float" office:value="38" calcext:value-type="float">
            <text:p>38</text:p>
          </table:table-cell>
          <table:table-cell table:style-name="ce98"/>
          <table:table-cell table:style-name="ce105" office:value-type="string" calcext:value-type="string">
            <text:p><text:s text:c="8"/>Textile,Wearing Apparel and Accesso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25.063" calcext:value-type="float">
            <text:p><text:s/>1,025 <text:s/></text:p>
          </table:table-cell>
          <table:table-cell table:style-name="ce42" office:value-type="float" office:value="26947.34492301" calcext:value-type="float">
            <text:p><text:s/>26,947 <text:s/></text:p>
          </table:table-cell>
          <table:table-cell table:style-name="ce68" table:number-columns-repeated="2"/>
          <table:table-cell table:style-name="ce85" office:value-type="float" office:value="39" calcext:value-type="float">
            <text:p>39</text:p>
          </table:table-cell>
          <table:table-cell table:style-name="ce98"/>
          <table:table-cell table:style-name="ce105" office:value-type="string" calcext:value-type="string">
            <text:p><text:s text:c="8"/>Leather and Fu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9040.44860338" calcext:value-type="float">
            <text:p><text:s/>39,040 <text:s/></text:p>
          </table:table-cell>
          <table:table-cell table:style-name="ce68" table:number-columns-repeated="2"/>
          <table:table-cell table:style-name="ce85" office:value-type="float" office:value="40" calcext:value-type="float">
            <text:p>40</text:p>
          </table:table-cell>
          <table:table-cell table:style-name="ce98"/>
          <table:table-cell table:style-name="ce105" office:value-type="string" calcext:value-type="string">
            <text:p><text:s text:c="8"/>Wood, Bamboo and Furni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540.5428" calcext:value-type="float">
            <text:p><text:s/>5,541 <text:s/></text:p>
          </table:table-cell>
          <table:table-cell table:style-name="ce42" office:value-type="float" office:value="990192.486505609" calcext:value-type="float">
            <text:p><text:s/>990,192 <text:s/></text:p>
          </table:table-cell>
          <table:table-cell table:style-name="ce68" table:number-columns-repeated="2"/>
          <table:table-cell table:style-name="ce85" office:value-type="float" office:value="41" calcext:value-type="float">
            <text:p>41</text:p>
          </table:table-cell>
          <table:table-cell table:style-name="ce98"/>
          <table:table-cell table:style-name="ce105" office:value-type="string" calcext:value-type="string">
            <text:p><text:s text:c="8"/>Pulp, Paper and Paper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5140.57507798" calcext:value-type="float">
            <text:p><text:s/>55,141 <text:s/></text:p>
          </table:table-cell>
          <table:table-cell table:style-name="ce68" table:number-columns-repeated="2"/>
          <table:table-cell table:style-name="ce85" office:value-type="float" office:value="42" calcext:value-type="float">
            <text:p>42</text:p>
          </table:table-cell>
          <table:table-cell table:style-name="ce98"/>
          <table:table-cell table:style-name="ce105" office:value-type="string" calcext:value-type="string">
            <text:p><text:s text:c="8"/>Print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28588.4027206" calcext:value-type="float">
            <text:p><text:s/>1,528,588 <text:s/></text:p>
          </table:table-cell>
          <table:table-cell table:style-name="ce42" office:value-type="float" office:value="7222564.94241592" calcext:value-type="float">
            <text:p><text:s/>7,222,565 <text:s/></text:p>
          </table:table-cell>
          <table:table-cell table:style-name="ce68" table:number-columns-repeated="2"/>
          <table:table-cell table:style-name="ce85" office:value-type="float" office:value="43" calcext:value-type="float">
            <text:p>43</text:p>
          </table:table-cell>
          <table:table-cell table:style-name="ce98"/>
          <table:table-cell table:style-name="ce105" office:value-type="string" calcext:value-type="string">
            <text:p><text:s text:c="8"/>Chemical Material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32361.3860686" calcext:value-type="float">
            <text:p><text:s/>1,432,361 <text:s/></text:p>
          </table:table-cell>
          <table:table-cell table:style-name="ce42" office:value-type="float" office:value="5623264.58713174" calcext:value-type="float">
            <text:p><text:s/>5,623,265 <text:s/></text:p>
          </table:table-cell>
          <table:table-cell table:style-name="ce68" table:number-columns-repeated="2"/>
          <table:table-cell table:style-name="ce85" office:value-type="float" office:value="44" calcext:value-type="float">
            <text:p>44</text:p>
          </table:table-cell>
          <table:table-cell table:style-name="ce98"/>
          <table:table-cell table:style-name="ce105" office:value-type="string" calcext:value-type="string">
            <text:p><text:s text:c="12"/>Basic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383589.495536" calcext:value-type="float">
            <text:p>( 383,589 <text:s/>)</text:p>
          </table:table-cell>
          <table:table-cell table:style-name="ce45" office:value-type="float" office:value="1069673.24827887" calcext:value-type="float">
            <text:p>( 1,069,673 <text:s/>)</text:p>
          </table:table-cell>
          <table:table-cell table:style-name="ce71"/>
          <table:table-cell table:style-name="ce68"/>
          <table:table-cell table:style-name="ce85" office:value-type="float" office:value="45" calcext:value-type="float">
            <text:p>45</text:p>
          </table:table-cell>
          <table:table-cell table:style-name="ce98"/>
          <table:table-cell table:style-name="ce105" office:value-type="string" calcext:value-type="string">
            <text:p><text:s text:c="16"/>(Basic Industrial Chemic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048771.8905326" calcext:value-type="float">
            <text:p>( 1,048,772 <text:s/>)</text:p>
          </table:table-cell>
          <table:table-cell table:style-name="ce45" office:value-type="float" office:value="4536077.44034486" calcext:value-type="float">
            <text:p>( 4,536,077 <text:s/>)</text:p>
          </table:table-cell>
          <table:table-cell table:style-name="ce71"/>
          <table:table-cell table:style-name="ce68"/>
          <table:table-cell table:style-name="ce85" office:value-type="float" office:value="46" calcext:value-type="float">
            <text:p>46</text:p>
          </table:table-cell>
          <table:table-cell table:style-name="ce98"/>
          <table:table-cell table:style-name="ce105" office:value-type="string" calcext:value-type="string">
            <text:p><text:s text:c="16"/>(Petrochemical Materi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7513.898508" calcext:value-type="float">
            <text:p>( 17,514 <text:s/>)</text:p>
          </table:table-cell>
          <table:table-cell table:style-name="ce71"/>
          <table:table-cell table:style-name="ce68"/>
          <table:table-cell table:style-name="ce85" office:value-type="float" office:value="47" calcext:value-type="float">
            <text:p>47</text:p>
          </table:table-cell>
          <table:table-cell table:style-name="ce98"/>
          <table:table-cell table:style-name="ce105" office:value-type="string" calcext:value-type="string">
            <text:p><text:s text:c="16"/>(Chemical Fertilizer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2962.3934" calcext:value-type="float">
            <text:p><text:s/>72,962 <text:s/></text:p>
          </table:table-cell>
          <table:table-cell table:style-name="ce42" office:value-type="float" office:value="801162.88868823" calcext:value-type="float">
            <text:p><text:s/>801,163 <text:s/></text:p>
          </table:table-cell>
          <table:table-cell table:style-name="ce68" table:number-columns-repeated="2"/>
          <table:table-cell table:style-name="ce85" office:value-type="float" office:value="48" calcext:value-type="float">
            <text:p>48</text:p>
          </table:table-cell>
          <table:table-cell table:style-name="ce98"/>
          <table:table-cell table:style-name="ce105" office:value-type="string" calcext:value-type="string">
            <text:p><text:s text:c="12"/>Artificial Fib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57.378682" calcext:value-type="float">
            <text:p><text:s/>957 <text:s/></text:p>
          </table:table-cell>
          <table:table-cell table:style-name="ce42" office:value-type="float" office:value="594794.872873948" calcext:value-type="float">
            <text:p><text:s/>594,795 <text:s/></text:p>
          </table:table-cell>
          <table:table-cell table:style-name="ce68" table:number-columns-repeated="2"/>
          <table:table-cell table:style-name="ce85" office:value-type="float" office:value="49" calcext:value-type="float">
            <text:p>49</text:p>
          </table:table-cell>
          <table:table-cell table:style-name="ce98"/>
          <table:table-cell table:style-name="ce105" office:value-type="string" calcext:value-type="string">
            <text:p><text:s text:c="12"/>Resin, Plastics and Rubber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0" calcext:value-type="float">
            <text:p/>
          </table:table-cell>
          <table:table-cell table:style-name="ce46" office:value-type="float" office:value="22307.24457" calcext:value-type="float">
            <text:p><text:s/>22,307 <text:s/></text:p>
          </table:table-cell>
          <table:table-cell table:style-name="ce46" office:value-type="float" office:value="203342.593722" calcext:value-type="float">
            <text:p><text:s/>203,343 <text:s/></text:p>
          </table:table-cell>
          <table:table-cell table:style-name="ce72"/>
          <table:table-cell table:style-name="ce77"/>
          <table:table-cell table:style-name="ce88" office:value-type="float" office:value="50" calcext:value-type="float">
            <text:p>50</text:p>
          </table:table-cell>
          <table:table-cell table:style-name="ce100"/>
          <table:table-cell table:style-name="ce108" office:value-type="string" calcext:value-type="string">
            <text:p><text:s text:c="12"/>Other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354.9686" calcext:value-type="float">
            <text:p><text:s/>12,355 <text:s/></text:p>
          </table:table-cell>
          <table:table-cell table:style-name="ce42" office:value-type="float" office:value="245280.799584475" calcext:value-type="float">
            <text:p><text:s/>245,281 <text:s/></text:p>
          </table:table-cell>
          <table:table-cell table:style-name="ce68"/>
          <table:table-cell table:style-name="ce78"/>
          <table:table-cell table:style-name="ce89" office:value-type="float" office:value="51" calcext:value-type="float">
            <text:p>51</text:p>
          </table:table-cell>
          <table:table-cell table:style-name="ce98"/>
          <table:table-cell table:style-name="ce105" office:value-type="string" calcext:value-type="string">
            <text:p><text:s text:c="8"/>Chemical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8327.182364799" calcext:value-type="float">
            <text:p><text:s/>168,327 <text:s/></text:p>
          </table:table-cell>
          <table:table-cell table:style-name="ce68"/>
          <table:table-cell table:style-name="ce78"/>
          <table:table-cell table:style-name="ce89" office:value-type="float" office:value="52" calcext:value-type="float">
            <text:p>52</text:p>
          </table:table-cell>
          <table:table-cell table:style-name="ce98"/>
          <table:table-cell table:style-name="ce105" office:value-type="string" calcext:value-type="string">
            <text:p><text:s text:c="8"/>Rubber Products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0" calcext:value-type="float">
            <text:p/>
          </table:table-cell>
          <table:table-cell table:style-name="ce46" office:value-type="float" office:value="55157.8144" calcext:value-type="float">
            <text:p><text:s/>55,158 <text:s/></text:p>
          </table:table-cell>
          <table:table-cell table:style-name="ce46" office:value-type="float" office:value="738826.691579083" calcext:value-type="float">
            <text:p><text:s/>738,827 <text:s/></text:p>
          </table:table-cell>
          <table:table-cell table:style-name="ce72"/>
          <table:table-cell table:style-name="ce77"/>
          <table:table-cell table:style-name="ce88" office:value-type="float" office:value="53" calcext:value-type="float">
            <text:p>53</text:p>
          </table:table-cell>
          <table:table-cell table:style-name="ce100"/>
          <table:table-cell table:style-name="ce108" office:value-type="string" calcext:value-type="string">
            <text:p><text:s text:c="8"/>Plastic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.3572" calcext:value-type="float">
            <text:p><text:s/>1 <text:s/></text:p>
          </table:table-cell>
          <table:table-cell table:style-name="ce42" office:value-type="float" office:value="1912634.51841202" calcext:value-type="float">
            <text:p><text:s/>1,912,635 <text:s/></text:p>
          </table:table-cell>
          <table:table-cell table:style-name="ce68"/>
          <table:table-cell table:style-name="ce78"/>
          <table:table-cell table:style-name="ce89" office:value-type="float" office:value="54" calcext:value-type="float">
            <text:p>54</text:p>
          </table:table-cell>
          <table:table-cell table:style-name="ce98"/>
          <table:table-cell table:style-name="ce105" office:value-type="string" calcext:value-type="string">
            <text:p><text:s text:c="8"/>Non-metallic Mineral Produc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32411.896955" calcext:value-type="float">
            <text:p><text:s/>1,132,412 <text:s/></text:p>
          </table:table-cell>
          <table:table-cell table:style-name="ce68"/>
          <table:table-cell table:style-name="ce78"/>
          <table:table-cell table:style-name="ce89" office:value-type="float" office:value="55" calcext:value-type="float">
            <text:p>55</text:p>
          </table:table-cell>
          <table:table-cell table:style-name="ce98"/>
          <table:table-cell table:style-name="ce105" office:value-type="string" calcext:value-type="string">
            <text:p><text:s text:c="12"/>Cement and Cement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.3572" calcext:value-type="float">
            <text:p><text:s/>1 <text:s/></text:p>
          </table:table-cell>
          <table:table-cell table:style-name="ce42" office:value-type="float" office:value="780222.621457021" calcext:value-type="float">
            <text:p><text:s/>780,223 <text:s/></text:p>
          </table:table-cell>
          <table:table-cell table:style-name="ce68"/>
          <table:table-cell table:style-name="ce78"/>
          <table:table-cell table:style-name="ce89" office:value-type="float" office:value="56" calcext:value-type="float">
            <text:p>56</text:p>
          </table:table-cell>
          <table:table-cell table:style-name="ce98"/>
          <table:table-cell table:style-name="ce105" office:value-type="string" calcext:value-type="string">
            <text:p><text:s text:c="12"/>Oth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.3572" calcext:value-type="float">
            <text:p>( 1 <text:s/>)</text:p>
          </table:table-cell>
          <table:table-cell table:style-name="ce45" office:value-type="float" office:value="172976.617903541" calcext:value-type="float">
            <text:p>( 172,977 <text:s/>)</text:p>
          </table:table-cell>
          <table:table-cell table:style-name="ce71"/>
          <table:table-cell table:style-name="ce78"/>
          <table:table-cell table:style-name="ce89" office:value-type="float" office:value="57" calcext:value-type="float">
            <text:p>57</text:p>
          </table:table-cell>
          <table:table-cell table:style-name="ce98"/>
          <table:table-cell table:style-name="ce105" office:value-type="string" calcext:value-type="string">
            <text:p><text:s text:c="16"/>(Pottery, China and Earthware)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0" calcext:value-type="float">
            <text:p/>
          </table:table-cell>
          <table:table-cell table:style-name="ce47" office:value-type="float" office:value="472463.31796948" calcext:value-type="float">
            <text:p>( 472,463 <text:s/>)</text:p>
          </table:table-cell>
          <table:table-cell table:style-name="ce73"/>
          <table:table-cell table:style-name="ce77"/>
          <table:table-cell table:style-name="ce88" office:value-type="float" office:value="58" calcext:value-type="float">
            <text:p>58</text:p>
          </table:table-cell>
          <table:table-cell table:style-name="ce100"/>
          <table:table-cell table:style-name="ce108" office:value-type="string" calcext:value-type="string">
            <text:p><text:s text:c="16"/>(Glass and Glass Produc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772.594" calcext:value-type="float">
            <text:p><text:s/>9,773 <text:s/></text:p>
          </table:table-cell>
          <table:table-cell table:style-name="ce42" office:value-type="float" office:value="3821734.2005216" calcext:value-type="float">
            <text:p><text:s/>3,821,734 <text:s/></text:p>
          </table:table-cell>
          <table:table-cell table:style-name="ce68"/>
          <table:table-cell table:style-name="ce78"/>
          <table:table-cell table:style-name="ce89" office:value-type="float" office:value="59" calcext:value-type="float">
            <text:p>59</text:p>
          </table:table-cell>
          <table:table-cell table:style-name="ce98"/>
          <table:table-cell table:style-name="ce105" office:value-type="string" calcext:value-type="string">
            <text:p><text:s text:c="8"/>Basic Metal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606.0352" calcext:value-type="float">
            <text:p><text:s/>4,606 <text:s/></text:p>
          </table:table-cell>
          <table:table-cell table:style-name="ce42" office:value-type="float" office:value="3502355.22540876" calcext:value-type="float">
            <text:p><text:s/>3,502,355 <text:s/></text:p>
          </table:table-cell>
          <table:table-cell table:style-name="ce68"/>
          <table:table-cell table:style-name="ce78"/>
          <table:table-cell table:style-name="ce89" office:value-type="float" office:value="60" calcext:value-type="float">
            <text:p>60</text:p>
          </table:table-cell>
          <table:table-cell table:style-name="ce98"/>
          <table:table-cell table:style-name="ce105" office:value-type="string" calcext:value-type="string">
            <text:p><text:s text:c="12"/>Iron and Steel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166.5588" calcext:value-type="float">
            <text:p><text:s/>5,167 <text:s/></text:p>
          </table:table-cell>
          <table:table-cell table:style-name="ce42" office:value-type="float" office:value="319378.975112839" calcext:value-type="float">
            <text:p><text:s/>319,379 <text:s/></text:p>
          </table:table-cell>
          <table:table-cell table:style-name="ce68"/>
          <table:table-cell table:style-name="ce78"/>
          <table:table-cell table:style-name="ce89" office:value-type="float" office:value="61" calcext:value-type="float">
            <text:p>61</text:p>
          </table:table-cell>
          <table:table-cell table:style-name="ce98"/>
          <table:table-cell table:style-name="ce105" office:value-type="string" calcext:value-type="string">
            <text:p><text:s text:c="12"/>Other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5166.5588" calcext:value-type="float">
            <text:p>( 5,167 <text:s/>)</text:p>
          </table:table-cell>
          <table:table-cell table:style-name="ce45" office:value-type="float" office:value="164460.424332369" calcext:value-type="float">
            <text:p>( 164,460 <text:s/>)</text:p>
          </table:table-cell>
          <table:table-cell table:style-name="ce71"/>
          <table:table-cell table:style-name="ce78"/>
          <table:table-cell table:style-name="ce89" office:value-type="float" office:value="62" calcext:value-type="float">
            <text:p>62</text:p>
          </table:table-cell>
          <table:table-cell table:style-name="ce98"/>
          <table:table-cell table:style-name="ce105" office:value-type="string" calcext:value-type="string">
            <text:p><text:s text:c="16"/>(Aluminum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22.2928" calcext:value-type="float">
            <text:p><text:s/>922 <text:s/></text:p>
          </table:table-cell>
          <table:table-cell table:style-name="ce42" office:value-type="float" office:value="784786.687517658" calcext:value-type="float">
            <text:p><text:s/>784,787 <text:s/></text:p>
          </table:table-cell>
          <table:table-cell table:style-name="ce68"/>
          <table:table-cell table:style-name="ce78"/>
          <table:table-cell table:style-name="ce89" office:value-type="float" office:value="63" calcext:value-type="float">
            <text:p>63</text:p>
          </table:table-cell>
          <table:table-cell table:style-name="ce98"/>
          <table:table-cell table:style-name="ce105" office:value-type="string" calcext:value-type="string">
            <text:p><text:s text:c="8"/>Fabricated Metal Products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248446.643969158" calcext:value-type="float">
            <text:p><text:s/>248,447 <text:s/></text:p>
          </table:table-cell>
          <table:table-cell table:style-name="ce72"/>
          <table:table-cell table:style-name="ce77"/>
          <table:table-cell table:style-name="ce88" office:value-type="float" office:value="64" calcext:value-type="float">
            <text:p>64</text:p>
          </table:table-cell>
          <table:table-cell table:style-name="ce100"/>
          <table:table-cell table:style-name="ce108" office:value-type="string" calcext:value-type="string">
            <text:p><text:s text:c="8"/>Machinery and Equipmen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6280.8966" calcext:value-type="float">
            <text:p><text:s/>36,281 <text:s/></text:p>
          </table:table-cell>
          <table:table-cell table:style-name="ce42" office:value-type="float" office:value="4826004.87645813" calcext:value-type="float">
            <text:p><text:s/>4,826,005 <text:s/></text:p>
          </table:table-cell>
          <table:table-cell table:style-name="ce68"/>
          <table:table-cell table:style-name="ce78"/>
          <table:table-cell table:style-name="ce89" office:value-type="float" office:value="65" calcext:value-type="float">
            <text:p>65</text:p>
          </table:table-cell>
          <table:table-cell table:style-name="ce98"/>
          <table:table-cell table:style-name="ce105" office:value-type="string" calcext:value-type="string">
            <text:p><text:s text:c="8"/>Electrical and Electronic Machiner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36280.8966" calcext:value-type="float">
            <text:p>( 36,281 <text:s/>)</text:p>
          </table:table-cell>
          <table:table-cell table:style-name="ce45" office:value-type="float" office:value="4321312.81337082" calcext:value-type="float">
            <text:p>( 4,321,313 <text:s/>)</text:p>
          </table:table-cell>
          <table:table-cell table:style-name="ce71"/>
          <table:table-cell table:style-name="ce68"/>
          <table:table-cell table:style-name="ce85" office:value-type="float" office:value="66" calcext:value-type="float">
            <text:p>66</text:p>
          </table:table-cell>
          <table:table-cell table:style-name="ce98"/>
          <table:table-cell table:style-name="ce105" office:value-type="string" calcext:value-type="string">
            <text:p><text:s text:c="8"/>(Electronic Par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.0884" calcext:value-type="float">
            <text:p><text:s/>26 <text:s/></text:p>
          </table:table-cell>
          <table:table-cell table:style-name="ce42" office:value-type="float" office:value="304530.463450016" calcext:value-type="float">
            <text:p><text:s/>304,530 <text:s/></text:p>
          </table:table-cell>
          <table:table-cell table:style-name="ce68" table:number-columns-repeated="2"/>
          <table:table-cell table:style-name="ce85" office:value-type="float" office:value="67" calcext:value-type="float">
            <text:p>67</text:p>
          </table:table-cell>
          <table:table-cell table:style-name="ce98"/>
          <table:table-cell table:style-name="ce105" office:value-type="string" calcext:value-type="string">
            <text:p><text:s text:c="8"/>Transport Equip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0409.137847" calcext:value-type="float">
            <text:p><text:s/>80,409 <text:s/></text:p>
          </table:table-cell>
          <table:table-cell table:style-name="ce68" table:number-columns-repeated="2"/>
          <table:table-cell table:style-name="ce85" office:value-type="float" office:value="68" calcext:value-type="float">
            <text:p>68</text:p>
          </table:table-cell>
          <table:table-cell table:style-name="ce98"/>
          <table:table-cell table:style-name="ce105" office:value-type="string" calcext:value-type="string">
            <text:p><text:s text:c="8"/>Precision Instru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5.0788" calcext:value-type="float">
            <text:p><text:s/>175 <text:s/></text:p>
          </table:table-cell>
          <table:table-cell table:style-name="ce42" office:value-type="float" office:value="270135.041872" calcext:value-type="float">
            <text:p><text:s/>270,135 <text:s/></text:p>
          </table:table-cell>
          <table:table-cell table:style-name="ce68" table:number-columns-repeated="2"/>
          <table:table-cell table:style-name="ce85" office:value-type="float" office:value="69" calcext:value-type="float">
            <text:p>69</text:p>
          </table:table-cell>
          <table:table-cell table:style-name="ce98"/>
          <table:table-cell table:style-name="ce105" office:value-type="string" calcext:value-type="string">
            <text:p><text:s text:c="8"/>Miscellaneous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75429.891658462" calcext:value-type="float">
            <text:p><text:s/>475,430 <text:s/></text:p>
          </table:table-cell>
          <table:table-cell table:style-name="ce68" table:number-columns-repeated="2"/>
          <table:table-cell table:style-name="ce85" office:value-type="float" office:value="70" calcext:value-type="float">
            <text:p>70</text:p>
          </table:table-cell>
          <table:table-cell table:style-name="ce98"/>
          <table:table-cell table:style-name="ce105" office:value-type="string" calcext:value-type="string">
            <text:p><text:s text:c="8"/>Water Supply and Remediation Activit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2655.06263627" calcext:value-type="float">
            <text:p><text:s/>92,655 <text:s/></text:p>
          </table:table-cell>
          <table:table-cell table:style-name="ce68" table:number-columns-repeated="2"/>
          <table:table-cell table:style-name="ce85" office:value-type="float" office:value="71" calcext:value-type="float">
            <text:p>71</text:p>
          </table:table-cell>
          <table:table-cell table:style-name="ce98"/>
          <table:table-cell table:style-name="ce105" office:value-type="string" calcext:value-type="string">
            <text:p><text:s text:c="8"/>Construc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762.8828" calcext:value-type="float">
            <text:p><text:s/>2,763 <text:s/></text:p>
          </table:table-cell>
          <table:table-cell table:style-name="ce69" table:number-columns-repeated="2"/>
          <table:table-cell table:style-name="ce86" office:value-type="float" office:value="72" calcext:value-type="float">
            <text:p>72</text:p>
          </table:table-cell>
          <table:table-cell table:style-name="ce40"/>
          <table:table-cell table:style-name="ce106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062105.7985978" calcext:value-type="float">
            <text:p><text:s/>12,062,106 <text:s/></text:p>
          </table:table-cell>
          <table:table-cell table:style-name="ce68" table:number-columns-repeated="2"/>
          <table:table-cell table:style-name="ce84" office:value-type="float" office:value="73" calcext:value-type="float">
            <text:p>73</text:p>
          </table:table-cell>
          <table:table-cell table:style-name="ce37"/>
          <table:table-cell table:style-name="ce104" office:value-type="string" calcext:value-type="string">
            <text:p><text:s text:c="4"/>Transport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3715.8144" calcext:value-type="float">
            <text:p><text:s/>93,716 <text:s/></text:p>
          </table:table-cell>
          <table:table-cell table:style-name="ce68" table:number-columns-repeated="2"/>
          <table:table-cell table:style-name="ce85" office:value-type="float" office:value="74" calcext:value-type="float">
            <text:p>74</text:p>
          </table:table-cell>
          <table:table-cell table:style-name="ce98"/>
          <table:table-cell table:style-name="ce105" office:value-type="string" calcext:value-type="string">
            <text:p><text:s text:c="8"/>Domestic Ai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785259.2635678" calcext:value-type="float">
            <text:p><text:s/>11,785,259 <text:s/></text:p>
          </table:table-cell>
          <table:table-cell table:style-name="ce68" table:number-columns-repeated="2"/>
          <table:table-cell table:style-name="ce85" office:value-type="float" office:value="75" calcext:value-type="float">
            <text:p>75</text:p>
          </table:table-cell>
          <table:table-cell table:style-name="ce98"/>
          <table:table-cell table:style-name="ce105" office:value-type="string" calcext:value-type="string">
            <text:p><text:s text:c="8"/>Roa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5850.818018" calcext:value-type="float">
            <text:p><text:s/>125,851 <text:s/></text:p>
          </table:table-cell>
          <table:table-cell table:style-name="ce68" table:number-columns-repeated="2"/>
          <table:table-cell table:style-name="ce85" office:value-type="float" office:value="76" calcext:value-type="float">
            <text:p>76</text:p>
          </table:table-cell>
          <table:table-cell table:style-name="ce98"/>
          <table:table-cell table:style-name="ce105" office:value-type="string" calcext:value-type="string">
            <text:p><text:s text:c="8"/>R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190.677572" calcext:value-type="float">
            <text:p><text:s/>3,191 <text:s/></text:p>
          </table:table-cell>
          <table:table-cell table:style-name="ce68" table:number-columns-repeated="2"/>
          <table:table-cell table:style-name="ce85" office:value-type="float" office:value="77" calcext:value-type="float">
            <text:p>77</text:p>
          </table:table-cell>
          <table:table-cell table:style-name="ce98"/>
          <table:table-cell table:style-name="ce105" office:value-type="string" calcext:value-type="string">
            <text:p><text:s text:c="8"/>Pipeline Transpor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4089.22504" calcext:value-type="float">
            <text:p><text:s/>54,089 <text:s/></text:p>
          </table:table-cell>
          <table:table-cell table:style-name="ce68" table:number-columns-repeated="2"/>
          <table:table-cell table:style-name="ce85" office:value-type="float" office:value="78" calcext:value-type="float">
            <text:p>78</text:p>
          </table:table-cell>
          <table:table-cell table:style-name="ce98"/>
          <table:table-cell table:style-name="ce105" office:value-type="string" calcext:value-type="string">
            <text:p><text:s text:c="8"/>Internal Navig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9" table:number-columns-repeated="2"/>
          <table:table-cell table:style-name="ce86" office:value-type="float" office:value="79" calcext:value-type="float">
            <text:p>79</text:p>
          </table:table-cell>
          <table:table-cell table:style-name="ce40"/>
          <table:table-cell table:style-name="ce106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50277.802912" calcext:value-type="float">
            <text:p><text:s/>750,278 <text:s/></text:p>
          </table:table-cell>
          <table:table-cell table:style-name="ce68" table:number-columns-repeated="2"/>
          <table:table-cell table:style-name="ce84" office:value-type="float" office:value="80" calcext:value-type="float">
            <text:p>80</text:p>
          </table:table-cell>
          <table:table-cell table:style-name="ce37"/>
          <table:table-cell table:style-name="ce104" office:value-type="string" calcext:value-type="string">
            <text:p><text:s text:c="4"/>Agricultur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7752.350326" calcext:value-type="float">
            <text:p><text:s/>247,752 <text:s/></text:p>
          </table:table-cell>
          <table:table-cell table:style-name="ce68" table:number-columns-repeated="2"/>
          <table:table-cell table:style-name="ce85" office:value-type="float" office:value="81" calcext:value-type="float">
            <text:p>81</text:p>
          </table:table-cell>
          <table:table-cell table:style-name="ce98"/>
          <table:table-cell table:style-name="ce105" office:value-type="string" calcext:value-type="string">
            <text:p><text:s text:c="8"/>Agriculture, Animal Husbandry and Forestry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502525.452586" calcext:value-type="float">
            <text:p><text:s/>502,525 <text:s/></text:p>
          </table:table-cell>
          <table:table-cell table:style-name="ce69" table:number-columns-repeated="2"/>
          <table:table-cell table:style-name="ce86" office:value-type="float" office:value="82" calcext:value-type="float">
            <text:p>82</text:p>
          </table:table-cell>
          <table:table-cell table:style-name="ce40"/>
          <table:table-cell table:style-name="ce106" office:value-type="string" calcext:value-type="string">
            <text:p><text:s text:c="8"/>Fishing and Aquacul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2728.566" calcext:value-type="float">
            <text:p><text:s/>2,729 <text:s/></text:p>
          </table:table-cell>
          <table:table-cell table:style-name="ce42" office:value-type="float" office:value="1051.7432146" calcext:value-type="float">
            <text:p><text:s/>1,052 <text:s/></text:p>
          </table:table-cell>
          <table:table-cell table:style-name="ce42" office:value-type="float" office:value="5217642.46086125" calcext:value-type="float">
            <text:p><text:s/>5,217,642 <text:s/></text:p>
          </table:table-cell>
          <table:table-cell table:style-name="ce68" table:number-columns-repeated="2"/>
          <table:table-cell table:style-name="ce85" office:value-type="float" office:value="83" calcext:value-type="float">
            <text:p>83</text:p>
          </table:table-cell>
          <table:table-cell table:style-name="ce98"/>
          <table:table-cell table:style-name="ce105" office:value-type="string" calcext:value-type="string">
            <text:p><text:s text:c="4"/>Servic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37105.54070118" calcext:value-type="float">
            <text:p><text:s/>1,237,106 <text:s/></text:p>
          </table:table-cell>
          <table:table-cell table:style-name="ce68" table:number-columns-repeated="2"/>
          <table:table-cell table:style-name="ce85" office:value-type="float" office:value="84" calcext:value-type="float">
            <text:p>84</text:p>
          </table:table-cell>
          <table:table-cell table:style-name="ce98"/>
          <table:table-cell table:style-name="ce105" office:value-type="string" calcext:value-type="string">
            <text:p><text:s text:c="8"/>Wholesale and Ret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94127.24469053" calcext:value-type="float">
            <text:p><text:s/>994,127 <text:s/></text:p>
          </table:table-cell>
          <table:table-cell table:style-name="ce68" table:number-columns-repeated="2"/>
          <table:table-cell table:style-name="ce85" office:value-type="float" office:value="85" calcext:value-type="float">
            <text:p>85</text:p>
          </table:table-cell>
          <table:table-cell table:style-name="ce98"/>
          <table:table-cell table:style-name="ce105" office:value-type="string" calcext:value-type="string">
            <text:p><text:s text:c="8"/>Hotels and Restaur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0364.0381617" calcext:value-type="float">
            <text:p><text:s/>220,364 <text:s/></text:p>
          </table:table-cell>
          <table:table-cell table:style-name="ce68" table:number-columns-repeated="2"/>
          <table:table-cell table:style-name="ce85" office:value-type="float" office:value="86" calcext:value-type="float">
            <text:p>86</text:p>
          </table:table-cell>
          <table:table-cell table:style-name="ce98"/>
          <table:table-cell table:style-name="ce105" office:value-type="string" calcext:value-type="string">
            <text:p><text:s text:c="8"/>Transport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8423.751112" calcext:value-type="float">
            <text:p><text:s/>78,424 <text:s/></text:p>
          </table:table-cell>
          <table:table-cell table:style-name="ce68" table:number-columns-repeated="2"/>
          <table:table-cell table:style-name="ce85" office:value-type="float" office:value="87" calcext:value-type="float">
            <text:p>87</text:p>
          </table:table-cell>
          <table:table-cell table:style-name="ce98"/>
          <table:table-cell table:style-name="ce105" office:value-type="string" calcext:value-type="string">
            <text:p><text:s text:c="8"/>Storage and Warehous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3524.118244" calcext:value-type="float">
            <text:p><text:s/>213,524 <text:s/></text:p>
          </table:table-cell>
          <table:table-cell table:style-name="ce68" table:number-columns-repeated="2"/>
          <table:table-cell table:style-name="ce85" office:value-type="float" office:value="88" calcext:value-type="float">
            <text:p>88</text:p>
          </table:table-cell>
          <table:table-cell table:style-name="ce98"/>
          <table:table-cell table:style-name="ce105" office:value-type="string" calcext:value-type="string">
            <text:p><text:s text:c="8"/>Communica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5245.968242" calcext:value-type="float">
            <text:p><text:s/>265,246 <text:s/></text:p>
          </table:table-cell>
          <table:table-cell table:style-name="ce68" table:number-columns-repeated="2"/>
          <table:table-cell table:style-name="ce85" office:value-type="float" office:value="89" calcext:value-type="float">
            <text:p>89</text:p>
          </table:table-cell>
          <table:table-cell table:style-name="ce98"/>
          <table:table-cell table:style-name="ce105" office:value-type="string" calcext:value-type="string">
            <text:p><text:s text:c="8"/>Finance, Insurance and Real Estat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8862.250416088" calcext:value-type="float">
            <text:p><text:s/>188,862 <text:s/></text:p>
          </table:table-cell>
          <table:table-cell table:style-name="ce68" table:number-columns-repeated="2"/>
          <table:table-cell table:style-name="ce85" office:value-type="float" office:value="90" calcext:value-type="float">
            <text:p>90</text:p>
          </table:table-cell>
          <table:table-cell table:style-name="ce98"/>
          <table:table-cell table:style-name="ce105" office:value-type="string" calcext:value-type="string">
            <text:p><text:s text:c="8"/>Business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52.0592" calcext:value-type="float">
            <text:p><text:s/>652 <text:s/></text:p>
          </table:table-cell>
          <table:table-cell table:style-name="ce42" office:value-type="float" office:value="868216.107028034" calcext:value-type="float">
            <text:p><text:s/>868,216 <text:s/></text:p>
          </table:table-cell>
          <table:table-cell table:style-name="ce68" table:number-columns-repeated="2"/>
          <table:table-cell table:style-name="ce85" office:value-type="float" office:value="91" calcext:value-type="float">
            <text:p>91</text:p>
          </table:table-cell>
          <table:table-cell table:style-name="ce98"/>
          <table:table-cell table:style-name="ce105" office:value-type="string" calcext:value-type="string">
            <text:p><text:s text:c="8"/>Social and Personal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2728.566" calcext:value-type="float">
            <text:p><text:s/>2,72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41187.997245873" calcext:value-type="float">
            <text:p><text:s/>741,188 <text:s/></text:p>
          </table:table-cell>
          <table:table-cell table:style-name="ce68" table:number-columns-repeated="2"/>
          <table:table-cell table:style-name="ce85" office:value-type="float" office:value="92" calcext:value-type="float">
            <text:p>92</text:p>
          </table:table-cell>
          <table:table-cell table:style-name="ce98"/>
          <table:table-cell table:style-name="ce105" office:value-type="string" calcext:value-type="string">
            <text:p><text:s text:c="8"/>Public Administr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399.6840146" calcext:value-type="float">
            <text:p><text:s/>400 <text:s/></text:p>
          </table:table-cell>
          <table:table-cell table:style-name="ce43" office:value-type="float" office:value="410585.445019836" calcext:value-type="float">
            <text:p><text:s/>410,585 <text:s/></text:p>
          </table:table-cell>
          <table:table-cell table:style-name="ce69" table:number-columns-repeated="2"/>
          <table:table-cell table:style-name="ce86" office:value-type="float" office:value="93" calcext:value-type="float">
            <text:p>93</text:p>
          </table:table-cell>
          <table:table-cell table:style-name="ce40"/>
          <table:table-cell table:style-name="ce106" office:value-type="string" calcext:value-type="string">
            <text:p><text:s text:c="8"/>Activities Not Adequately Defined </text:p>
          </table:table-cell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88223.634" calcext:value-type="float">
            <text:p><text:s/>88,224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5914577.23701922" calcext:value-type="float">
            <text:p><text:s/>5,914,577 <text:s/></text:p>
          </table:table-cell>
          <table:table-cell table:style-name="ce69" table:number-columns-repeated="2"/>
          <table:table-cell table:style-name="ce86" office:value-type="float" office:value="94" calcext:value-type="float">
            <text:p>94</text:p>
          </table:table-cell>
          <table:table-cell table:style-name="ce40"/>
          <table:table-cell table:style-name="ce106" office:value-type="string" calcext:value-type="string">
            <text:p><text:s text:c="4"/>Residential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704577.9594746" calcext:value-type="float">
            <text:p><text:s/>21,704,578 <text:s/></text:p>
          </table:table-cell>
          <table:table-cell table:style-name="ce68" table:number-columns-repeated="2"/>
          <table:table-cell table:style-name="ce84" office:value-type="float" office:value="95" calcext:value-type="float">
            <text:p>95</text:p>
          </table:table-cell>
          <table:table-cell table:style-name="ce37"/>
          <table:table-cell table:style-name="ce104" office:value-type="string" calcext:value-type="string">
            <text:p>Non-Energy Us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704577.9594746" calcext:value-type="float">
            <text:p><text:s/>21,704,578 <text:s/></text:p>
          </table:table-cell>
          <table:table-cell table:style-name="ce68" table:number-columns-repeated="2"/>
          <table:table-cell table:style-name="ce85" office:value-type="float" office:value="96" calcext:value-type="float">
            <text:p>96</text:p>
          </table:table-cell>
          <table:table-cell table:style-name="ce98"/>
          <table:table-cell table:style-name="ce105" office:value-type="string" calcext:value-type="string">
            <text:p><text:s text:c="4"/>in Industry/Transf./Energ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8066632.5959907" calcext:value-type="float">
            <text:p>( 18,066,633 <text:s/>)</text:p>
          </table:table-cell>
          <table:table-cell table:style-name="ce71"/>
          <table:table-cell table:style-name="ce68"/>
          <table:table-cell table:style-name="ce85" office:value-type="float" office:value="97" calcext:value-type="float">
            <text:p>97</text:p>
          </table:table-cell>
          <table:table-cell table:style-name="ce98"/>
          <table:table-cell table:style-name="ce105" office:value-type="string" calcext:value-type="string">
            <text:p><text:s text:c="8"/>(Feedstock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98" calcext:value-type="float">
            <text:p>98</text:p>
          </table:table-cell>
          <table:table-cell table:style-name="ce98"/>
          <table:table-cell table:style-name="ce105" office:value-type="string" calcext:value-type="string">
            <text:p><text:s text:c="4"/>in Transport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9" table:number-columns-repeated="2"/>
          <table:table-cell table:style-name="ce86" office:value-type="float" office:value="99" calcext:value-type="float">
            <text:p>99</text:p>
          </table:table-cell>
          <table:table-cell table:style-name="ce40"/>
          <table:table-cell table:style-name="ce106" office:value-type="string" calcext:value-type="string">
            <text:p><text:s text:c="4"/>in Other Sectors</text:p>
          </table:table-cell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2"/>
          <table:table-cell table:style-name="ce66" table:number-columns-repeated="2"/>
          <table:table-cell table:style-name="ce48" office:value-type="float" office:value="0" calcext:value-type="float">
            <text:p><text:s/></text:p>
          </table:table-cell>
          <table:table-cell table:style-name="ce90" office:value-type="float" office:value="0" calcext:value-type="float">
            <text:p><text:s/></text:p>
          </table:table-cell>
          <table:table-cell table:style-name="ce48" office:value-type="float" office:value="0" calcext:value-type="float">
            <text:p><text:s/></text:p>
          </table:table-cell>
          <table:table-cell table:style-name="ce109" office:value-type="string" calcext:value-type="string">
            <text:p>Electricity and Heat Outpu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74190867.571939" calcext:value-type="float">
            <text:p><text:s/>274,190,868 <text:s/></text:p>
          </table:table-cell>
          <table:table-cell table:style-name="ce74"/>
          <table:table-cell table:style-name="ce79"/>
          <table:table-cell table:style-name="ce91" office:value-type="float" office:value="1" calcext:value-type="float">
            <text:p>1</text:p>
          </table:table-cell>
          <table:table-cell table:style-name="ce101" office:value-type="string" calcext:value-type="string">
            <text:p><text:s/></text:p>
          </table:table-cell>
          <table:table-cell table:style-name="ce110" office:value-type="string" calcext:value-type="string">
            <text:p>Electricity Generated (MWh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0519066.342" calcext:value-type="float">
            <text:p><text:s/>230,519,066 <text:s/></text:p>
          </table:table-cell>
          <table:table-cell table:style-name="ce74"/>
          <table:table-cell table:style-name="ce79"/>
          <table:table-cell table:style-name="ce91" office:value-type="float" office:value="2" calcext:value-type="float">
            <text:p>2</text:p>
          </table:table-cell>
          <table:table-cell table:style-name="ce101"/>
          <table:table-cell table:style-name="ce110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946174.229999" calcext:value-type="float">
            <text:p><text:s/>5,946,174 <text:s/></text:p>
          </table:table-cell>
          <table:table-cell table:style-name="ce74"/>
          <table:table-cell table:style-name="ce79"/>
          <table:table-cell table:style-name="ce91" office:value-type="float" office:value="3" calcext:value-type="float">
            <text:p>3</text:p>
          </table:table-cell>
          <table:table-cell table:style-name="ce101"/>
          <table:table-cell table:style-name="ce110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77081.999996" calcext:value-type="float">
            <text:p><text:s/>1,577,082 <text:s/></text:p>
          </table:table-cell>
          <table:table-cell table:style-name="ce74"/>
          <table:table-cell table:style-name="ce79"/>
          <table:table-cell table:style-name="ce92" office:value-type="float" office:value="4" calcext:value-type="float">
            <text:p>4</text:p>
          </table:table-cell>
          <table:table-cell table:style-name="ce102"/>
          <table:table-cell table:style-name="ce110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6148544.999944" calcext:value-type="float">
            <text:p><text:s/>36,148,545 <text:s/></text:p>
          </table:table-cell>
          <table:table-cell table:style-name="ce74"/>
          <table:table-cell table:style-name="ce79"/>
          <table:table-cell table:style-name="ce91" office:value-type="float" office:value="5" calcext:value-type="float">
            <text:p>5</text:p>
          </table:table-cell>
          <table:table-cell table:style-name="ce101"/>
          <table:table-cell table:style-name="ce110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398114.999951" calcext:value-type="float">
            <text:p><text:s/>29,398,115 <text:s/></text:p>
          </table:table-cell>
          <table:table-cell table:style-name="ce74"/>
          <table:table-cell table:style-name="ce79"/>
          <table:table-cell table:style-name="ce91" office:value-type="float" office:value="6" calcext:value-type="float">
            <text:p>6</text:p>
          </table:table-cell>
          <table:table-cell table:style-name="ce101"/>
          <table:table-cell table:style-name="ce110" office:value-type="string" calcext:value-type="string">
            <text:p>Heat Generated (MT)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9398114.999951" calcext:value-type="float">
            <text:p><text:s/>29,398,115 <text:s/></text:p>
          </table:table-cell>
          <table:table-cell table:style-name="ce75"/>
          <table:table-cell table:style-name="ce80"/>
          <table:table-cell table:style-name="ce93" office:value-type="float" office:value="7" calcext:value-type="float">
            <text:p>7</text:p>
          </table:table-cell>
          <table:table-cell table:style-name="ce103"/>
          <table:table-cell table:style-name="ce111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6"/>
          <table:table-cell table:style-name="ce94"/>
          <table:table-cell table:style-name="ce12" table:number-columns-repeated="2"/>
          <table:table-cell table:style-name="ce36" table:number-columns-repeated="1013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6"/>
          <table:table-cell table:style-name="ce95"/>
          <table:table-cell table:number-columns-repeated="2"/>
          <table:table-cell table:style-name="ce13" table:number-columns-repeated="1013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7.$A$1:.$AMJ$8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2" style:display-name="一般_WESRB00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3:56</meta:creation-date>
    <meta:initial-creator>國際合作與能源統計科</meta:initial-creator>
    <dc:description>能源平衡表OECD能源統計格式(公噸油當量單位)</dc:description>
    <meta:keyword>台灣能源平衡表</meta:keyword>
    <dc:creator>kenice</dc:creator>
    <meta:print-date>2018-05-14T03:08:13</meta:print-date>
    <dc:date>2020-03-02T03:58:47</dc:date>
    <dc:subject>能源平衡表OECD能源統計格式(公噸油當量單位)</dc:subject>
    <dc:title>能源平衡表OECD能源統計格式(公噸油當量單位)</dc:title>
    <meta:generator>LibreOffice/5.4.1.2$Windows_x86 LibreOffice_project/ea7cb86e6eeb2bf3a5af73a8f7777ac570321527</meta:generator>
    <meta:document-statistic meta:table-count="7" meta:cell-count="7762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